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65"/>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text-align="start" style:justify-single-word="false"/>
    </style:style>
    <style:style style:name="P58" style:family="paragraph" style:parent-style-name="Standard" style:list-style-name="L5">
      <style:paragraph-properties fo:text-align="start" style:justify-single-word="false"/>
    </style:style>
    <style:style style:name="P59" style:family="paragraph" style:parent-style-name="Standard" style:list-style-name="L8">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6">
      <style:paragraph-properties fo:text-align="start" style:justify-single-word="false"/>
    </style:style>
    <style:style style:name="P64" style:family="paragraph" style:parent-style-name="Standard" style:list-style-name="L17">
      <style:paragraph-properties fo:text-align="start" style:justify-single-word="false"/>
    </style:style>
    <style:style style:name="P65" style:family="paragraph" style:parent-style-name="Standard" style:list-style-name="L22">
      <style:paragraph-properties fo:text-align="start" style:justify-single-word="false"/>
    </style:style>
    <style:style style:name="P66" style:family="paragraph" style:parent-style-name="Standard" style:list-style-name="L23">
      <style:paragraph-properties fo:text-align="start" style:justify-single-word="false"/>
    </style:style>
    <style:style style:name="P67" style:family="paragraph" style:parent-style-name="Standard" style:list-style-name="L24">
      <style:paragraph-properties fo:text-align="start" style:justify-single-word="false"/>
    </style:style>
    <style:style style:name="P68" style:family="paragraph" style:parent-style-name="Standard" style:list-style-name="L25">
      <style:paragraph-properties fo:text-align="start" style:justify-single-word="false"/>
    </style:style>
    <style:style style:name="P69" style:family="paragraph" style:parent-style-name="Standard" style:list-style-name="L26">
      <style:paragraph-properties fo:text-align="start" style:justify-single-word="false"/>
    </style:style>
    <style:style style:name="P70" style:family="paragraph" style:parent-style-name="Standard" style:list-style-name="L27">
      <style:paragraph-properties fo:text-align="start" style:justify-single-word="false"/>
    </style:style>
    <style:style style:name="P71" style:family="paragraph" style:parent-style-name="Standard" style:list-style-name="L28">
      <style:paragraph-properties fo:text-align="start" style:justify-single-word="false"/>
    </style:style>
    <style:style style:name="P72" style:family="paragraph" style:parent-style-name="Standard" style:list-style-name="L29">
      <style:paragraph-properties fo:text-align="start" style:justify-single-word="false"/>
    </style:style>
    <style:style style:name="P73" style:family="paragraph" style:parent-style-name="Standard" style:list-style-name="L30">
      <style:paragraph-properties fo:text-align="start" style:justify-single-word="false"/>
    </style:style>
    <style:style style:name="P74" style:family="paragraph" style:parent-style-name="Standard" style:list-style-name="L31">
      <style:paragraph-properties fo:text-align="start" style:justify-single-word="false"/>
    </style:style>
    <style:style style:name="P75" style:family="paragraph" style:parent-style-name="Standard" style:list-style-name="L34">
      <style:paragraph-properties fo:text-align="start" style:justify-single-word="false"/>
    </style:style>
    <style:style style:name="P76" style:family="paragraph" style:parent-style-name="Standard" style:list-style-name="L35">
      <style:paragraph-properties fo:text-align="start" style:justify-single-word="false"/>
    </style:style>
    <style:style style:name="P77" style:family="paragraph" style:parent-style-name="Standard" style:list-style-name="L36">
      <style:paragraph-properties fo:text-align="start" style:justify-single-word="false"/>
    </style:style>
    <style:style style:name="P78" style:family="paragraph" style:parent-style-name="Standard" style:list-style-name="L37">
      <style:paragraph-properties fo:text-align="start" style:justify-single-word="false"/>
    </style:style>
    <style:style style:name="P79" style:family="paragraph" style:parent-style-name="Standard" style:list-style-name="L38">
      <style:paragraph-properties fo:text-align="start" style:justify-single-word="false"/>
    </style:style>
    <style:style style:name="P80" style:family="paragraph" style:parent-style-name="Standard" style:list-style-name="L39">
      <style:paragraph-properties fo:text-align="start" style:justify-single-word="false"/>
    </style:style>
    <style:style style:name="P81" style:family="paragraph" style:parent-style-name="Standard" style:list-style-name="L40">
      <style:paragraph-properties fo:text-align="start" style:justify-single-word="false"/>
    </style:style>
    <style:style style:name="P82" style:family="paragraph" style:parent-style-name="Standard" style:list-style-name="L41">
      <style:paragraph-properties fo:text-align="start" style:justify-single-word="false"/>
    </style:style>
    <style:style style:name="P83" style:family="paragraph" style:parent-style-name="Standard" style:list-style-name="L42">
      <style:paragraph-properties fo:text-align="start" style:justify-single-word="false"/>
    </style:style>
    <style:style style:name="P84" style:family="paragraph" style:parent-style-name="Standard" style:list-style-name="L43">
      <style:paragraph-properties fo:text-align="start" style:justify-single-word="false"/>
    </style:style>
    <style:style style:name="P85" style:family="paragraph" style:parent-style-name="Standard" style:list-style-name="L44">
      <style:paragraph-properties fo:text-align="start" style:justify-single-word="false"/>
    </style:style>
    <style:style style:name="P86" style:family="paragraph" style:parent-style-name="Standard" style:list-style-name="L45">
      <style:paragraph-properties fo:text-align="start" style:justify-single-word="false"/>
    </style:style>
    <style:style style:name="P87" style:family="paragraph" style:parent-style-name="Standard" style:list-style-name="L46">
      <style:paragraph-properties fo:text-align="start" style:justify-single-word="false"/>
    </style:style>
    <style:style style:name="P88" style:family="paragraph" style:parent-style-name="Standard" style:list-style-name="L47">
      <style:paragraph-properties fo:text-align="start" style:justify-single-word="false"/>
    </style:style>
    <style:style style:name="P89" style:family="paragraph" style:parent-style-name="Standard" style:list-style-name="L48">
      <style:paragraph-properties fo:text-align="start" style:justify-single-word="false"/>
    </style:style>
    <style:style style:name="P90" style:family="paragraph" style:parent-style-name="Standard" style:list-style-name="L49">
      <style:paragraph-properties fo:text-align="start" style:justify-single-word="false"/>
    </style:style>
    <style:style style:name="P91" style:family="paragraph" style:parent-style-name="Standard" style:list-style-name="L50">
      <style:paragraph-properties fo:text-align="start" style:justify-single-word="false"/>
    </style:style>
    <style:style style:name="P92" style:family="paragraph" style:parent-style-name="Standard" style:list-style-name="L51">
      <style:paragraph-properties fo:text-align="start" style:justify-single-word="false"/>
    </style:style>
    <style:style style:name="P93" style:family="paragraph" style:parent-style-name="Standard" style:list-style-name="L52">
      <style:paragraph-properties fo:text-align="start" style:justify-single-word="false"/>
    </style:style>
    <style:style style:name="P94" style:family="paragraph" style:parent-style-name="Standard" style:list-style-name="L53">
      <style:paragraph-properties fo:text-align="start" style:justify-single-word="false"/>
    </style:style>
    <style:style style:name="P95" style:family="paragraph" style:parent-style-name="Standard" style:list-style-name="L54">
      <style:paragraph-properties fo:text-align="start" style:justify-single-word="false"/>
    </style:style>
    <style:style style:name="P96" style:family="paragraph" style:parent-style-name="Standard" style:list-style-name="L55">
      <style:paragraph-properties fo:text-align="start" style:justify-single-word="false"/>
    </style:style>
    <style:style style:name="P97" style:family="paragraph" style:parent-style-name="Standard" style:list-style-name="L56">
      <style:paragraph-properties fo:text-align="start" style:justify-single-word="false"/>
    </style:style>
    <style:style style:name="P98" style:family="paragraph" style:parent-style-name="Standard" style:list-style-name="L57">
      <style:paragraph-properties fo:text-align="start" style:justify-single-word="false"/>
    </style:style>
    <style:style style:name="P99" style:family="paragraph" style:parent-style-name="Standard" style:list-style-name="L58">
      <style:paragraph-properties fo:text-align="start" style:justify-single-word="false"/>
    </style:style>
    <style:style style:name="P100" style:family="paragraph" style:parent-style-name="Standard" style:list-style-name="L59">
      <style:paragraph-properties fo:text-align="start" style:justify-single-word="false"/>
    </style:style>
    <style:style style:name="P101" style:family="paragraph" style:parent-style-name="Standard" style:list-style-name="L60">
      <style:paragraph-properties fo:text-align="start" style:justify-single-word="false"/>
    </style:style>
    <style:style style:name="P102" style:family="paragraph" style:parent-style-name="Standard" style:list-style-name="L61">
      <style:paragraph-properties fo:text-align="start" style:justify-single-word="false"/>
    </style:style>
    <style:style style:name="P103" style:family="paragraph" style:parent-style-name="Standard" style:list-style-name="L66">
      <style:paragraph-properties fo:text-align="start" style:justify-single-word="false"/>
    </style:style>
    <style:style style:name="P104" style:family="paragraph" style:parent-style-name="Standard" style:list-style-name="L71">
      <style:paragraph-properties fo:text-align="start" style:justify-single-word="false"/>
    </style:style>
    <style:style style:name="P105" style:family="paragraph" style:parent-style-name="Standard" style:list-style-name="L72">
      <style:paragraph-properties fo:text-align="start" style:justify-single-word="false"/>
    </style:style>
    <style:style style:name="P106" style:family="paragraph" style:parent-style-name="Standard" style:list-style-name="L73">
      <style:paragraph-properties fo:text-align="start" style:justify-single-word="false"/>
    </style:style>
    <style:style style:name="P107" style:family="paragraph" style:parent-style-name="Standard" style:list-style-name="L74">
      <style:paragraph-properties fo:text-align="start" style:justify-single-word="false"/>
    </style:style>
    <style:style style:name="P108" style:family="paragraph" style:parent-style-name="Standard" style:list-style-name="L76">
      <style:paragraph-properties fo:text-align="start" style:justify-single-word="false"/>
    </style:style>
    <style:style style:name="P109" style:family="paragraph" style:parent-style-name="Standard" style:list-style-name="L77">
      <style:paragraph-properties fo:text-align="start" style:justify-single-word="false"/>
    </style:style>
    <style:style style:name="P110" style:family="paragraph" style:parent-style-name="Standard" style:list-style-name="L78">
      <style:paragraph-properties fo:text-align="start" style:justify-single-word="false"/>
    </style:style>
    <style:style style:name="P111" style:family="paragraph" style:parent-style-name="Standard" style:list-style-name="L79">
      <style:paragraph-properties fo:text-align="start" style:justify-single-word="false"/>
    </style:style>
    <style:style style:name="P112" style:family="paragraph" style:parent-style-name="Standard" style:list-style-name="L80">
      <style:paragraph-properties fo:text-align="start" style:justify-single-word="false"/>
    </style:style>
    <style:style style:name="P113" style:family="paragraph" style:parent-style-name="Standard" style:list-style-name="L81">
      <style:paragraph-properties fo:text-align="start" style:justify-single-word="false"/>
    </style:style>
    <style:style style:name="P114" style:family="paragraph" style:parent-style-name="Standard" style:list-style-name="L82">
      <style:paragraph-properties fo:text-align="start" style:justify-single-word="false"/>
    </style:style>
    <style:style style:name="P115" style:family="paragraph" style:parent-style-name="Standard" style:list-style-name="L83">
      <style:paragraph-properties fo:text-align="start" style:justify-single-word="false"/>
    </style:style>
    <style:style style:name="P116" style:family="paragraph" style:parent-style-name="Standard" style:list-style-name="L84">
      <style:paragraph-properties fo:text-align="start" style:justify-single-word="false"/>
    </style:style>
    <style:style style:name="P117" style:family="paragraph" style:parent-style-name="Standard" style:list-style-name="L85">
      <style:paragraph-properties fo:text-align="start" style:justify-single-word="false"/>
    </style:style>
    <style:style style:name="P118" style:family="paragraph" style:parent-style-name="Standard" style:list-style-name="L86">
      <style:paragraph-properties fo:text-align="start" style:justify-single-word="false"/>
    </style:style>
    <style:style style:name="P119" style:family="paragraph" style:parent-style-name="Standard" style:list-style-name="L87">
      <style:paragraph-properties fo:text-align="start" style:justify-single-word="false"/>
    </style:style>
    <style:style style:name="P120" style:family="paragraph" style:parent-style-name="Standard" style:list-style-name="L88">
      <style:paragraph-properties fo:text-align="start" style:justify-single-word="false"/>
    </style:style>
    <style:style style:name="P121" style:family="paragraph" style:parent-style-name="Standard" style:list-style-name="L89">
      <style:paragraph-properties fo:text-align="start" style:justify-single-word="false"/>
    </style:style>
    <style:style style:name="P122" style:family="paragraph" style:parent-style-name="Standard" style:list-style-name="L90">
      <style:paragraph-properties fo:text-align="start" style:justify-single-word="false"/>
    </style:style>
    <style:style style:name="P123" style:family="paragraph" style:parent-style-name="Standard" style:list-style-name="L91">
      <style:paragraph-properties fo:text-align="start" style:justify-single-word="false"/>
    </style:style>
    <style:style style:name="P124" style:family="paragraph" style:parent-style-name="Standard" style:list-style-name="L92">
      <style:paragraph-properties fo:text-align="start" style:justify-single-word="false"/>
    </style:style>
    <style:style style:name="P125" style:family="paragraph" style:parent-style-name="Standard" style:list-style-name="L93">
      <style:paragraph-properties fo:text-align="start" style:justify-single-word="false"/>
    </style:style>
    <style:style style:name="P126" style:family="paragraph" style:parent-style-name="Standard" style:list-style-name="L94">
      <style:paragraph-properties fo:text-align="start" style:justify-single-word="false"/>
    </style:style>
    <style:style style:name="P127" style:family="paragraph" style:parent-style-name="Standard" style:list-style-name="L95">
      <style:paragraph-properties fo:text-align="start" style:justify-single-word="false"/>
    </style:style>
    <style:style style:name="P128" style:family="paragraph" style:parent-style-name="Standard" style:list-style-name="L96">
      <style:paragraph-properties fo:text-align="start" style:justify-single-word="false"/>
    </style:style>
    <style:style style:name="P129"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0"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1"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72">
      <style:paragraph-properties fo:text-align="start" style:justify-single-word="false"/>
      <style:text-properties style:font-name="Liberation Serif1"/>
    </style:style>
    <style:style style:name="P133"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4"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5"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style>
    <style:style style:name="P139" style:family="paragraph" style:parent-style-name="Standard" style:list-style-name="L94"/>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1433042240"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1628001841"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11326839"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57"><text:span text:style-name="T1">13</text:span><text:span text:style-name="T1"><draw:frame draw:style-name="fr4"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57"><text:span text:style-name="T1">80</text:span><text:span text:style-name="T1"><draw:frame draw:style-name="fr4"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916810755"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707415294"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58"><text:span text:style-name="T1">37.4</text:span><text:span text:style-name="T3">°</text:span><text:span text:style-name="T1"> C</text:span></text:p>
          </text:list-item>
        </text:list>
      </text:section>
      <text:p text:style-name="P4"/>
      <text:section text:style-name="Sect2" text:name="Section7">
        <text:p text:style-name="P4">Worksheet 1-6</text:p>
        <text:list xml:id="list739255195"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507374630"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251214629"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59"><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1242765008"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222089442" text:style-name="L10">
          <text:list-item>
            <text:p text:style-name="P39"><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1514462533" text:style-name="L11">
          <text:list-item>
            <text:p text:style-name="P40"><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417423001" text:style-name="L12">
          <text:list-item>
            <text:p text:style-name="P41"><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583533793" text:style-name="L13">
          <text:list-item>
            <text:p text:style-name="P60">1</text:p>
          </text:list-item>
          <text:list-item>
            <text:p text:style-name="P60"><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0"><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0"><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0"><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0"><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0"><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0">1</text:p>
          </text:list-item>
          <text:list-item>
            <text:p text:style-name="P60"><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0">32</text:p>
          </text:list-item>
          <text:list-item>
            <text:p text:style-name="P60"><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0"><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0"><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0"><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0">80 capsules</text:p>
          </text:list-item>
          <text:list-item>
            <text:p text:style-name="P60">25 syringes</text:p>
          </text:list-item>
        </text:list>
      </text:section>
      <text:p text:style-name="P4"/>
      <text:section text:style-name="Sect2" text:name="Section15">
        <text:p text:style-name="P4">Worksheet 2-6</text:p>
        <text:list xml:id="list1802899903" text:style-name="L14">
          <text:list-item>
            <text:p text:style-name="P61">0.467</text:p>
          </text:list-item>
          <text:list-item>
            <text:p text:style-name="P61">0.325</text:p>
          </text:list-item>
          <text:list-item>
            <text:p text:style-name="P61">0.625</text:p>
          </text:list-item>
          <text:list-item>
            <text:p text:style-name="P61">0.867</text:p>
          </text:list-item>
          <text:list-item>
            <text:p text:style-name="P61">0.567</text:p>
          </text:list-item>
          <text:list-item>
            <text:p text:style-name="P61">0.875</text:p>
          </text:list-item>
          <text:list-item>
            <text:p text:style-name="P61">0.333</text:p>
          </text:list-item>
          <text:list-item>
            <text:p text:style-name="P61">0.68</text:p>
          </text:list-item>
          <text:list-item>
            <text:p text:style-name="P61">0.351</text:p>
          </text:list-item>
          <text:list-item>
            <text:p text:style-name="P61"><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1"><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1"><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1"><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1"><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1"><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1"><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1"><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1"><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1"><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1"><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1"><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1"><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1"><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1"><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1"><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1"><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1"><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1"><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1"><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1"><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1"><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1"><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1"><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1"><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1"><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1"><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1">20</text:p>
          </text:list-item>
          <text:list-item>
            <text:p text:style-name="P61"><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1"><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1"><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1"><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1"><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1">5 mg</text:p>
          </text:list-item>
          <text:list-item>
            <text:p text:style-name="P61">40 doses</text:p>
          </text:list-item>
          <text:list-item>
            <text:p text:style-name="P61"><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869715965" text:style-name="L15">
          <text:list-item>
            <text:p text:style-name="P62">24.44%</text:p>
          </text:list-item>
          <text:list-item>
            <text:p text:style-name="P62">30%</text:p>
          </text:list-item>
          <text:list-item>
            <text:p text:style-name="P62">50%</text:p>
          </text:list-item>
          <text:list-item>
            <text:p text:style-name="P62">12.5%</text:p>
          </text:list-item>
          <text:list-item>
            <text:p text:style-name="P62">75%</text:p>
          </text:list-item>
          <text:list-item>
            <text:p text:style-name="P62">2%</text:p>
          </text:list-item>
          <text:list-item>
            <text:p text:style-name="P62">9%</text:p>
          </text:list-item>
          <text:list-item>
            <text:p text:style-name="P62">10%</text:p>
          </text:list-item>
          <text:list-item>
            <text:p text:style-name="P62">80%</text:p>
          </text:list-item>
          <text:list-item>
            <text:p text:style-name="P62">36%</text:p>
          </text:list-item>
          <text:list-item>
            <text:p text:style-name="P62">52%</text:p>
          </text:list-item>
          <text:list-item>
            <text:p text:style-name="P62">40%</text:p>
          </text:list-item>
          <text:list-item>
            <text:p text:style-name="P62">65%</text:p>
          </text:list-item>
          <text:list-item>
            <text:p text:style-name="P62">2.5%</text:p>
          </text:list-item>
          <text:list-item>
            <text:p text:style-name="P62"><text:soft-page-break/>3.5%</text:p>
          </text:list-item>
          <text:list-item>
            <text:p text:style-name="P62">5.5%</text:p>
          </text:list-item>
          <text:list-item>
            <text:p text:style-name="P62">0.4%</text:p>
          </text:list-item>
          <text:list-item>
            <text:p text:style-name="P62">110%</text:p>
          </text:list-item>
          <text:list-item>
            <text:p text:style-name="P62">175%</text:p>
          </text:list-item>
          <text:list-item>
            <text:p text:style-name="P62">200%</text:p>
          </text:list-item>
          <text:list-item>
            <text:p text:style-name="P62">0.33</text:p>
          </text:list-item>
          <text:list-item>
            <text:p text:style-name="P62">0.24</text:p>
          </text:list-item>
          <text:list-item>
            <text:p text:style-name="P62">0.333</text:p>
          </text:list-item>
          <text:list-item>
            <text:p text:style-name="P62">0.505</text:p>
          </text:list-item>
          <text:list-item>
            <text:p text:style-name="P62">0.2</text:p>
          </text:list-item>
          <text:list-item>
            <text:p text:style-name="P62">0.47</text:p>
          </text:list-item>
          <text:list-item>
            <text:p text:style-name="P62">0.93</text:p>
          </text:list-item>
          <text:list-item>
            <text:p text:style-name="P62">0.325</text:p>
          </text:list-item>
          <text:list-item>
            <text:p text:style-name="P62">0.75</text:p>
          </text:list-item>
          <text:list-item>
            <text:p text:style-name="P62">0.8332</text:p>
          </text:list-item>
          <text:list-item>
            <text:p text:style-name="P62">0.6666667</text:p>
          </text:list-item>
          <text:list-item>
            <text:p text:style-name="P62">0.185</text:p>
          </text:list-item>
          <text:list-item>
            <text:p text:style-name="P62">0.013</text:p>
          </text:list-item>
          <text:list-item>
            <text:p text:style-name="P62">0.0025</text:p>
          </text:list-item>
          <text:list-item>
            <text:p text:style-name="P62">0.00125</text:p>
          </text:list-item>
          <text:list-item>
            <text:p text:style-name="P62">80%</text:p>
          </text:list-item>
          <text:list-item>
            <text:p text:style-name="P62">20%</text:p>
          </text:list-item>
          <text:list-item>
            <text:p text:style-name="P62">87.5%</text:p>
          </text:list-item>
          <text:list-item>
            <text:p text:style-name="P62">75%</text:p>
          </text:list-item>
          <text:list-item>
            <text:p text:style-name="P62">85.7% (rounded)</text:p>
          </text:list-item>
          <text:list-item>
            <text:p text:style-name="P62">85%</text:p>
          </text:list-item>
          <text:list-item>
            <text:p text:style-name="P62">62.5%</text:p>
          </text:list-item>
          <text:list-item>
            <text:p text:style-name="P62">42.9% (rounded)</text:p>
          </text:list-item>
          <text:list-item>
            <text:p text:style-name="P62">30%</text:p>
          </text:list-item>
          <text:list-item>
            <text:p text:style-name="P62">60%</text:p>
          </text:list-item>
          <text:list-item>
            <text:p text:style-name="P62">87.5%</text:p>
          </text:list-item>
          <text:list-item>
            <text:p text:style-name="P62">80%</text:p>
          </text:list-item>
          <text:list-item>
            <text:p text:style-name="P62">55%</text:p>
          </text:list-item>
          <text:list-item>
            <text:p text:style-name="P62">88.9% (rounded)</text:p>
          </text:list-item>
          <text:list-item>
            <text:p text:style-name="P62">50%</text:p>
          </text:list-item>
        </text:list>
      </text:section>
      <text:p text:style-name="P4"/>
      <text:section text:style-name="Sect2" text:name="Section17">
        <text:p text:style-name="P4">Worksheet 3-2</text:p>
        <text:list xml:id="list1954904868" text:style-name="L16">
          <text:list-item>
            <text:p text:style-name="P63"><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3"><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3"><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3"><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3"><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3">1</text:p>
          </text:list-item>
          <text:list-item>
            <text:p text:style-name="P63"><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3"><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3"><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3"><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3"><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3"><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3"><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3"><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3"><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3">150</text:p>
          </text:list-item>
          <text:list-item>
            <text:p text:style-name="P63">6</text:p>
          </text:list-item>
          <text:list-item>
            <text:p text:style-name="P63">3</text:p>
          </text:list-item>
          <text:list-item>
            <text:p text:style-name="P63">37.5</text:p>
          </text:list-item>
          <text:list-item>
            <text:p text:style-name="P63">3</text:p>
          </text:list-item>
          <text:list-item>
            <text:p text:style-name="P63">32</text:p>
          </text:list-item>
          <text:list-item>
            <text:p text:style-name="P63">90</text:p>
          </text:list-item>
          <text:list-item>
            <text:p text:style-name="P63">1.7</text:p>
          </text:list-item>
          <text:list-item>
            <text:p text:style-name="P63">5.5</text:p>
          </text:list-item>
          <text:list-item>
            <text:p text:style-name="P63">29.7</text:p>
          </text:list-item>
          <text:list-item>
            <text:p text:style-name="P63">2.5</text:p>
          </text:list-item>
          <text:list-item>
            <text:p text:style-name="P63">36</text:p>
          </text:list-item>
          <text:list-item>
            <text:p text:style-name="P63">20</text:p>
          </text:list-item>
          <text:list-item>
            <text:p text:style-name="P63">90</text:p>
          </text:list-item>
          <text:list-item>
            <text:p text:style-name="P63">280</text:p>
          </text:list-item>
          <text:list-item>
            <text:p text:style-name="P63">10</text:p>
          </text:list-item>
          <text:list-item>
            <text:p text:style-name="P63">8.4</text:p>
          </text:list-item>
          <text:list-item>
            <text:p text:style-name="P63">4.8</text:p>
          </text:list-item>
          <text:list-item>
            <text:p text:style-name="P63">7.5</text:p>
          </text:list-item>
          <text:list-item>
            <text:p text:style-name="P63">12</text:p>
          </text:list-item>
          <text:list-item>
            <text:p text:style-name="P63">12</text:p>
          </text:list-item>
          <text:list-item>
            <text:p text:style-name="P63">50</text:p>
          </text:list-item>
          <text:list-item>
            <text:p text:style-name="P63">12.5</text:p>
          </text:list-item>
          <text:list-item>
            <text:p text:style-name="P63">27</text:p>
          </text:list-item>
          <text:list-item>
            <text:p text:style-name="P63">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859317387" text:style-name="L17">
          <text:list-item>
            <text:p text:style-name="P64">2</text:p>
          </text:list-item>
          <text:list-item>
            <text:p text:style-name="P64">16%</text:p>
          </text:list-item>
          <text:list-item>
            <text:p text:style-name="P64">175</text:p>
          </text:list-item>
          <text:list-item>
            <text:p text:style-name="P64">198</text:p>
          </text:list-item>
          <text:list-item>
            <text:p text:style-name="P64">28%</text:p>
          </text:list-item>
          <text:list-item>
            <text:p text:style-name="P64">2500</text:p>
          </text:list-item>
          <text:list-item>
            <text:p text:style-name="P64">325</text:p>
          </text:list-item>
          <text:list-item>
            <text:p text:style-name="P64">25%</text:p>
          </text:list-item>
          <text:list-item>
            <text:p text:style-name="P64">15</text:p>
          </text:list-item>
          <text:list-item>
            <text:p text:style-name="P64">100.8</text:p>
          </text:list-item>
          <text:list-item>
            <text:p text:style-name="P64">20%</text:p>
          </text:list-item>
          <text:list-item>
            <text:p text:style-name="P64">20</text:p>
          </text:list-item>
          <text:list-item>
            <text:p text:style-name="P64">18</text:p>
          </text:list-item>
          <text:list-item>
            <text:p text:style-name="P64">90%</text:p>
          </text:list-item>
          <text:list-item>
            <text:p text:style-name="P64">32</text:p>
          </text:list-item>
          <text:list-item>
            <text:p text:style-name="P64">62</text:p>
          </text:list-item>
          <text:list-item>
            <text:p text:style-name="P64">92%</text:p>
          </text:list-item>
          <text:list-item>
            <text:p text:style-name="P64">500</text:p>
          </text:list-item>
          <text:list-item>
            <text:p text:style-name="P64">42</text:p>
          </text:list-item>
          <text:list-item>
            <text:p text:style-name="P64">81.25%</text:p>
          </text:list-item>
          <text:list-item>
            <text:p text:style-name="P64">92% correct</text:p>
          </text:list-item>
          <text:list-item>
            <text:p text:style-name="P64">23 students</text:p>
          </text:list-item>
          <text:list-item>
            <text:p text:style-name="P64">3,077 people</text:p>
          </text:list-item>
          <text:list-item>
            <text:p text:style-name="P64">64% of his savings</text:p>
          </text:list-item>
          <text:list-item>
            <text:p text:style-name="P64">2,800 hairs</text:p>
          </text:list-item>
          <text:list-item>
            <text:p text:style-name="P64">68% of patients</text:p>
          </text:list-item>
        </text:list>
      </text:section>
      <text:p text:style-name="P4"/>
      <text:section text:style-name="Sect2" text:name="Section19">
        <text:p text:style-name="P4">Worksheet 3-4</text:p>
        <text:list xml:id="list1735733076" text:style-name="L18">
          <text:list-item>
            <text:p text:style-name="P42"><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865749161"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1112985401"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197597695"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448634500" text:style-name="L22">
          <text:list-item>
            <text:p text:style-name="P65">1:5</text:p>
          </text:list-item>
          <text:list-item>
            <text:p text:style-name="P65">2:11</text:p>
          </text:list-item>
          <text:list-item>
            <text:p text:style-name="P65">2:9</text:p>
          </text:list-item>
          <text:list-item>
            <text:p text:style-name="P65">15:23</text:p>
          </text:list-item>
          <text:list-item>
            <text:p text:style-name="P65">1:9</text:p>
          </text:list-item>
          <text:list-item>
            <text:p text:style-name="P65">5:1</text:p>
          </text:list-item>
          <text:list-item>
            <text:p text:style-name="P65">6:1</text:p>
          </text:list-item>
          <text:list-item>
            <text:p text:style-name="P65">8:3</text:p>
          </text:list-item>
          <text:list-item>
            <text:p text:style-name="P65">1:3</text:p>
          </text:list-item>
          <text:list-item>
            <text:p text:style-name="P65">1:10</text:p>
          </text:list-item>
          <text:list-item>
            <text:p text:style-name="P65">900 oz of sol; 3:900 or 1:300</text:p>
          </text:list-item>
          <text:list-item>
            <text:p text:style-name="P65">30:90 or 1:3</text:p>
          </text:list-item>
          <text:list-item>
            <text:p text:style-name="P65">60 oz of sol; 20:60 or 1:3</text:p>
          </text:list-item>
          <text:list-item>
            <text:p text:style-name="P65">50 g of sol; 10:50 or 1:5</text:p>
          </text:list-item>
          <text:list-item>
            <text:p text:style-name="P65">3:90 or 1:30</text:p>
          </text:list-item>
          <text:list-item>
            <text:p text:style-name="P65">2:40 or 1:20</text:p>
          </text:list-item>
          <text:list-item>
            <text:p text:style-name="P65">100 oz of sol; 5:100 or 1:20</text:p>
          </text:list-item>
        </text:list>
      </text:section>
      <text:p text:style-name="P4"/>
      <text:section text:style-name="Sect2" text:name="Section26">
        <text:p text:style-name="P4">Worksheet 5-2</text:p>
        <text:list xml:id="list986014339" text:style-name="L23">
          <text:list-item>
            <text:p text:style-name="P66">1:4</text:p>
          </text:list-item>
          <text:list-item>
            <text:p text:style-name="P66">3:17</text:p>
          </text:list-item>
          <text:list-item>
            <text:p text:style-name="P66">1:5</text:p>
          </text:list-item>
          <text:list-item>
            <text:p text:style-name="P66">2:7</text:p>
          </text:list-item>
          <text:list-item>
            <text:p text:style-name="P66">5:19</text:p>
          </text:list-item>
          <text:list-item>
            <text:p text:style-name="P66">23:25</text:p>
          </text:list-item>
          <text:list-item>
            <text:p text:style-name="P66">1:6</text:p>
          </text:list-item>
          <text:list-item>
            <text:p text:style-name="P66">5:1</text:p>
          </text:list-item>
          <text:list-item>
            <text:p text:style-name="P66">100:1</text:p>
          </text:list-item>
          <text:list-item>
            <text:p text:style-name="P66">1:4</text:p>
          </text:list-item>
          <text:list-item>
            <text:p text:style-name="P66">400 oz of sol; 5:400 or <text:soft-page-break/>1:80</text:p>
          </text:list-item>
          <text:list-item>
            <text:p text:style-name="P66">10 oz of sol; 2:10 or 1:5</text:p>
          </text:list-item>
          <text:list-item>
            <text:p text:style-name="P66">68:110 or 34:55</text:p>
          </text:list-item>
          <text:list-item>
            <text:p text:style-name="P66">744 oz of sol; 3:744 or 1:248</text:p>
          </text:list-item>
          <text:list-item>
            <text:p text:style-name="P66">1:10:20</text:p>
          </text:list-item>
        </text:list>
      </text:section>
      <text:p text:style-name="P4"/>
      <text:section text:style-name="Sect2" text:name="Section27">
        <text:p text:style-name="P4">Worksheet 5-3</text:p>
        <text:list xml:id="list2157785373" text:style-name="L24">
          <text:list-item>
            <text:p text:style-name="P67"><text:s/></text:p>
            <text:list>
              <text:list-item>
                <text:p text:style-name="P67">The extremes are 5 and 40.</text:p>
              </text:list-item>
              <text:list-item>
                <text:p text:style-name="P67">The means are 8 and 25.</text:p>
              </text:list-item>
            </text:list>
          </text:list-item>
          <text:list-item>
            <text:p text:style-name="P67">6</text:p>
          </text:list-item>
          <text:list-item>
            <text:p text:style-name="P67">21</text:p>
          </text:list-item>
          <text:list-item>
            <text:p text:style-name="P67">2</text:p>
          </text:list-item>
          <text:list-item>
            <text:p text:style-name="P67">14</text:p>
          </text:list-item>
          <text:list-item>
            <text:p text:style-name="P67">12</text:p>
          </text:list-item>
          <text:list-item>
            <text:p text:style-name="P67">2</text:p>
          </text:list-item>
          <text:list-item>
            <text:p text:style-name="P67">1</text:p>
          </text:list-item>
          <text:list-item>
            <text:p text:style-name="P67">10</text:p>
          </text:list-item>
          <text:list-item>
            <text:p text:style-name="P67">3</text:p>
          </text:list-item>
          <text:list-item>
            <text:p text:style-name="P67">2</text:p>
          </text:list-item>
          <text:list-item>
            <text:p text:style-name="P67">5</text:p>
          </text:list-item>
          <text:list-item>
            <text:p text:style-name="P67">1</text:p>
          </text:list-item>
          <text:list-item>
            <text:p text:style-name="P67">6</text:p>
          </text:list-item>
          <text:list-item>
            <text:p text:style-name="P67">2</text:p>
          </text:list-item>
          <text:list-item>
            <text:p text:style-name="P67">60</text:p>
          </text:list-item>
          <text:list-item>
            <text:p text:style-name="P67">1</text:p>
          </text:list-item>
          <text:list-item>
            <text:p text:style-name="P67">1,000</text:p>
          </text:list-item>
          <text:list-item>
            <text:p text:style-name="P67">8</text:p>
          </text:list-item>
        </text:list>
      </text:section>
      <text:p text:style-name="P4"/>
      <text:section text:style-name="Sect2" text:name="Section28">
        <text:p text:style-name="P4">Worksheet 5-4</text:p>
        <text:list xml:id="list1319080899" text:style-name="L25">
          <text:list-item>
            <text:p text:style-name="P68"><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68"><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68"><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68"><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68"><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68"><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68">3</text:p>
          </text:list-item>
          <text:list-item>
            <text:p text:style-name="P68">5</text:p>
          </text:list-item>
          <text:list-item>
            <text:p text:style-name="P68">9</text:p>
          </text:list-item>
          <text:list-item>
            <text:p text:style-name="P68">15</text:p>
          </text:list-item>
          <text:list-item>
            <text:p text:style-name="P68">3</text:p>
          </text:list-item>
          <text:list-item>
            <text:p text:style-name="P68">16</text:p>
          </text:list-item>
          <text:list-item>
            <text:p text:style-name="P68">1.25</text:p>
          </text:list-item>
          <text:list-item>
            <text:p text:style-name="P68">200</text:p>
          </text:list-item>
          <text:list-item>
            <text:p text:style-name="P68">100</text:p>
          </text:list-item>
          <text:list-item>
            <text:p text:style-name="P68">3.22 g</text:p>
          </text:list-item>
          <text:list-item>
            <text:p text:style-name="P68">0.175 oz of boric acid</text:p>
          </text:list-item>
          <text:list-item>
            <text:p text:style-name="P68">6 oz of magnesium sulfate</text:p>
          </text:list-item>
          <text:list-item>
            <text:p text:style-name="P68">45 g of salt</text:p>
          </text:list-item>
          <text:list-item>
            <text:p text:style-name="P68">0.16 oz of boric acid</text:p>
          </text:list-item>
        </text:list>
      </text:section>
      <text:p text:style-name="P4"/>
      <text:section text:style-name="Sect2" text:name="Section29">
        <text:p text:style-name="P4">Worksheet 5-5</text:p>
        <text:list xml:id="list2156334388" text:style-name="L26">
          <text:list-item>
            <text:p text:style-name="P69"><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69"><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69"><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69"><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69"><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69"><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69">10</text:p>
          </text:list-item>
          <text:list-item>
            <text:p text:style-name="P69">10</text:p>
          </text:list-item>
          <text:list-item>
            <text:p text:style-name="P69">8.5</text:p>
          </text:list-item>
          <text:list-item>
            <text:p text:style-name="P69">5.<text:span text:style-name="T14">5</text:span></text:p>
          </text:list-item>
          <text:list-item>
            <text:p text:style-name="P69">50</text:p>
          </text:list-item>
          <text:list-item>
            <text:p text:style-name="P69">0.6</text:p>
          </text:list-item>
          <text:list-item>
            <text:p text:style-name="P69">3.74</text:p>
          </text:list-item>
          <text:list-item>
            <text:p text:style-name="P69">60 mL</text:p>
          </text:list-item>
          <text:list-item>
            <text:p text:style-name="P69">3.15 L</text:p>
          </text:list-item>
          <text:list-item>
            <text:p text:style-name="P69">1.65</text:p>
          </text:list-item>
          <text:list-item>
            <text:p text:style-name="P69">$49.84</text:p>
          </text:list-item>
          <text:list-item>
            <text:p text:style-name="P69">33.11 mL of colloids</text:p>
          </text:list-item>
        </text:list>
      </text:section>
      <text:p text:style-name="P4"/>
      <text:section text:style-name="Sect3" text:name="Section30">
        <text:p text:style-name="P4">Worksheet 5-6</text:p>
        <text:list xml:id="list299485692" text:style-name="L27">
          <text:list-item>
            <text:p text:style-name="P70"><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0"><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0"><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0"><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0"><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0"><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0"><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70"><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0"><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0"><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626568156" text:style-name="L28">
          <text:list-item>
            <text:p text:style-name="P71"><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1"><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1"><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1"><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1"><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1"><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1"><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1"><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811241165" text:style-name="L29">
          <text:list-item>
            <text:p text:style-name="P72"><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2"><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2"><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2"><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2"><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2"><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2"><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2"><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2"><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2017737706" text:style-name="L30">
          <text:list-item>
            <text:p text:style-name="P73">1:9</text:p>
          </text:list-item>
          <text:list-item>
            <text:p text:style-name="P73">1:6</text:p>
          </text:list-item>
          <text:list-item>
            <text:p text:style-name="P73">1:6</text:p>
          </text:list-item>
          <text:list-item>
            <text:p text:style-name="P73">20:100 or 1:5</text:p>
          </text:list-item>
          <text:list-item>
            <text:p text:style-name="P73">125 mL of a drug</text:p>
          </text:list-item>
          <text:list-item>
            <text:p text:style-name="P73">2.4 g of hydrocortisone</text:p>
          </text:list-item>
          <text:list-item>
            <text:p text:style-name="P73"><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3"><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3"><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3">6</text:p>
          </text:list-item>
          <text:list-item>
            <text:p text:style-name="P73">8</text:p>
          </text:list-item>
          <text:list-item>
            <text:p text:style-name="P73">6</text:p>
          </text:list-item>
          <text:list-item>
            <text:p text:style-name="P73">40.5 g</text:p>
          </text:list-item>
          <text:list-item>
            <text:p text:style-name="P73">28.4 g</text:p>
          </text:list-item>
          <text:list-item>
            <text:p text:style-name="P73">18.3 g</text:p>
          </text:list-item>
          <text:list-item>
            <text:p text:style-name="P73">1 mL</text:p>
          </text:list-item>
          <text:list-item>
            <text:p text:style-name="P73">3.<text:span text:style-name="T14">3</text:span> in.</text:p>
          </text:list-item>
          <text:list-item>
            <text:p text:style-name="P73">2 g</text:p>
          </text:list-item>
        </text:list>
      </text:section>
      <text:section text:style-name="Sect3" text:name="Section34">
        <text:list xml:id="list212481506" text:continue-numbering="true" text:style-name="L30">
          <text:list-item>
            <text:p text:style-name="P73"><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3"><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3"><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3"><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3"><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3"><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3"><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3"><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3"><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3"><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400085223" text:style-name="L31">
          <text:list-item>
            <text:p text:style-name="P74">122<text:span text:style-name="T2">º</text:span><text:span text:style-name="T15"> F</text:span></text:p>
          </text:list-item>
          <text:list-item>
            <text:p text:style-name="P74">116.6<text:span text:style-name="T2">º</text:span><text:span text:style-name="T15"> F</text:span></text:p>
          </text:list-item>
          <text:list-item>
            <text:p text:style-name="P74">113<text:span text:style-name="T2">º</text:span><text:span text:style-name="T15"> F</text:span></text:p>
          </text:list-item>
          <text:list-item>
            <text:p text:style-name="P74">104<text:span text:style-name="T2">º</text:span><text:span text:style-name="T15"> F</text:span></text:p>
          </text:list-item>
          <text:list-item>
            <text:p text:style-name="P74">98.6<text:span text:style-name="T2">º</text:span><text:span text:style-name="T15"> F</text:span></text:p>
          </text:list-item>
          <text:list-item>
            <text:p text:style-name="P74">89.6<text:span text:style-name="T2">º</text:span><text:span text:style-name="T15"> F</text:span></text:p>
          </text:list-item>
          <text:list-item>
            <text:p text:style-name="P74">86<text:span text:style-name="T2">º</text:span><text:span text:style-name="T15"> F</text:span></text:p>
          </text:list-item>
          <text:list-item>
            <text:p text:style-name="P74">77<text:span text:style-name="T2">º</text:span><text:span text:style-name="T15"> F</text:span></text:p>
          </text:list-item>
          <text:list-item>
            <text:p text:style-name="P74">71.6<text:span text:style-name="T2">º</text:span><text:span text:style-name="T15"> F</text:span></text:p>
          </text:list-item>
          <text:list-item>
            <text:p text:style-name="P74">68<text:span text:style-name="T2">º</text:span><text:span text:style-name="T15"> F</text:span></text:p>
          </text:list-item>
          <text:list-item>
            <text:p text:style-name="P74">64.4<text:span text:style-name="T2">º</text:span><text:span text:style-name="T15"> F</text:span></text:p>
          </text:list-item>
          <text:list-item>
            <text:p text:style-name="P74">59<text:span text:style-name="T2">º</text:span><text:span text:style-name="T15"> F</text:span></text:p>
          </text:list-item>
          <text:list-item>
            <text:p text:style-name="P74">53.6<text:span text:style-name="T2">º</text:span><text:span text:style-name="T15"> F</text:span></text:p>
          </text:list-item>
          <text:list-item>
            <text:p text:style-name="P74">50<text:span text:style-name="T2">º</text:span><text:span text:style-name="T15"> F</text:span></text:p>
          </text:list-item>
          <text:list-item>
            <text:p text:style-name="P74">44.6<text:span text:style-name="T2">º</text:span><text:span text:style-name="T15"> F</text:span></text:p>
          </text:list-item>
          <text:list-item>
            <text:p text:style-name="P74">41<text:span text:style-name="T2">º</text:span><text:span text:style-name="T15"> F</text:span></text:p>
          </text:list-item>
          <text:list-item>
            <text:p text:style-name="P74">35.6<text:span text:style-name="T2">º</text:span><text:span text:style-name="T15"> F</text:span></text:p>
          </text:list-item>
          <text:list-item>
            <text:p text:style-name="P74">32<text:span text:style-name="T2">º</text:span><text:span text:style-name="T15"> F</text:span></text:p>
          </text:list-item>
          <text:list-item>
            <text:p text:style-name="P74">23<text:span text:style-name="T2">º</text:span><text:span text:style-name="T15"> F</text:span></text:p>
          </text:list-item>
          <text:list-item>
            <text:p text:style-name="P74">14<text:span text:style-name="T2">º</text:span><text:span text:style-name="T15"> F</text:span></text:p>
          </text:list-item>
          <text:list-item>
            <text:p text:style-name="P74">-40<text:span text:style-name="T2">º</text:span><text:span text:style-name="T15"> F</text:span></text:p>
          </text:list-item>
          <text:list-item>
            <text:p text:style-name="P74"><text:span text:style-name="T15">37.8</text:span><text:span text:style-name="T2">º</text:span><text:span text:style-name="T15"> C</text:span></text:p>
          </text:list-item>
          <text:list-item>
            <text:p text:style-name="P74"><text:span text:style-name="T15">32.2</text:span><text:span text:style-name="T2">º</text:span><text:span text:style-name="T15"> C</text:span></text:p>
          </text:list-item>
          <text:list-item>
            <text:p text:style-name="P74"><text:span text:style-name="T15">31.7</text:span><text:span text:style-name="T2">º</text:span><text:span text:style-name="T15"> C</text:span></text:p>
          </text:list-item>
          <text:list-item>
            <text:p text:style-name="P74"><text:span text:style-name="T15">27.8</text:span><text:span text:style-name="T2">º</text:span><text:span text:style-name="T15"> C</text:span></text:p>
          </text:list-item>
          <text:list-item>
            <text:p text:style-name="P74"><text:span text:style-name="T15">26.7</text:span><text:span text:style-name="T2">º</text:span><text:span text:style-name="T15"> C</text:span></text:p>
          </text:list-item>
          <text:list-item>
            <text:p text:style-name="P74"><text:span text:style-name="T15">26.1</text:span><text:span text:style-name="T2">º</text:span><text:span text:style-name="T15"> C</text:span></text:p>
          </text:list-item>
          <text:list-item>
            <text:p text:style-name="P74"><text:span text:style-name="T15">23.9</text:span><text:span text:style-name="T2">º</text:span><text:span text:style-name="T15"> C</text:span></text:p>
          </text:list-item>
          <text:list-item>
            <text:p text:style-name="P74"><text:span text:style-name="T15">21.1</text:span><text:span text:style-name="T2">º</text:span><text:span text:style-name="T15"> C</text:span></text:p>
          </text:list-item>
          <text:list-item>
            <text:p text:style-name="P74"><text:span text:style-name="T15">17.2</text:span><text:span text:style-name="T2">º</text:span><text:span text:style-name="T15"> C</text:span></text:p>
          </text:list-item>
          <text:list-item>
            <text:p text:style-name="P74"><text:span text:style-name="T15">15.6</text:span><text:span text:style-name="T2">º</text:span><text:span text:style-name="T15"> C</text:span></text:p>
          </text:list-item>
          <text:list-item>
            <text:p text:style-name="P74"><text:span text:style-name="T15">14.4</text:span><text:span text:style-name="T2">º</text:span><text:span text:style-name="T15"> C</text:span></text:p>
          </text:list-item>
          <text:list-item>
            <text:p text:style-name="P74"><text:span text:style-name="T15">12.8</text:span><text:span text:style-name="T2">º</text:span><text:span text:style-name="T15"> C</text:span></text:p>
          </text:list-item>
          <text:list-item>
            <text:p text:style-name="P74"><text:span text:style-name="T15">7.2</text:span><text:span text:style-name="T2">º</text:span><text:span text:style-name="T15"> C</text:span></text:p>
          </text:list-item>
          <text:list-item>
            <text:p text:style-name="P74"><text:span text:style-name="T15">2.8</text:span><text:span text:style-name="T2">º</text:span><text:span text:style-name="T15"> C</text:span></text:p>
          </text:list-item>
          <text:list-item>
            <text:p text:style-name="P74"><text:span text:style-name="T15">0</text:span><text:span text:style-name="T2">º</text:span><text:span text:style-name="T15"> C</text:span></text:p>
          </text:list-item>
          <text:list-item>
            <text:p text:style-name="P74"><text:span text:style-name="T15">-3.9</text:span><text:span text:style-name="T2">º</text:span><text:span text:style-name="T15"> C</text:span></text:p>
          </text:list-item>
          <text:list-item>
            <text:p text:style-name="P74"><text:span text:style-name="T15">-5.6</text:span><text:span text:style-name="T2">º</text:span><text:span text:style-name="T15"> C</text:span></text:p>
          </text:list-item>
          <text:list-item>
            <text:p text:style-name="P74"><text:span text:style-name="T15">-9.4</text:span><text:span text:style-name="T2">º</text:span><text:span text:style-name="T15"> C</text:span></text:p>
          </text:list-item>
          <text:list-item>
            <text:p text:style-name="P74"><text:span text:style-name="T15">-11.1</text:span><text:span text:style-name="T2">º</text:span><text:span text:style-name="T15"> C</text:span></text:p>
          </text:list-item>
          <text:list-item>
            <text:p text:style-name="P74"><text:span text:style-name="T15">-15</text:span><text:span text:style-name="T2">º</text:span><text:span text:style-name="T15"> C</text:span></text:p>
          </text:list-item>
          <text:list-item>
            <text:p text:style-name="P74"><text:span text:style-name="T15">-17.8</text:span><text:span text:style-name="T2">º</text:span><text:span text:style-name="T15"> C</text:span></text:p>
          </text:list-item>
          <text:list-item>
            <text:p text:style-name="P74"><text:span text:style-name="T15">-20.6</text:span><text:span text:style-name="T2">º</text:span><text:span text:style-name="T15"> C</text:span></text:p>
          </text:list-item>
          <text:list-item>
            <text:p text:style-name="P74"><text:span text:style-name="T15">-25.6</text:span><text:span text:style-name="T2">º</text:span><text:span text:style-name="T15"> C</text:span></text:p>
          </text:list-item>
          <text:list-item>
            <text:p text:style-name="P74"><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65358851" text:style-name="L32">
          <text:list-item>
            <text:p text:style-name="P46">Cold: any temperature not exceeding 46<text:span text:style-name="T2">º</text:span><text:span text:style-name="T15"> F</text:span></text:p>
          </text:list-item>
          <text:list-item>
            <text:p text:style-name="P46">Freezer: -13<text:span text:style-name="T2">º to 14º F</text:span></text:p>
          </text:list-item>
          <text:list-item>
            <text:p text:style-name="P129">Refrigerator: 36º to 46º F</text:p>
          </text:list-item>
          <text:list-item>
            <text:p text:style-name="P129">Cool: 46º to 59º F</text:p>
          </text:list-item>
          <text:list-item>
            <text:p text:style-name="P129">Room temperature: the temperature prevailing in a working area</text:p>
          </text:list-item>
          <text:list-item>
            <text:p text:style-name="P129">Controlled room temperature: 59º to 86º F</text:p>
          </text:list-item>
          <text:list-item>
            <text:p text:style-name="P129">Warm: 86º to 104º F</text:p>
          </text:list-item>
          <text:list-item>
            <text:p text:style-name="P129">Excessive heat: any temperature above 104º F</text:p>
          </text:list-item>
        </text:list>
        <text:p text:style-name="P22">part II</text:p>
        <text:list xml:id="list1466814994" text:style-name="L33">
          <text:list-item>
            <text:p text:style-name="P47">Cold: any temperature not exceeding 8<text:span text:style-name="T2">º</text:span><text:span text:style-name="T15"> C</text:span></text:p>
          </text:list-item>
          <text:list-item>
            <text:p text:style-name="P47">Freezer: -25<text:span text:style-name="T2">º to -10º C</text:span></text:p>
          </text:list-item>
          <text:list-item>
            <text:p text:style-name="P130">Refrigerator: 2º to 8º C</text:p>
          </text:list-item>
          <text:list-item>
            <text:p text:style-name="P130">Cool: 8º to 15º C</text:p>
          </text:list-item>
          <text:list-item>
            <text:p text:style-name="P130">Room temperature: the temperature prevailing in a working area</text:p>
          </text:list-item>
          <text:list-item>
            <text:p text:style-name="P130">Controlled room temperature: 15º to 30º C</text:p>
          </text:list-item>
          <text:list-item>
            <text:p text:style-name="P130">Warm: 30º to 40º C</text:p>
          </text:list-item>
          <text:list-item>
            <text:p text:style-name="P130">Excessive heat: any temperature above 40º C</text:p>
          </text:list-item>
        </text:list>
      </text:section>
      <text:p text:style-name="P4"/>
      <text:section text:style-name="Sect3" text:name="Section37">
        <text:p text:style-name="P4">Worksheet 6-3</text:p>
        <text:list xml:id="list1479970956" text:style-name="L34">
          <text:list-item>
            <text:p text:style-name="P75">266<text:span text:style-name="T3">º F</text:span></text:p>
          </text:list-item>
          <text:list-item>
            <text:p text:style-name="P131">No, it is too warm.</text:p>
          </text:list-item>
          <text:list-item>
            <text:p text:style-name="P131"><text:s/></text:p>
            <text:list>
              <text:list-item>
                <text:p text:style-name="P131">-13º to 14º F</text:p>
              </text:list-item>
              <text:list-item>
                <text:p text:style-name="P131">You will need to calculate this from when it is assigned.</text:p>
              </text:list-item>
            </text:list>
          </text:list-item>
          <text:list-item>
            <text:p text:style-name="P131">148.9º C</text:p>
          </text:list-item>
          <text:list-item>
            <text:p text:style-name="P131">121.1º C</text:p>
          </text:list-item>
          <text:list-item>
            <text:p text:style-name="P131"/>
            <text:list>
              <text:list-item>
                <text:p text:style-name="P131">2.3º C</text:p>
              </text:list-item>
              <text:list-item>
                <text:p text:style-name="P131">3.2º C</text:p>
              </text:list-item>
              <text:list-item>
                <text:p text:style-name="P131">3.9º C</text:p>
              </text:list-item>
              <text:list-item>
                <text:p text:style-name="P131">1.4º C*</text:p>
              </text:list-item>
              <text:list-item>
                <text:p text:style-name="P131">2.7º C</text:p>
              </text:list-item>
              <text:list-item>
                <text:p text:style-name="P131">2.6º C</text:p>
              </text:list-item>
              <text:list-item>
                <text:p text:style-name="P131">3.8º C</text:p>
              </text:list-item>
              <text:list-item>
                <text:p text:style-name="P131">6.6º C</text:p>
              </text:list-item>
              <text:list-item>
                <text:p text:style-name="P131">9.3º C*</text:p>
              </text:list-item>
            </text:list>
          </text:list-item>
        </text:list>
        <text:p text:style-name="P23">1/28 &amp; 2/2 fell outside the safe range</text:p>
        <text:list xml:id="list2069194162" text:continue-numbering="true" text:style-name="L34">
          <text:list-item>
            <text:p text:style-name="P131"/>
            <text:list>
              <text:list-item>
                <text:p text:style-name="P131">4.8º F</text:p>
              </text:list-item>
              <text:list-item>
                <text:p text:style-name="P131"><text:soft-page-break/>8.8º F</text:p>
              </text:list-item>
              <text:list-item>
                <text:p text:style-name="P131">8.2º F</text:p>
              </text:list-item>
              <text:list-item>
                <text:p text:style-name="P131">15.1º F*</text:p>
              </text:list-item>
              <text:list-item>
                <text:p text:style-name="P131">13.1º F</text:p>
              </text:list-item>
              <text:list-item>
                <text:p text:style-name="P131">7.7º F</text:p>
              </text:list-item>
              <text:list-item>
                <text:p text:style-name="P131">3.7º F</text:p>
              </text:list-item>
              <text:list-item>
                <text:p text:style-name="P131">-2.0º F</text:p>
              </text:list-item>
              <text:list-item>
                <text:p text:style-name="P131">-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950728501" text:style-name="L35">
          <text:list-item>
            <text:p text:style-name="P76">1,000 mL</text:p>
          </text:list-item>
          <text:list-item>
            <text:p text:style-name="P76">10 mL</text:p>
          </text:list-item>
          <text:list-item>
            <text:p text:style-name="P76">0.697 L</text:p>
          </text:list-item>
          <text:list-item>
            <text:p text:style-name="P76">2,600 mL</text:p>
          </text:list-item>
          <text:list-item>
            <text:p text:style-name="P76">250 cc</text:p>
          </text:list-item>
          <text:list-item>
            <text:p text:style-name="P76">2,500 g</text:p>
          </text:list-item>
          <text:list-item>
            <text:p text:style-name="P76">0.415 kg</text:p>
          </text:list-item>
          <text:list-item>
            <text:p text:style-name="P76">2.16 g</text:p>
          </text:list-item>
          <text:list-item>
            <text:p text:style-name="P76">8,900 mg</text:p>
          </text:list-item>
          <text:list-item>
            <text:p text:style-name="P76">0.44 lb</text:p>
          </text:list-item>
          <text:list-item>
            <text:p text:style-name="P76">4.2 qt</text:p>
          </text:list-item>
          <text:list-item>
            <text:p text:style-name="P76">80.5 km</text:p>
          </text:list-item>
          <text:list-item>
            <text:p text:style-name="P76">197 in</text:p>
          </text:list-item>
          <text:list-item>
            <text:p text:style-name="P76">7.62 cm</text:p>
          </text:list-item>
          <text:list-item>
            <text:p text:style-name="P76">1.8 kg</text:p>
          </text:list-item>
          <text:list-item>
            <text:p text:style-name="P76">1.76 oz</text:p>
          </text:list-item>
          <text:list-item>
            <text:p text:style-name="P76">150 cc</text:p>
          </text:list-item>
          <text:list-item>
            <text:p text:style-name="P76">1,920 mL or 1,892 mL</text:p>
          </text:list-item>
          <text:list-item>
            <text:p text:style-name="P76">70.4 oz or 70.5 oz</text:p>
          </text:list-item>
          <text:list-item>
            <text:p text:style-name="P76">83 oz</text:p>
          </text:list-item>
          <text:list-item>
            <text:p text:style-name="P76">0.568 kg</text:p>
          </text:list-item>
          <text:list-item>
            <text:p text:style-name="P76">1.6 m</text:p>
          </text:list-item>
          <text:list-item>
            <text:p text:style-name="P76">1,986 to 1,989 g</text:p>
          </text:list-item>
          <text:list-item>
            <text:p text:style-name="P76">100 kg</text:p>
          </text:list-item>
          <text:list-item>
            <text:p text:style-name="P76">0.137 mg</text:p>
          </text:list-item>
        </text:list>
      </text:section>
      <text:p text:style-name="P4"/>
      <text:section text:style-name="Sect2" text:name="Section39">
        <text:p text:style-name="P4">Worksheet 7-2</text:p>
        <text:list xml:id="list2142789182" text:style-name="L36">
          <text:list-item>
            <text:p text:style-name="P77">93 kg</text:p>
          </text:list-item>
          <text:list-item>
            <text:p text:style-name="P77">20 lb</text:p>
          </text:list-item>
          <text:list-item>
            <text:p text:style-name="P77">70 in = 178 cm = 1.78 m</text:p>
          </text:list-item>
          <text:list-item>
            <text:p text:style-name="P77">72 oz = 2,045 g = 2 kg</text:p>
          </text:list-item>
          <text:list-item>
            <text:p text:style-name="P77">32 fl oz = 2 pt</text:p>
          </text:list-item>
          <text:list-item>
            <text:p text:style-name="P77">2 qt</text:p>
          </text:list-item>
          <text:list-item>
            <text:p text:style-name="P77">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7">4 cups = 32 fl oz = 960 mL</text:p>
          </text:list-item>
          <text:list-item>
            <text:p text:style-name="P77">3 qt = 6 pt = 2,880 mL = 2.88 L</text:p>
          </text:list-item>
          <text:list-item>
            <text:p text:style-name="P77">3.35 kg</text:p>
          </text:list-item>
          <text:list-item>
            <text:p text:style-name="P77">1.88 m</text:p>
          </text:list-item>
          <text:list-item>
            <text:p text:style-name="P77">360 cc</text:p>
          </text:list-item>
          <text:list-item>
            <text:p text:style-name="P77">1.3 gal</text:p>
          </text:list-item>
          <text:list-item>
            <text:p text:style-name="P77">78.2 kg</text:p>
          </text:list-item>
          <text:list-item>
            <text:p text:style-name="P77">1.7 mL</text:p>
          </text:list-item>
          <text:list-item>
            <text:p text:style-name="P77">9.15 g</text:p>
          </text:list-item>
          <text:list-item>
            <text:p text:style-name="P77"><text:s/></text:p>
            <text:list>
              <text:list-item>
                <text:p text:style-name="P77">1.5 tsp</text:p>
              </text:list-item>
              <text:list-item>
                <text:p text:style-name="P77">yes</text:p>
              </text:list-item>
            </text:list>
          </text:list-item>
          <text:list-item>
            <text:p text:style-name="P77"/>
            <text:list>
              <text:list-item>
                <text:p text:style-name="P77">1 tsp</text:p>
              </text:list-item>
              <text:list-item>
                <text:p text:style-name="P77">75 mL</text:p>
              </text:list-item>
            </text:list>
          </text:list-item>
        </text:list>
      </text:section>
      <text:p text:style-name="P4"/>
      <text:section text:style-name="Sect2" text:name="Section40">
        <text:p text:style-name="P4">Worksheet 7-3</text:p>
        <text:list xml:id="list40301398" text:style-name="L37">
          <text:list-item>
            <text:p text:style-name="P78">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78">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78">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78">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78">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78">1 m = 100 cm</text:p>
          </text:list-item>
          <text:list-item>
            <text:p text:style-name="P78">1 m = 1000 mm</text:p>
          </text:list-item>
          <text:list-item>
            <text:p text:style-name="P78">1 kg = 1000 g</text:p>
          </text:list-item>
          <text:list-item>
            <text:p text:style-name="P78">1 g = 1000 mg</text:p>
          </text:list-item>
          <text:list-item>
            <text:p text:style-name="P78">1 mg = 1000 mcg</text:p>
          </text:list-item>
          <text:list-item>
            <text:p text:style-name="P78">1 mcg = 1000 ng</text:p>
          </text:list-item>
          <text:list-item>
            <text:p text:style-name="P78">1 L = 1000 mL</text:p>
          </text:list-item>
          <text:list-item>
            <text:p text:style-name="P78">1 L = 1000 cc</text:p>
          </text:list-item>
          <text:list-item>
            <text:p text:style-name="P78">1 cc = 1 mL</text:p>
          </text:list-item>
          <text:list-item>
            <text:p text:style-name="P78">1 ft = 12 in</text:p>
          </text:list-item>
          <text:list-item>
            <text:p text:style-name="P78">1 lb = 16 oz</text:p>
          </text:list-item>
          <text:list-item>
            <text:p text:style-name="P78">1 gal = 4 qt</text:p>
          </text:list-item>
          <text:list-item>
            <text:p text:style-name="P78">1 qt = 2 pt</text:p>
          </text:list-item>
          <text:list-item>
            <text:p text:style-name="P78">1 pt = 2 cups</text:p>
          </text:list-item>
          <text:list-item>
            <text:p text:style-name="P78">1 pt = 16 fl oz</text:p>
          </text:list-item>
          <text:list-item>
            <text:p text:style-name="P78">1 cup = 8 fl oz</text:p>
          </text:list-item>
          <text:list-item>
            <text:p text:style-name="P78">1 oz = 2 Tbsp</text:p>
          </text:list-item>
          <text:list-item>
            <text:p text:style-name="P78">1 Tbsp = 3 tsp</text:p>
          </text:list-item>
          <text:list-item>
            <text:p text:style-name="P78">1 gr = 60, 64.8, or 65 mg</text:p>
          </text:list-item>
          <text:list-item>
            <text:p text:style-name="P78">1 fl oz = 30 mL</text:p>
          </text:list-item>
          <text:list-item>
            <text:p text:style-name="P78">1 gtt = 0.06 mL</text:p>
          </text:list-item>
          <text:list-item>
            <text:p text:style-name="P78">1 in = 2.54 cm</text:p>
          </text:list-item>
          <text:list-item>
            <text:p text:style-name="P78">1 kg = 2.2 lb</text:p>
          </text:list-item>
          <text:list-item>
            <text:p text:style-name="P78">1 lb = 454 g</text:p>
          </text:list-item>
          <text:list-item>
            <text:p text:style-name="P78">1 oz = 28.4 g</text:p>
          </text:list-item>
          <text:list-item>
            <text:p text:style-name="P78">1 pt = 480 mL</text:p>
          </text:list-item>
          <text:list-item>
            <text:p text:style-name="P78">1 Tbsp = 3 tsp</text:p>
          </text:list-item>
          <text:list-item>
            <text:p text:style-name="P78">1 tsp = 5 mL</text:p>
          </text:list-item>
          <text:list-item>
            <text:p text:style-name="P78">3 tsp = 0.5 fl oz</text:p>
          </text:list-item>
          <text:list-item>
            <text:p text:style-name="P78">960 mL = 2 pt</text:p>
          </text:list-item>
          <text:list-item>
            <text:p text:style-name="P78">20 gtt = 1.2 mL</text:p>
          </text:list-item>
          <text:list-item>
            <text:p text:style-name="P78">6'1” = 185 cm</text:p>
          </text:list-item>
          <text:list-item>
            <text:p text:style-name="P78">165 lb = 75 kg</text:p>
          </text:list-item>
          <text:list-item>
            <text:p text:style-name="P78">8 lb 13 oz = 4 kg</text:p>
          </text:list-item>
          <text:list-item>
            <text:p text:style-name="P78">7.5 mL = 1.5 tsp</text:p>
          </text:list-item>
          <text:list-item>
            <text:p text:style-name="P78">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279178377" text:style-name="L38">
          <text:list-item>
            <text:p text:style-name="P79"><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79"><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79">180, 194.4, or 195 mg</text:p>
          </text:list-item>
          <text:list-item>
            <text:p text:style-name="P79"><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79"><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79"><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79">0.5 pt</text:p>
          </text:list-item>
          <text:list-item>
            <text:p text:style-name="P79">30 gtt</text:p>
          </text:list-item>
          <text:list-item>
            <text:p text:style-name="P79"><text:soft-page-break/>10.8 to 15 mL</text:p>
          </text:list-item>
          <text:list-item>
            <text:p text:style-name="P79">gr ii</text:p>
          </text:list-item>
          <text:list-item>
            <text:p text:style-name="P79">56.8 or 62.2 g</text:p>
          </text:list-item>
          <text:list-item>
            <text:p text:style-name="P79"><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79">120 mL</text:p>
          </text:list-item>
          <text:list-item>
            <text:p text:style-name="P79">170.4 g</text:p>
          </text:list-item>
          <text:list-item>
            <text:p text:style-name="P79">gr iss</text:p>
          </text:list-item>
          <text:list-item>
            <text:p text:style-name="P79"><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79"><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79"><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79">gr iii</text:p>
          </text:list-item>
          <text:list-item>
            <text:p text:style-name="P79"><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79">3 or 4 tsp</text:p>
          </text:list-item>
          <text:list-item>
            <text:p text:style-name="P79">25 tsp</text:p>
          </text:list-item>
          <text:list-item>
            <text:p text:style-name="P79">24 tsp</text:p>
          </text:list-item>
          <text:list-item>
            <text:p text:style-name="P79"><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79">gr 0.23 or 0.25</text:p>
          </text:list-item>
          <text:list-item>
            <text:p text:style-name="P79">900 to 975 mg</text:p>
          </text:list-item>
          <text:list-item>
            <text:p text:style-name="P79">gr .15 to .17</text:p>
          </text:list-item>
          <text:list-item>
            <text:p text:style-name="P79">gr 38 to 42</text:p>
          </text:list-item>
          <text:list-item>
            <text:p text:style-name="P79">92.4 lb</text:p>
          </text:list-item>
          <text:list-item>
            <text:p text:style-name="P79">20 kg</text:p>
          </text:list-item>
          <text:list-item>
            <text:p text:style-name="P79">180 mL</text:p>
          </text:list-item>
          <text:list-item>
            <text:p text:style-name="P79">1.5 pt</text:p>
          </text:list-item>
          <text:list-item>
            <text:p text:style-name="P79">10 mL</text:p>
          </text:list-item>
          <text:list-item>
            <text:p text:style-name="P79">143 lb</text:p>
          </text:list-item>
          <text:list-item>
            <text:p text:style-name="P79">85 kg</text:p>
          </text:list-item>
          <text:list-item>
            <text:p text:style-name="P79">1.9 to 2.7 Tbsp</text:p>
          </text:list-item>
          <text:list-item>
            <text:p text:style-name="P79">960 mL</text:p>
          </text:list-item>
          <text:list-item>
            <text:p text:style-name="P79">180, 194.4, or 195 mg</text:p>
          </text:list-item>
          <text:list-item>
            <text:p text:style-name="P79">90, 97.2, or 95 mg</text:p>
          </text:list-item>
          <text:list-item>
            <text:p text:style-name="P79">22.5 mL</text:p>
          </text:list-item>
        </text:list>
      </text:section>
      <text:p text:style-name="P4"/>
      <text:section text:style-name="Sect2" text:name="Section42">
        <text:p text:style-name="P4">Worksheet 7-5</text:p>
        <text:list xml:id="list215079057" text:style-name="L39">
          <text:list-item>
            <text:p text:style-name="P80">100 cm</text:p>
          </text:list-item>
          <text:list-item>
            <text:p text:style-name="P80">10 mm</text:p>
          </text:list-item>
          <text:list-item>
            <text:p text:style-name="P80">1000 L</text:p>
          </text:list-item>
          <text:list-item>
            <text:p text:style-name="P80">1000 mm</text:p>
          </text:list-item>
          <text:list-item>
            <text:p text:style-name="P80">1 mL</text:p>
          </text:list-item>
          <text:list-item>
            <text:p text:style-name="P80">1000 g</text:p>
          </text:list-item>
          <text:list-item>
            <text:p text:style-name="P80"><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0"><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0">3 tsp</text:p>
          </text:list-item>
          <text:list-item>
            <text:p text:style-name="P80">12 in</text:p>
          </text:list-item>
          <text:list-item>
            <text:p text:style-name="P80">3600 mm</text:p>
          </text:list-item>
          <text:list-item>
            <text:p text:style-name="P80">0.47 m</text:p>
          </text:list-item>
          <text:list-item>
            <text:p text:style-name="P80">94 mm</text:p>
          </text:list-item>
          <text:list-item>
            <text:p text:style-name="P80">0.482 L</text:p>
          </text:list-item>
          <text:list-item>
            <text:p text:style-name="P80">3900 mL</text:p>
          </text:list-item>
          <text:list-item>
            <text:p text:style-name="P80">3600 mg</text:p>
          </text:list-item>
          <text:list-item>
            <text:p text:style-name="P80">56.8 g</text:p>
          </text:list-item>
          <text:list-item>
            <text:p text:style-name="P80">227 g</text:p>
          </text:list-item>
          <text:list-item>
            <text:p text:style-name="P80">60 cc</text:p>
          </text:list-item>
          <text:list-item>
            <text:p text:style-name="P80">2 in</text:p>
          </text:list-item>
          <text:list-item>
            <text:p text:style-name="P80"><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0">1 g</text:p>
          </text:list-item>
          <text:list-item>
            <text:p text:style-name="P80">6 Tbs</text:p>
          </text:list-item>
          <text:list-item>
            <text:p text:style-name="P80">25 mL</text:p>
          </text:list-item>
          <text:list-item>
            <text:p text:style-name="P80">1 Tbs</text:p>
          </text:list-item>
          <text:list-item>
            <text:p text:style-name="P80">54.5 kg</text:p>
          </text:list-item>
          <text:list-item>
            <text:p text:style-name="P80">42.3 kg</text:p>
          </text:list-item>
          <text:list-item>
            <text:p text:style-name="P80">1489 to 1491 g</text:p>
          </text:list-item>
          <text:list-item>
            <text:p text:style-name="P80">602 g</text:p>
          </text:list-item>
          <text:list-item>
            <text:p text:style-name="P80">1.8 m</text:p>
          </text:list-item>
          <text:list-item>
            <text:p text:style-name="P80">91.44 cm</text:p>
          </text:list-item>
          <text:list-item>
            <text:p text:style-name="P80">gtt iii</text:p>
          </text:list-item>
          <text:list-item>
            <text:p text:style-name="P80">1.02 mL</text:p>
          </text:list-item>
          <text:list-item>
            <text:p text:style-name="P80">a) Nitrostat 0.3 mg (nitroglycerin)</text:p>
          </text:list-item>
          <text:list-item>
            <text:p text:style-name="P80">d) ferrous gluconate 325 mg tablets</text:p>
          </text:list-item>
          <text:list-item>
            <text:p text:style-name="P80">10 cups</text:p>
          </text:list-item>
          <text:list-item>
            <text:p text:style-name="P80">90 kg</text:p>
          </text:list-item>
        </text:list>
      </text:section>
      <text:p text:style-name="P4"/>
      <text:p text:style-name="P4">Worksheet 7-6</text:p>
      <text:list xml:id="list1251625300" text:style-name="L40">
        <text:list-item>
          <text:p text:style-name="P81">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1076732733" text:continue-numbering="true" text:style-name="L40">
        <text:list-item>
          <text:p text:style-name="P81">Rx<text:tab/>Camphor<text:tab/>2.59 g</text:p>
        </text:list-item>
      </text:list>
      <text:p text:style-name="P25">Eualyptol<text:tab/>0.648 g</text:p>
      <text:p text:style-name="P25">Menthol<text:tab/>1.94 g</text:p>
      <text:p text:style-name="P25">Petrolatum<text:tab/>qs 62.2 g</text:p>
      <text:list xml:id="list1877067501" text:continue-numbering="true" text:style-name="L40">
        <text:list-item>
          <text:p text:style-name="P81">Rx<text:tab/>ASA<text:tab/><text:tab/>648 mg</text:p>
        </text:list-item>
      </text:list>
      <text:p text:style-name="P25">Caffeine<text:tab/>32.4 mg</text:p>
      <text:p text:style-name="P25">Salicylamide<text:tab/>194.4 mg</text:p>
      <text:list xml:id="list2167207847" text:continue-numbering="true" text:style-name="L40">
        <text:list-item>
          <text:p text:style-name="P81">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606613584" text:continue-numbering="true" text:style-name="L40">
        <text:list-item>
          <text:p text:style-name="P81">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469826713" text:style-name="L41">
          <text:list-item>
            <text:p text:style-name="P82">1000 mg</text:p>
          </text:list-item>
          <text:list-item>
            <text:p text:style-name="P82">100 cm</text:p>
          </text:list-item>
          <text:list-item>
            <text:p text:style-name="P82">1000 ml</text:p>
          </text:list-item>
          <text:list-item>
            <text:p text:style-name="P82">580 cm</text:p>
          </text:list-item>
          <text:list-item>
            <text:p text:style-name="P82">0.92 m</text:p>
          </text:list-item>
          <text:list-item>
            <text:p text:style-name="P82">3700 mL</text:p>
          </text:list-item>
          <text:list-item>
            <text:p text:style-name="P82">0.247 L</text:p>
          </text:list-item>
          <text:list-item>
            <text:p text:style-name="P82">4600 mL</text:p>
          </text:list-item>
          <text:list-item>
            <text:p text:style-name="P82">1.4 g</text:p>
          </text:list-item>
          <text:list-item>
            <text:p text:style-name="P82">4200 g</text:p>
          </text:list-item>
          <text:list-item>
            <text:p text:style-name="P82">55 in</text:p>
          </text:list-item>
          <text:list-item>
            <text:p text:style-name="P82">142 g</text:p>
          </text:list-item>
          <text:list-item>
            <text:p text:style-name="P82">272.4 g</text:p>
          </text:list-item>
          <text:list-item>
            <text:p text:style-name="P82">4.8 L</text:p>
          </text:list-item>
          <text:list-item>
            <text:p text:style-name="P82">90 cc</text:p>
          </text:list-item>
          <text:list-item>
            <text:p text:style-name="P82">3 in</text:p>
          </text:list-item>
          <text:list-item>
            <text:p text:style-name="P82">5.2 qt</text:p>
          </text:list-item>
          <text:list-item>
            <text:p text:style-name="P82">3 kg</text:p>
          </text:list-item>
          <text:list-item>
            <text:p text:style-name="P82">15.8 oz</text:p>
          </text:list-item>
          <text:list-item>
            <text:p text:style-name="P82">4500 mL</text:p>
          </text:list-item>
          <text:list-item>
            <text:p text:style-name="P82">18 cc</text:p>
          </text:list-item>
          <text:list-item>
            <text:p text:style-name="P82">gr</text:p>
          </text:list-item>
          <text:list-item>
            <text:p text:style-name="P82">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2"><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2">pt</text:p>
          </text:list-item>
          <text:list-item>
            <text:p text:style-name="P82">T, Tbs, Tbsp</text:p>
          </text:list-item>
          <text:list-item>
            <text:p text:style-name="P82">teaspoon</text:p>
          </text:list-item>
          <text:list-item>
            <text:p text:style-name="P82">drop</text:p>
          </text:list-item>
          <text:list-item>
            <text:p text:style-name="P82">quart</text:p>
          </text:list-item>
          <text:list-item>
            <text:p text:style-name="P82">dram</text:p>
          </text:list-item>
          <text:list-item>
            <text:p text:style-name="P82">ounce</text:p>
          </text:list-item>
          <text:list-item>
            <text:p text:style-name="P82">minim</text:p>
          </text:list-item>
          <text:list-item>
            <text:p text:style-name="P82">fluid ounce</text:p>
          </text:list-item>
          <text:list-item>
            <text:p text:style-name="P82">30 mL</text:p>
          </text:list-item>
          <text:list-item>
            <text:p text:style-name="P82">0.06 mL</text:p>
          </text:list-item>
          <text:list-item>
            <text:p text:style-name="P82">28.4 or 31.1 g</text:p>
          </text:list-item>
          <text:list-item>
            <text:p text:style-name="P82">0.06 mL</text:p>
          </text:list-item>
          <text:list-item>
            <text:p text:style-name="P82">60, 64.8, or 65 mg</text:p>
          </text:list-item>
          <text:list-item>
            <text:p text:style-name="P82"><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2">5 mL</text:p>
          </text:list-item>
          <text:list-item>
            <text:p text:style-name="P82">3 tsp</text:p>
          </text:list-item>
          <text:list-item>
            <text:p text:style-name="P82"><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2">30, 32.4, or 32.5 mg</text:p>
          </text:list-item>
          <text:list-item>
            <text:p text:style-name="P82"><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2"><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2"><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2"><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2">10 mL</text:p>
          </text:list-item>
          <text:list-item>
            <text:p text:style-name="P82">180, 194.4, 195 mg</text:p>
          </text:list-item>
          <text:list-item>
            <text:p text:style-name="P82">2.4 mL</text:p>
          </text:list-item>
          <text:list-item>
            <text:p text:style-name="P82">gr 154 or 167</text:p>
          </text:list-item>
          <text:list-item>
            <text:p text:style-name="P82">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698100484" text:style-name="L42">
        <text:list-item>
          <text:p text:style-name="P83">This script for Okla Beaty is for one Flonase (fluticasone propionate) Nasal Spray. The instructions read, “Spray once in each nostril every morning.” The refills are written for as needed.</text:p>
        </text:list-item>
        <text:list-item>
          <text:p text:style-name="P83">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3">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3">This script for Okla Beaty is for a one month supply of Coumadin (warfarin) 5 mg tablets with no refills. The directions read, “Take ½ tablet on Sunday, Tuesday, Thursday, and Saturday, and take 1 tablet on Monday, Wednesday, and Friday.”</text:p>
        </text:list-item>
        <text:list-item>
          <text:p text:style-name="P83">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3">This prescription for Patricia Pearson is for 90 Lipitor (atorvastatin) 10 mg tablets with no refills. The instructions read, “Take 1 tablet by mouth daily.”</text:p>
        </text:list-item>
        <text:list-item>
          <text:p text:style-name="P83"><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3">This prescription for Patricia Pearson is for a 10 mL vial of Novolin N (isophane – NPH – insulin) with 5 refills. The instructions read, “Inject 24 units subcutaneously every morning <text:s/>and 22 units subcutaneously every evening.”</text:p>
        </text:list-item>
        <text:list-item>
          <text:p text:style-name="P83">This prescription for Patricia Pearson is for 90 capsules of Cardizem CD (extended release diltiazem) 240 mg with no refills. The instructions read, “Take 1 capsule by mouth daily.”</text:p>
        </text:list-item>
        <text:list-item>
          <text:p text:style-name="P83">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3">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3">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3">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3">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3">This prescription for Richard Stallman is for 180 tablets of Sinemet (carbidopa and levodopa) 25/100 with 5 refills. The instructions read, “Take 2 tablets by mouth three times a day.”</text:p>
        </text:list-item>
        <text:list-item>
          <text:p text:style-name="P83">This prescription for Barbara Ericson is for 9 tablets of Imitrex (sumatriptan) 25 mg with 6 refills. “The instructions read, “Take 1 tablet every 6 hours as needed for migraine.”</text:p>
        </text:list-item>
        <text:list-item>
          <text:p text:style-name="P83">This prescription for Kurt Thomas is for Trusopt (dorzolamide) 2% ophthalmic solution with 6 refills. The instructions are, “Place 1 drop in each eye three times a day.”</text:p>
        </text:list-item>
        <text:list-item>
          <text:p text:style-name="P83">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637607196" text:style-name="L43">
          <text:list-item>
            <text:p text:style-name="P84">P</text:p>
          </text:list-item>
          <text:list-item>
            <text:p text:style-name="P84">J</text:p>
          </text:list-item>
          <text:list-item>
            <text:p text:style-name="P84">C</text:p>
          </text:list-item>
          <text:list-item>
            <text:p text:style-name="P84">E</text:p>
          </text:list-item>
          <text:list-item>
            <text:p text:style-name="P84">F</text:p>
          </text:list-item>
          <text:list-item>
            <text:p text:style-name="P84">G</text:p>
          </text:list-item>
          <text:list-item>
            <text:p text:style-name="P84">H</text:p>
          </text:list-item>
          <text:list-item>
            <text:p text:style-name="P84">I</text:p>
          </text:list-item>
          <text:list-item>
            <text:p text:style-name="P84">L</text:p>
          </text:list-item>
          <text:list-item>
            <text:p text:style-name="P84">N</text:p>
          </text:list-item>
          <text:list-item>
            <text:p text:style-name="P84">M</text:p>
          </text:list-item>
          <text:list-item>
            <text:p text:style-name="P84">Q</text:p>
          </text:list-item>
          <text:list-item>
            <text:p text:style-name="P84">K</text:p>
          </text:list-item>
          <text:list-item>
            <text:p text:style-name="P84">D</text:p>
          </text:list-item>
          <text:list-item>
            <text:p text:style-name="P84">B</text:p>
          </text:list-item>
          <text:list-item>
            <text:p text:style-name="P84">A</text:p>
          </text:list-item>
          <text:list-item>
            <text:p text:style-name="P84">O</text:p>
          </text:list-item>
          <text:list-item>
            <text:p text:style-name="P84">U</text:p>
          </text:list-item>
          <text:list-item>
            <text:p text:style-name="P84">R</text:p>
          </text:list-item>
          <text:list-item>
            <text:p text:style-name="P84">S</text:p>
          </text:list-item>
          <text:list-item>
            <text:p text:style-name="P84">T</text:p>
          </text:list-item>
          <text:list-item>
            <text:p text:style-name="P84">A</text:p>
          </text:list-item>
          <text:list-item>
            <text:p text:style-name="P84">L</text:p>
          </text:list-item>
          <text:list-item>
            <text:p text:style-name="P84">B</text:p>
          </text:list-item>
          <text:list-item>
            <text:p text:style-name="P84">C</text:p>
          </text:list-item>
          <text:list-item>
            <text:p text:style-name="P84">D</text:p>
          </text:list-item>
          <text:list-item>
            <text:p text:style-name="P84">E</text:p>
          </text:list-item>
          <text:list-item>
            <text:p text:style-name="P84">H</text:p>
          </text:list-item>
          <text:list-item>
            <text:p text:style-name="P84">I</text:p>
          </text:list-item>
          <text:list-item>
            <text:p text:style-name="P84">G</text:p>
          </text:list-item>
          <text:list-item>
            <text:p text:style-name="P84">J</text:p>
          </text:list-item>
          <text:list-item>
            <text:p text:style-name="P84">K</text:p>
          </text:list-item>
          <text:list-item>
            <text:p text:style-name="P84">F</text:p>
          </text:list-item>
          <text:list-item>
            <text:p text:style-name="P84">T</text:p>
          </text:list-item>
          <text:list-item>
            <text:p text:style-name="P84">S</text:p>
          </text:list-item>
          <text:list-item>
            <text:p text:style-name="P84"><text:soft-page-break/>X</text:p>
          </text:list-item>
          <text:list-item>
            <text:p text:style-name="P84">C</text:p>
          </text:list-item>
          <text:list-item>
            <text:p text:style-name="P84">D</text:p>
          </text:list-item>
          <text:list-item>
            <text:p text:style-name="P84">E</text:p>
          </text:list-item>
          <text:list-item>
            <text:p text:style-name="P84">F</text:p>
          </text:list-item>
          <text:list-item>
            <text:p text:style-name="P84">H</text:p>
          </text:list-item>
          <text:list-item>
            <text:p text:style-name="P84">I</text:p>
          </text:list-item>
          <text:list-item>
            <text:p text:style-name="P84">K</text:p>
          </text:list-item>
          <text:list-item>
            <text:p text:style-name="P84">J</text:p>
          </text:list-item>
          <text:list-item>
            <text:p text:style-name="P84">G</text:p>
          </text:list-item>
          <text:list-item>
            <text:p text:style-name="P84">N</text:p>
          </text:list-item>
          <text:list-item>
            <text:p text:style-name="P84">O</text:p>
          </text:list-item>
          <text:list-item>
            <text:p text:style-name="P84">P</text:p>
          </text:list-item>
          <text:list-item>
            <text:p text:style-name="P84">Q</text:p>
          </text:list-item>
          <text:list-item>
            <text:p text:style-name="P84">R</text:p>
          </text:list-item>
          <text:list-item>
            <text:p text:style-name="P84">A</text:p>
          </text:list-item>
          <text:list-item>
            <text:p text:style-name="P84">B</text:p>
          </text:list-item>
          <text:list-item>
            <text:p text:style-name="P84">U</text:p>
          </text:list-item>
          <text:list-item>
            <text:p text:style-name="P84">V</text:p>
          </text:list-item>
          <text:list-item>
            <text:p text:style-name="P84">W</text:p>
          </text:list-item>
          <text:list-item>
            <text:p text:style-name="P84">Y</text:p>
          </text:list-item>
          <text:list-item>
            <text:p text:style-name="P84">L</text:p>
          </text:list-item>
          <text:list-item>
            <text:p text:style-name="P84">M</text:p>
          </text:list-item>
          <text:list-item>
            <text:p text:style-name="P84">E</text:p>
          </text:list-item>
          <text:list-item>
            <text:p text:style-name="P84">N</text:p>
          </text:list-item>
          <text:list-item>
            <text:p text:style-name="P84">B</text:p>
          </text:list-item>
          <text:list-item>
            <text:p text:style-name="P84">Q</text:p>
          </text:list-item>
          <text:list-item>
            <text:p text:style-name="P84">R</text:p>
          </text:list-item>
          <text:list-item>
            <text:p text:style-name="P84">L</text:p>
          </text:list-item>
          <text:list-item>
            <text:p text:style-name="P84">D</text:p>
          </text:list-item>
          <text:list-item>
            <text:p text:style-name="P84">A</text:p>
          </text:list-item>
          <text:list-item>
            <text:p text:style-name="P84">G</text:p>
          </text:list-item>
          <text:list-item>
            <text:p text:style-name="P84">C</text:p>
          </text:list-item>
          <text:list-item>
            <text:p text:style-name="P84">K</text:p>
          </text:list-item>
          <text:list-item>
            <text:p text:style-name="P84">F</text:p>
          </text:list-item>
          <text:list-item>
            <text:p text:style-name="P84">I</text:p>
          </text:list-item>
          <text:list-item>
            <text:p text:style-name="P84">H</text:p>
          </text:list-item>
          <text:list-item>
            <text:p text:style-name="P84">J</text:p>
          </text:list-item>
          <text:list-item>
            <text:p text:style-name="P84">M</text:p>
          </text:list-item>
          <text:list-item>
            <text:p text:style-name="P84">O</text:p>
          </text:list-item>
          <text:list-item>
            <text:p text:style-name="P84">P</text:p>
          </text:list-item>
          <text:list-item>
            <text:p text:style-name="P84">K</text:p>
          </text:list-item>
          <text:list-item>
            <text:p text:style-name="P84">B</text:p>
          </text:list-item>
          <text:list-item>
            <text:p text:style-name="P84">S</text:p>
          </text:list-item>
          <text:list-item>
            <text:p text:style-name="P84">E</text:p>
          </text:list-item>
          <text:list-item>
            <text:p text:style-name="P84">D</text:p>
          </text:list-item>
          <text:list-item>
            <text:p text:style-name="P84">F</text:p>
          </text:list-item>
          <text:list-item>
            <text:p text:style-name="P84">G</text:p>
          </text:list-item>
          <text:list-item>
            <text:p text:style-name="P84">L</text:p>
          </text:list-item>
          <text:list-item>
            <text:p text:style-name="P84">M</text:p>
          </text:list-item>
          <text:list-item>
            <text:p text:style-name="P84">H</text:p>
          </text:list-item>
          <text:list-item>
            <text:p text:style-name="P84">I</text:p>
          </text:list-item>
          <text:list-item>
            <text:p text:style-name="P84">A</text:p>
          </text:list-item>
          <text:list-item>
            <text:p text:style-name="P84">J</text:p>
          </text:list-item>
          <text:list-item>
            <text:p text:style-name="P84">B</text:p>
          </text:list-item>
          <text:list-item>
            <text:p text:style-name="P84">C</text:p>
          </text:list-item>
          <text:list-item>
            <text:p text:style-name="P84">C</text:p>
          </text:list-item>
          <text:list-item>
            <text:p text:style-name="P84">D</text:p>
          </text:list-item>
        </text:list>
      </text:section>
      <text:list xml:id="list62373407" text:continue-numbering="true" text:style-name="L43">
        <text:list-item>
          <text:p text:style-name="P84">The abbreviation “U” can be misread as the number “0” or “4” or the cursive letters for “cc”.</text:p>
        </text:list-item>
        <text:list-item>
          <text:p text:style-name="P84">Apothecary symbols should be avoided because they can easily be misread as number or othr symbols (i.e., the dram symbol looks like a 3 and the abbreviation for grain can be misread as gram).</text:p>
        </text:list-item>
        <text:list-item>
          <text:p text:style-name="P84">A trailing zero should be avoided because if the decimal is missed it may result in a patient being overdosed.</text:p>
        </text:list-item>
        <text:list-item>
          <text:p text:style-name="P84">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021919401" text:style-name="L44">
          <text:list-item>
            <text:p text:style-name="P85">4 capsules/dose</text:p>
          </text:list-item>
          <text:list-item>
            <text:p text:style-name="P85">8 tablets/dose</text:p>
          </text:list-item>
          <text:list-item>
            <text:p text:style-name="P85">6 tablets/dose</text:p>
          </text:list-item>
          <text:list-item>
            <text:p text:style-name="P85">4 capsules/dose</text:p>
          </text:list-item>
          <text:list-item>
            <text:p text:style-name="P85">0.5 tablets/dose</text:p>
          </text:list-item>
          <text:list-item>
            <text:p text:style-name="P85">4 capsules/dose</text:p>
          </text:list-item>
          <text:list-item>
            <text:p text:style-name="P85">4 tablets/dose</text:p>
          </text:list-item>
          <text:list-item>
            <text:p text:style-name="P85">5 tablets/dose</text:p>
          </text:list-item>
          <text:list-item>
            <text:p text:style-name="P85">2 tablets/dose</text:p>
          </text:list-item>
          <text:list-item>
            <text:p text:style-name="P85">2 tablets/dose</text:p>
          </text:list-item>
          <text:list-item>
            <text:p text:style-name="P85">6 tablets/day</text:p>
          </text:list-item>
          <text:list-item>
            <text:p text:style-name="P85">24 tablets/day</text:p>
          </text:list-item>
          <text:list-item>
            <text:p text:style-name="P85">12 tablets/day</text:p>
          </text:list-item>
          <text:list-item>
            <text:p text:style-name="P85">8 capsules/day</text:p>
          </text:list-item>
          <text:list-item>
            <text:p text:style-name="P85">16 capsules/day</text:p>
          </text:list-item>
          <text:list-item>
            <text:p text:style-name="P85">48 tablets/day</text:p>
          </text:list-item>
          <text:list-item>
            <text:p text:style-name="P85">12 tablets/day</text:p>
          </text:list-item>
          <text:list-item>
            <text:p text:style-name="P85">1 tablet/day</text:p>
          </text:list-item>
          <text:list-item>
            <text:p text:style-name="P85">2 tablets/day</text:p>
          </text:list-item>
          <text:list-item>
            <text:p text:style-name="P85">6 tablets/day</text:p>
          </text:list-item>
          <text:list-item>
            <text:p text:style-name="P85">14 tablets</text:p>
          </text:list-item>
          <text:list-item>
            <text:p text:style-name="P85">14 tablets</text:p>
          </text:list-item>
          <text:list-item>
            <text:p text:style-name="P85">21 tablets</text:p>
          </text:list-item>
          <text:list-item>
            <text:p text:style-name="P85">30 tablets</text:p>
          </text:list-item>
          <text:list-item>
            <text:p text:style-name="P85">14 tablets</text:p>
          </text:list-item>
          <text:list-item>
            <text:p text:style-name="P85">12 capsules</text:p>
          </text:list-item>
          <text:list-item>
            <text:p text:style-name="P85">63 tablets</text:p>
          </text:list-item>
          <text:list-item>
            <text:p text:style-name="P85">84 tablets</text:p>
          </text:list-item>
          <text:list-item>
            <text:p text:style-name="P85">540 capsules</text:p>
          </text:list-item>
        </text:list>
      </text:section>
      <text:p text:style-name="P4"/>
      <text:section text:style-name="Sect2" text:name="Section46">
        <text:p text:style-name="P4">Worksheet 9-2</text:p>
        <text:list xml:id="list1322075633" text:style-name="L45">
          <text:list-item>
            <text:p text:style-name="P86">0.75 cc</text:p>
          </text:list-item>
          <text:list-item>
            <text:p text:style-name="P86">0.4 cc</text:p>
          </text:list-item>
          <text:list-item>
            <text:p text:style-name="P86">0.5 cc</text:p>
          </text:list-item>
          <text:list-item>
            <text:p text:style-name="P86">0.4 cc</text:p>
          </text:list-item>
          <text:list-item>
            <text:p text:style-name="P86">1.5 cc</text:p>
          </text:list-item>
          <text:list-item>
            <text:p text:style-name="P86">1.875 cc</text:p>
          </text:list-item>
          <text:list-item>
            <text:p text:style-name="P86">1.6 cc</text:p>
          </text:list-item>
          <text:list-item>
            <text:p text:style-name="P86">0.8 cc</text:p>
          </text:list-item>
          <text:list-item>
            <text:p text:style-name="P86">1.5 mL</text:p>
          </text:list-item>
          <text:list-item>
            <text:p text:style-name="P86">21 mL</text:p>
          </text:list-item>
          <text:list-item>
            <text:p text:style-name="P86">6.5 mL</text:p>
          </text:list-item>
          <text:list-item>
            <text:p text:style-name="P86">1.2 cc</text:p>
          </text:list-item>
          <text:list-item>
            <text:p text:style-name="P86">2.5 cc</text:p>
          </text:list-item>
          <text:list-item>
            <text:p text:style-name="P86">1.5 cc</text:p>
          </text:list-item>
          <text:list-item>
            <text:p text:style-name="P86"><text:soft-page-break/>0.5 cc</text:p>
          </text:list-item>
          <text:list-item>
            <text:p text:style-name="P86">0.15 mL</text:p>
          </text:list-item>
          <text:list-item>
            <text:p text:style-name="P86">0.28 mL</text:p>
          </text:list-item>
          <text:list-item>
            <text:p text:style-name="P86">2.4 mL</text:p>
          </text:list-item>
          <text:list-item>
            <text:p text:style-name="P86">2 cc</text:p>
          </text:list-item>
          <text:list-item>
            <text:p text:style-name="P86">1.5 cc</text:p>
          </text:list-item>
          <text:list-item>
            <text:p text:style-name="P86">0.5 cc</text:p>
          </text:list-item>
          <text:list-item>
            <text:p text:style-name="P86">3.75 cc</text:p>
          </text:list-item>
          <text:list-item>
            <text:p text:style-name="P86">0.75 cc</text:p>
          </text:list-item>
          <text:list-item>
            <text:p text:style-name="P86">8 mL</text:p>
          </text:list-item>
          <text:list-item>
            <text:p text:style-name="P86">22.4 mL</text:p>
          </text:list-item>
        </text:list>
      </text:section>
      <text:p text:style-name="P4"/>
      <text:section text:style-name="Sect2" text:name="Section47">
        <text:p text:style-name="P4">Worksheet 9-3</text:p>
        <text:list xml:id="list1328398307" text:style-name="L46">
          <text:list-item>
            <text:p text:style-name="P87">1.5 g</text:p>
          </text:list-item>
          <text:list-item>
            <text:p text:style-name="P87">10%</text:p>
          </text:list-item>
          <text:list-item>
            <text:p text:style-name="P87">50 cc</text:p>
          </text:list-item>
          <text:list-item>
            <text:p text:style-name="P87">1.5 g</text:p>
          </text:list-item>
          <text:list-item>
            <text:p text:style-name="P87">10%</text:p>
          </text:list-item>
          <text:list-item>
            <text:p text:style-name="P87">150 cc</text:p>
          </text:list-item>
          <text:list-item>
            <text:p text:style-name="P87">1.6 g</text:p>
          </text:list-item>
          <text:list-item>
            <text:p text:style-name="P87">0.5 g</text:p>
          </text:list-item>
          <text:list-item>
            <text:p text:style-name="P87">20%</text:p>
          </text:list-item>
          <text:list-item>
            <text:p text:style-name="P87">10%</text:p>
          </text:list-item>
          <text:list-item>
            <text:p text:style-name="P87">200 cc</text:p>
          </text:list-item>
          <text:list-item>
            <text:p text:style-name="P87">300 mL</text:p>
          </text:list-item>
          <text:list-item>
            <text:p text:style-name="P87">50 cc</text:p>
          </text:list-item>
          <text:list-item>
            <text:p text:style-name="P87">4.5 g</text:p>
          </text:list-item>
          <text:list-item>
            <text:p text:style-name="P87">62.5%</text:p>
          </text:list-item>
        </text:list>
      </text:section>
      <text:p text:style-name="P4"/>
      <text:section text:style-name="Sect2" text:name="Section48">
        <text:p text:style-name="P4">Worksheet 9-4</text:p>
        <text:list xml:id="list797899415" text:style-name="L47">
          <text:list-item>
            <text:p text:style-name="P88">192.3 mL</text:p>
          </text:list-item>
          <text:list-item>
            <text:p text:style-name="P88">10 mL</text:p>
          </text:list-item>
          <text:list-item>
            <text:p text:style-name="P88">8 mL</text:p>
          </text:list-item>
          <text:list-item>
            <text:p text:style-name="P88">5 mL</text:p>
          </text:list-item>
          <text:list-item>
            <text:p text:style-name="P88">10 mL</text:p>
          </text:list-item>
          <text:list-item>
            <text:p text:style-name="P88">2.25 g</text:p>
          </text:list-item>
          <text:list-item>
            <text:p text:style-name="P88">1 g</text:p>
          </text:list-item>
          <text:list-item>
            <text:p text:style-name="P88">4 mL</text:p>
          </text:list-item>
          <text:list-item>
            <text:p text:style-name="P88">250 mL</text:p>
          </text:list-item>
          <text:list-item>
            <text:p text:style-name="P88">2 tablespoons</text:p>
          </text:list-item>
        </text:list>
      </text:section>
      <text:p text:style-name="P4"/>
      <text:section text:style-name="Sect2" text:name="Section49">
        <text:p text:style-name="P4">Worksheet 9-5</text:p>
        <text:list xml:id="list2149951815" text:style-name="L48">
          <text:list-item>
            <text:p text:style-name="P89">2 tablets/dose</text:p>
          </text:list-item>
          <text:list-item>
            <text:p text:style-name="P89">3 tablets/dose</text:p>
          </text:list-item>
          <text:list-item>
            <text:p text:style-name="P89">2 tablets/dose</text:p>
          </text:list-item>
          <text:list-item>
            <text:p text:style-name="P89">1.5 tablets/dose</text:p>
          </text:list-item>
          <text:list-item>
            <text:p text:style-name="P89">1 capsule/dose</text:p>
          </text:list-item>
          <text:list-item>
            <text:p text:style-name="P89">8 tablets/day</text:p>
          </text:list-item>
          <text:list-item>
            <text:p text:style-name="P89">1 tablet/day</text:p>
          </text:list-item>
          <text:list-item>
            <text:p text:style-name="P89">8 capsules/day</text:p>
          </text:list-item>
          <text:list-item>
            <text:p text:style-name="P89">15 tablets/day</text:p>
          </text:list-item>
          <text:list-item>
            <text:p text:style-name="P89">2 capsules/day</text:p>
          </text:list-item>
          <text:list-item>
            <text:p text:style-name="P89">0.6 cc</text:p>
          </text:list-item>
          <text:list-item>
            <text:p text:style-name="P89">0.4 cc</text:p>
          </text:list-item>
          <text:list-item>
            <text:p text:style-name="P89">1.5 cc</text:p>
          </text:list-item>
          <text:list-item>
            <text:p text:style-name="P89">0.8 cc</text:p>
          </text:list-item>
          <text:list-item>
            <text:p text:style-name="P89">2.5 cc</text:p>
          </text:list-item>
          <text:list-item>
            <text:p text:style-name="P89">0.8 g</text:p>
          </text:list-item>
          <text:list-item>
            <text:p text:style-name="P89">3%</text:p>
          </text:list-item>
          <text:list-item>
            <text:p text:style-name="P89">90 mL</text:p>
          </text:list-item>
          <text:list-item>
            <text:p text:style-name="P89">0.5 g</text:p>
          </text:list-item>
          <text:list-item>
            <text:p text:style-name="P89">10%</text:p>
          </text:list-item>
        </text:list>
      </text:section>
      <text:p text:style-name="P4"/>
      <text:p text:style-name="P3">Chapter 10 - Basic Infusion Calculations</text:p>
      <text:p text:style-name="P4"/>
      <text:section text:style-name="Sect2" text:name="Section50">
        <text:p text:style-name="P4">Worksheet 10-1</text:p>
        <text:list xml:id="list885206530" text:style-name="L49">
          <text:list-item>
            <text:p text:style-name="P90">8 cc of 50% stock solution; 32 cc of diluent</text:p>
          </text:list-item>
          <text:list-item>
            <text:p text:style-name="P90">400 cc of 25% stock solution; 600 cc of diluent</text:p>
          </text:list-item>
          <text:list-item>
            <text:p text:style-name="P90">200 mL of 50% stock solution; 300 ml of diluent</text:p>
          </text:list-item>
          <text:list-item>
            <text:p text:style-name="P90">25 mL of 40% stock solution; 475 mL of diluent</text:p>
          </text:list-item>
          <text:list-item>
            <text:p text:style-name="P90">80 cc of 20% stock solution; 120 cc of diluent</text:p>
          </text:list-item>
          <text:list-item>
            <text:p text:style-name="P90">5 cc of 40% stock solution; 15 cc of diluent</text:p>
          </text:list-item>
          <text:list-item>
            <text:p text:style-name="P90">102.7 mL of 14.6% sodium chloride; 397.3 mL sterile water for injection</text:p>
          </text:list-item>
          <text:list-item>
            <text:p text:style-name="P90">100 mL of 50% mannitol; 150 mL of diluent</text:p>
          </text:list-item>
          <text:list-item>
            <text:p text:style-name="P90">24 mL of 10% povidone-iodine; 216 mL of diluent</text:p>
          </text:list-item>
          <text:list-item>
            <text:p text:style-name="P90">42 mL of 5.95% sodium hypochlorite solution; 958 mL of diluent</text:p>
          </text:list-item>
          <text:list-item>
            <text:p text:style-name="P90">0.61%</text:p>
          </text:list-item>
          <text:list-item>
            <text:p text:style-name="P90">167 mL of 70% dextrose solution; 833 mL of 40% dextrose solution</text:p>
          </text:list-item>
        </text:list>
      </text:section>
      <text:p text:style-name="P4"/>
      <text:section text:style-name="Sect2" text:name="Section51">
        <text:p text:style-name="P4">Worksheet 10-2</text:p>
        <text:list xml:id="list484723722" text:style-name="L50">
          <text:list-item>
            <text:p text:style-name="P91">31 gtt/min</text:p>
          </text:list-item>
          <text:list-item>
            <text:p text:style-name="P91">42 gtt/min</text:p>
          </text:list-item>
          <text:list-item>
            <text:p text:style-name="P91">21 gtt/min</text:p>
          </text:list-item>
          <text:list-item>
            <text:p text:style-name="P91">26 gtt/min</text:p>
          </text:list-item>
          <text:list-item>
            <text:p text:style-name="P91">150 mL/hr</text:p>
          </text:list-item>
          <text:list-item>
            <text:p text:style-name="P91">64.75 mL/hr</text:p>
          </text:list-item>
          <text:list-item>
            <text:p text:style-name="P91">25 minutes</text:p>
          </text:list-item>
          <text:list-item>
            <text:p text:style-name="P91">0300 on Wednesday</text:p>
          </text:list-item>
          <text:list-item>
            <text:p text:style-name="P91">10 hours</text:p>
          </text:list-item>
          <text:list-item>
            <text:p text:style-name="P91">approximately midnight (0000)</text:p>
          </text:list-item>
          <text:list-item>
            <text:p text:style-name="P91">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084012362" text:style-name="L51">
          <text:list-item>
            <text:p text:style-name="P92">37.5 mL</text:p>
          </text:list-item>
          <text:list-item>
            <text:p text:style-name="P92">0.18 mL</text:p>
          </text:list-item>
          <text:list-item>
            <text:p text:style-name="P92"><text:soft-page-break/>5.8 mL</text:p>
          </text:list-item>
          <text:list-item>
            <text:p text:style-name="P92">12.5 mL</text:p>
          </text:list-item>
          <text:list-item>
            <text:p text:style-name="P92">1.6 mL</text:p>
          </text:list-item>
          <text:list-item>
            <text:p text:style-name="P92"/>
            <text:list>
              <text:list-item>
                <text:p text:style-name="P92">2850 mg</text:p>
              </text:list-item>
              <text:list-item>
                <text:p text:style-name="P92">11,799 mg</text:p>
              </text:list-item>
            </text:list>
          </text:list-item>
          <text:list-item>
            <text:p text:style-name="P92"/>
            <text:list>
              <text:list-item>
                <text:p text:style-name="P92">1400 mg</text:p>
              </text:list-item>
              <text:list-item>
                <text:p text:style-name="P92">700 mg</text:p>
              </text:list-item>
            </text:list>
          </text:list-item>
          <text:list-item>
            <text:p text:style-name="P92">117,273 units</text:p>
          </text:list-item>
        </text:list>
      </text:section>
      <text:p text:style-name="P4"/>
      <text:section text:style-name="Sect2" text:name="Section53">
        <text:p text:style-name="P4">Worksheet 10-4</text:p>
        <text:list xml:id="list2051363019" text:style-name="L52">
          <text:list-item>
            <text:p text:style-name="P93">470 mcg</text:p>
          </text:list-item>
          <text:list-item>
            <text:p text:style-name="P93"/>
            <text:list>
              <text:list-item>
                <text:p text:style-name="P93">50 mg</text:p>
              </text:list-item>
              <text:list-item>
                <text:p text:style-name="P93">12.5 mL</text:p>
              </text:list-item>
              <text:list-item>
                <text:p text:style-name="P93">1 vial</text:p>
              </text:list-item>
            </text:list>
          </text:list-item>
          <text:list-item>
            <text:p text:style-name="P93">768 mL</text:p>
          </text:list-item>
          <text:list-item>
            <text:p text:style-name="P93">1 mL</text:p>
          </text:list-item>
          <text:list-item>
            <text:p text:style-name="P93">6.56 g</text:p>
          </text:list-item>
        </text:list>
      </text:section>
      <text:p text:style-name="P4"/>
      <text:section text:style-name="Sect2" text:name="Section54">
        <text:p text:style-name="P4">Worksheet 10-5</text:p>
        <text:list xml:id="list1901917016" text:style-name="L53">
          <text:list-item>
            <text:p text:style-name="P94"/>
            <text:list>
              <text:list-item>
                <text:p text:style-name="P94">12.7 mg</text:p>
              </text:list-item>
              <text:list-item>
                <text:p text:style-name="P94">14.6 mg</text:p>
              </text:list-item>
              <text:list-item>
                <text:p text:style-name="P94">2.3 mg</text:p>
              </text:list-item>
              <text:list-item>
                <text:p text:style-name="P94">36.4 mg</text:p>
              </text:list-item>
            </text:list>
          </text:list-item>
          <text:list-item>
            <text:p text:style-name="P94"/>
            <text:list>
              <text:list-item>
                <text:p text:style-name="P94">25 mg</text:p>
              </text:list-item>
              <text:list-item>
                <text:p text:style-name="P94">20.8 mg</text:p>
              </text:list-item>
              <text:list-item>
                <text:p text:style-name="P94">21.3 mg</text:p>
              </text:list-item>
              <text:list-item>
                <text:p text:style-name="P94">36.4 mg</text:p>
              </text:list-item>
            </text:list>
          </text:list-item>
          <text:list-item>
            <text:p text:style-name="P94"/>
            <text:list>
              <text:list-item>
                <text:p text:style-name="P94">125 mg</text:p>
              </text:list-item>
              <text:list-item>
                <text:p text:style-name="P94">127.5 mg</text:p>
              </text:list-item>
              <text:list-item>
                <text:p text:style-name="P94">146.7 mg</text:p>
              </text:list-item>
              <text:list-item>
                <text:p text:style-name="P94">100 mg</text:p>
              </text:list-item>
            </text:list>
          </text:list-item>
        </text:list>
      </text:section>
      <text:p text:style-name="P4"/>
      <text:section text:style-name="Sect2" text:name="Section55">
        <text:p text:style-name="P4">Worksheet 10-6</text:p>
        <text:list xml:id="list2038585495" text:style-name="L54">
          <text:list-item>
            <text:p text:style-name="P95">51.4 mL of 14.6% sodium chloride; 198.6 mL sterile water for injection</text:p>
          </text:list-item>
          <text:list-item>
            <text:p text:style-name="P95">12.5 mL of 2% stock solution</text:p>
          </text:list-item>
          <text:list-item>
            <text:p text:style-name="P95">1316 mL of 95% ethyl alcohol; 1184 mL of NS</text:p>
          </text:list-item>
          <text:list-item>
            <text:p text:style-name="P95">6 mL of 10% cyclosporine solution</text:p>
          </text:list-item>
          <text:list-item>
            <text:p text:style-name="P95">18 mL of 5% potassium permanganate stock solution; 162 mL of diluent</text:p>
          </text:list-item>
          <text:list-item>
            <text:p text:style-name="P95">56 gtt/min</text:p>
          </text:list-item>
          <text:list-item>
            <text:p text:style-name="P95">125 mL/hr</text:p>
          </text:list-item>
          <text:list-item>
            <text:p text:style-name="P95">31 gtt/min</text:p>
          </text:list-item>
          <text:list-item>
            <text:p text:style-name="P95">15 minutes</text:p>
          </text:list-item>
          <text:list-item>
            <text:p text:style-name="P95">21 gtt/min</text:p>
          </text:list-item>
          <text:list-item>
            <text:p text:style-name="P95">0.3 mg</text:p>
          </text:list-item>
          <text:list-item>
            <text:p text:style-name="P95">19.9 mg</text:p>
          </text:list-item>
          <text:list-item>
            <text:p text:style-name="P95">5.727 g</text:p>
          </text:list-item>
          <text:list-item>
            <text:p text:style-name="P95">45 mL</text:p>
          </text:list-item>
          <text:list-item>
            <text:p text:style-name="P95">9.4 mL</text:p>
          </text:list-item>
          <text:list-item>
            <text:p text:style-name="P95">117 mg</text:p>
          </text:list-item>
          <text:list-item>
            <text:p text:style-name="P95">2 mg</text:p>
          </text:list-item>
          <text:list-item>
            <text:p text:style-name="P95">1485 mg</text:p>
          </text:list-item>
          <text:list-item>
            <text:p text:style-name="P95">29.7 mL</text:p>
          </text:list-item>
          <text:list-item>
            <text:p text:style-name="P95">3 vials</text:p>
          </text:list-item>
          <text:list-item>
            <text:p text:style-name="P95">864 mL</text:p>
          </text:list-item>
          <text:list-item>
            <text:p text:style-name="P95">670 mg</text:p>
          </text:list-item>
          <text:list-item>
            <text:p text:style-name="P95">Young's rule</text:p>
          </text:list-item>
          <text:list-item>
            <text:p text:style-name="P95">113.6 mg</text:p>
          </text:list-item>
          <text:list-item>
            <text:p text:style-name="P95">133.5 mg</text:p>
          </text:list-item>
          <text:list-item>
            <text:p text:style-name="P95">133.3 mg</text:p>
          </text:list-item>
          <text:list-item>
            <text:p text:style-name="P95">171.4 mg</text:p>
          </text:list-item>
          <text:list-item>
            <text:p text:style-name="P95">166.7 mg</text:p>
          </text:list-item>
        </text:list>
      </text:section>
      <text:p text:style-name="P4"/>
      <text:p text:style-name="P3">Chapter 11 - Day's Supply</text:p>
      <text:p text:style-name="P4"/>
      <text:section text:style-name="Sect2" text:name="Section56">
        <text:p text:style-name="P4">Worksheet 11-1</text:p>
        <text:list xml:id="list2030223539" text:style-name="L55">
          <text:list-item>
            <text:p text:style-name="P96">30 days</text:p>
          </text:list-item>
          <text:list-item>
            <text:p text:style-name="P96">6 days</text:p>
          </text:list-item>
          <text:list-item>
            <text:p text:style-name="P96">10 days</text:p>
          </text:list-item>
          <text:list-item>
            <text:p text:style-name="P96">30 days</text:p>
          </text:list-item>
          <text:list-item>
            <text:p text:style-name="P96">50 days</text:p>
          </text:list-item>
          <text:list-item>
            <text:p text:style-name="P96">12 days</text:p>
          </text:list-item>
          <text:list-item>
            <text:p text:style-name="P96">90 days</text:p>
          </text:list-item>
          <text:list-item>
            <text:p text:style-name="P96">13 days</text:p>
          </text:list-item>
          <text:list-item>
            <text:p text:style-name="P96">30 days</text:p>
          </text:list-item>
          <text:list-item>
            <text:p text:style-name="P96">14 days</text:p>
          </text:list-item>
          <text:list-item>
            <text:p text:style-name="P96">Many pharmacies would enter it as 5 days even though it works to 4.<text:span text:style-name="T14">6</text:span> days.</text:p>
          </text:list-item>
          <text:list-item>
            <text:p text:style-name="P96">28 days</text:p>
          </text:list-item>
          <text:list-item>
            <text:p text:style-name="P96">30 days</text:p>
          </text:list-item>
          <text:list-item>
            <text:p text:style-name="P96">27 days</text:p>
          </text:list-item>
          <text:list-item>
            <text:p text:style-name="P96">15 days</text:p>
          </text:list-item>
          <text:list-item>
            <text:p text:style-name="P96">30 days</text:p>
          </text:list-item>
          <text:list-item>
            <text:p text:style-name="P96">5 days</text:p>
          </text:list-item>
          <text:list-item>
            <text:p text:style-name="P96">18 days</text:p>
          </text:list-item>
          <text:list-item>
            <text:p text:style-name="P96">25 days</text:p>
          </text:list-item>
          <text:list-item>
            <text:p text:style-name="P96">100 days</text:p>
          </text:list-item>
          <text:list-item>
            <text:p text:style-name="P96">60 days</text:p>
          </text:list-item>
          <text:list-item>
            <text:p text:style-name="P96">30 days</text:p>
          </text:list-item>
          <text:list-item>
            <text:p text:style-name="P96">6 days</text:p>
          </text:list-item>
          <text:list-item>
            <text:p text:style-name="P96">90 days</text:p>
          </text:list-item>
          <text:list-item>
            <text:p text:style-name="P96">Even though there is enough gel for 7 days, the script is for 5 days.</text:p>
          </text:list-item>
          <text:list-item>
            <text:p text:style-name="P96">11 days</text:p>
          </text:list-item>
          <text:list-item>
            <text:p text:style-name="P96">14 days</text:p>
          </text:list-item>
          <text:list-item>
            <text:p text:style-name="P96">30 days</text:p>
          </text:list-item>
          <text:list-item>
            <text:p text:style-name="P96">30 days</text:p>
          </text:list-item>
          <text:list-item>
            <text:p text:style-name="P96">10 days</text:p>
          </text:list-item>
          <text:list-item>
            <text:p text:style-name="P96">30 days</text:p>
          </text:list-item>
          <text:list-item>
            <text:p text:style-name="P96">60 days</text:p>
          </text:list-item>
          <text:list-item>
            <text:p text:style-name="P96">16 days (many places automatically enter prn inhalers for 30 days)</text:p>
          </text:list-item>
          <text:list-item>
            <text:p text:style-name="P96">100 days</text:p>
          </text:list-item>
          <text:list-item>
            <text:p text:style-name="P96">84 days</text:p>
          </text:list-item>
          <text:list-item>
            <text:p text:style-name="P96">7 days</text:p>
          </text:list-item>
          <text:list-item>
            <text:p text:style-name="P96">90 days</text:p>
          </text:list-item>
          <text:list-item>
            <text:p text:style-name="P96"><text:soft-page-break/>100 days</text:p>
          </text:list-item>
          <text:list-item>
            <text:p text:style-name="P96">30 days</text:p>
          </text:list-item>
          <text:list-item>
            <text:p text:style-name="P96">30 days</text:p>
          </text:list-item>
          <text:list-item>
            <text:p text:style-name="P96">Even though there is enough cream for 9 days, the script is for 7 days.</text:p>
          </text:list-item>
          <text:list-item>
            <text:p text:style-name="P96">6 days</text:p>
          </text:list-item>
          <text:list-item>
            <text:p text:style-name="P96">12 days</text:p>
          </text:list-item>
          <text:list-item>
            <text:p text:style-name="P96">90 days</text:p>
          </text:list-item>
          <text:list-item>
            <text:p text:style-name="P96">12 days</text:p>
          </text:list-item>
          <text:list-item>
            <text:p text:style-name="P96">30 days</text:p>
          </text:list-item>
          <text:list-item>
            <text:p text:style-name="P96">10 days</text:p>
          </text:list-item>
          <text:list-item>
            <text:p text:style-name="P96">28 days</text:p>
          </text:list-item>
          <text:list-item>
            <text:p text:style-name="P96">5 days</text:p>
          </text:list-item>
          <text:list-item>
            <text:p text:style-name="P96">30 days</text:p>
          </text:list-item>
        </text:list>
      </text:section>
      <text:p text:style-name="P4"/>
      <text:section text:style-name="Sect3" text:name="Section57">
        <text:p text:style-name="P4">Worksheet 11-2</text:p>
        <text:list xml:id="list1042073062" text:style-name="L56">
          <text:list-item>
            <text:p text:style-name="P97">Dispense 1 inhaler at a time with 3 refills and no partials.</text:p>
          </text:list-item>
          <text:list-item>
            <text:p text:style-name="P97">Dispense 5 boxes at a time with 5 refills and no partials.</text:p>
          </text:list-item>
          <text:list-item>
            <text:p text:style-name="P97">Dispense 60 capsules at a time with 5 refills and no partials.</text:p>
          </text:list-item>
          <text:list-item>
            <text:p text:style-name="P97">Dispense 30 tablets at a time with 11 refills and no partials.</text:p>
          </text:list-item>
          <text:list-item>
            <text:p text:style-name="P97">Dispense 1 bottle at a time with 2 refills and no partials.</text:p>
          </text:list-item>
          <text:list-item>
            <text:p text:style-name="P97">Dispense 4 tablets at a time with 2 refills and no partials.</text:p>
          </text:list-item>
          <text:list-item>
            <text:p text:style-name="P97">Dispense 120 tablets at a time with 5 refills and no partials.</text:p>
          </text:list-item>
          <text:list-item>
            <text:p text:style-name="P97">Dispense 1 vial at a time with 2 refills and no partials.</text:p>
          </text:list-item>
          <text:list-item>
            <text:p text:style-name="P97">Dispense 30 tablets at a time with 9 refills and no partials.</text:p>
          </text:list-item>
          <text:list-item>
            <text:p text:style-name="P97">Dispense 2 vials at a time with 2 refills and no partials.</text:p>
          </text:list-item>
          <text:list-item>
            <text:p text:style-name="P97">Dispense 30 tablets at a time with 5 refills and a partial of 20 tablets.</text:p>
          </text:list-item>
          <text:list-item>
            <text:p text:style-name="P97">Dispense 30 capsules at a time with 1 refill and no partials.</text:p>
          </text:list-item>
          <text:list-item>
            <text:p text:style-name="P97">Dispense 30 tablets at a time with 5 refills and no partials.</text:p>
          </text:list-item>
          <text:list-item>
            <text:p text:style-name="P97">Dispense 30 tablets at a time with 9 refills and no partials.</text:p>
          </text:list-item>
          <text:list-item>
            <text:p text:style-name="P97">Dispense 60 capsules at a time with 2 refills and partial of 44 capsules.</text:p>
          </text:list-item>
          <text:list-item>
            <text:p text:style-name="P97">Dispense 30 patches at a time with 2 refills and no partials.</text:p>
          </text:list-item>
          <text:list-item>
            <text:p text:style-name="P97">Dispense 1 bottle at a time with 11 refills and no partials.</text:p>
          </text:list-item>
          <text:list-item>
            <text:p text:style-name="P97">Dispense 1 bottle at a time with 2 refills and no partials.</text:p>
          </text:list-item>
          <text:list-item>
            <text:p text:style-name="P97">Dispense 30 tablets at a time with 9 refills and no partials.</text:p>
          </text:list-item>
          <text:list-item>
            <text:p text:style-name="P97">Dispense 90 tablets at a time with 5 refills and no partials.</text:p>
          </text:list-item>
          <text:list-item>
            <text:p text:style-name="P97">Dispense 30 tablets at a time with 9 refills and no partials.</text:p>
          </text:list-item>
          <text:list-item>
            <text:p text:style-name="P97">Dispense 30 tablets at a time with 11 refills and no partials.</text:p>
          </text:list-item>
          <text:list-item>
            <text:p text:style-name="P97">Dispense 5 bottles at a time with 2 refills and a partial of 3 bottles.</text:p>
          </text:list-item>
          <text:list-item>
            <text:p text:style-name="P97">Dispense 90 tablets at a time with 5 refills and no partials.</text:p>
          </text:list-item>
          <text:list-item>
            <text:p text:style-name="P97">Dispense 60 tablets at a time with no refills and a partial of 40 tablets.</text:p>
          </text:list-item>
        </text:list>
      </text:section>
      <text:p text:style-name="P4"/>
      <text:p text:style-name="P3">Chapter 12 - Compounding Math</text:p>
      <text:p text:style-name="P4"/>
      <text:p text:style-name="P4">Worksheet 12-1</text:p>
      <text:list xml:id="list2015995029" text:style-name="L57">
        <text:list-item>
          <text:p text:style-name="P98">Add 34 mL of water each time.</text:p>
        </text:list-item>
        <text:list-item>
          <text:p text:style-name="P98">4 mL clindamycin phosphate; 56 mL of Cetaphil Lotion</text:p>
        </text:list-item>
        <text:list-item>
          <text:p text:style-name="P98">40.8 mL diphenhydramine elixir; 12 mL lidocaine viscous; 48 mL nystatin suspension; 12.48 mL erythromycin ethyl succinate suspension; 6.72 mL cherry syrup</text:p>
        </text:list-item>
        <text:list-item>
          <text:p text:style-name="P98">8 capsules</text:p>
        </text:list-item>
        <text:list-item>
          <text:p text:style-name="P98">250 mL of each ingredient</text:p>
        </text:list-item>
        <text:list-item>
          <text:p text:style-name="P98">4.5 g ibuprofen powder</text:p>
        </text:list-item>
        <text:list-item>
          <text:p text:style-name="P98">5 capsules</text:p>
        </text:list-item>
        <text:list-item>
          <text:p text:style-name="P98">2.4 g testosterone; 5.2 g menthol; 112.4 g hydrophilic petrolatum</text:p>
        </text:list-item>
        <text:list-item>
          <text:p text:style-name="P98">3.4 g cholesterol; 3.4 g stearyl alcohol; 9.1 g white wax; 97.7 g white petrolatum <text:span text:style-name="T16">or</text:span> 3.6 g cholesterol; 3.6 g stearyl alcohol; 9.6 g white wax; 103.2 g white petrolatum</text:p>
        </text:list-item>
        <text:list-item>
          <text:p text:style-name="P98"><text:soft-page-break/>20 metfromin tablets; 100 mL Ora-Plus; 100 mL Ora-Sweet</text:p>
        </text:list-item>
      </text:list>
      <text:p text:style-name="P4"/>
      <text:p text:style-name="P4">Worksheet 12-2</text:p>
      <text:list xml:id="list150784377" text:style-name="L58">
        <text:list-item>
          <text:p text:style-name="P99">4% diclofenac sodium</text:p>
        </text:list-item>
        <text:list-item>
          <text:p text:style-name="P99">2.4 g glycopyrrolate; 2.3 mL benzyl alcohol; qs 240 mL purified water</text:p>
        </text:list-item>
        <text:list-item>
          <text:p text:style-name="P99">120 tablets</text:p>
        </text:list-item>
        <text:list-item>
          <text:p text:style-name="P99">25 g potassium bromide</text:p>
        </text:list-item>
        <text:list-item>
          <text:p text:style-name="P99">1% hydrocortisone</text:p>
        </text:list-item>
        <text:list-item>
          <text:p text:style-name="P99">9.6 mL promethazine; 125 mL codeine; 105.4 mL cherry syrup</text:p>
        </text:list-item>
        <text:list-item>
          <text:p text:style-name="P99">60 tablets</text:p>
        </text:list-item>
        <text:list-item>
          <text:p text:style-name="P99">4 tablets</text:p>
        </text:list-item>
        <text:list-item>
          <text:p text:style-name="P99">6 capsules</text:p>
        </text:list-item>
        <text:list-item>
          <text:p text:style-name="P99">160 mL nystatin; 16 mL gentamicin; 8 mL colistimethate</text:p>
        </text:list-item>
        <text:list-item>
          <text:p text:style-name="P99">12 acetazolamide tablets; 60 mL Ora-Plus; 60 mL Ora-Sweet</text:p>
        </text:list-item>
        <text:list-item>
          <text:p text:style-name="P99">24 amlodipine tablets; 60 mL Ora-Plus; 60 mL Ora-Sweet</text:p>
        </text:list-item>
        <text:list-item>
          <text:p text:style-name="P99">12 tablets</text:p>
        </text:list-item>
        <text:list-item>
          <text:p text:style-name="P99">120 tablets</text:p>
        </text:list-item>
        <text:list-item>
          <text:p text:style-name="P99">15 tablets</text:p>
        </text:list-item>
      </text:list>
      <text:p text:style-name="P4"/>
      <text:p text:style-name="P4">Worksheet 12-3</text:p>
      <text:list xml:id="list1637200012" text:style-name="L59">
        <text:list-item>
          <text:p text:style-name="P100">Add 30 mL of water initially to wet powder, then add another 60 mL</text:p>
        </text:list-item>
        <text:list-item>
          <text:p text:style-name="P100">20 mL Donnatal elixir; 20 mL lidocaine viscous; 80 mL Mylanta</text:p>
        </text:list-item>
        <text:list-item>
          <text:p text:style-name="P100">5.68 g ichthammol; 5.68 g lanolin; 45.44 g white petrolatum <text:span text:style-name="T16">or</text:span> 6 g ichthammol; 6 g lanolin; 48 g white petrolatum</text:p>
        </text:list-item>
        <text:list-item>
          <text:p text:style-name="P100">38.4 g zinc oxide; 1.2 g menthol; 2.4 g phenol; 220.8 mL calcium hydroxide solution; qs ad 480 mL olive oil</text:p>
        </text:list-item>
        <text:list-item>
          <text:p text:style-name="P100">4.8 g diclofenac sodium; 55.2 g Pentravan cream</text:p>
        </text:list-item>
        <text:list-item>
          <text:p text:style-name="P100">30 tetracycline capsules; 150 mL Ora-Plus; 150 mL Ora-Sweet</text:p>
        </text:list-item>
        <text:list-item>
          <text:p text:style-name="P100">120 mg benzocaine; 840 mg acacia; 6 drops food coloring; 6 drops flavoring</text:p>
        </text:list-item>
        <text:list-item>
          <text:p text:style-name="P100">0.91 mL</text:p>
        </text:list-item>
        <text:list-item>
          <text:p text:style-name="P100">12.5 g erythromycin concentrate; 37.5 g ophthalmic base; 0.5% erythromycin</text:p>
        </text:list-item>
        <text:list-item>
          <text:p text:style-name="P100">12 clonazepam tablets; 60 mL Ora-Plus; 60 mL Ora-Sweet</text:p>
        </text:list-item>
        <text:list-item>
          <text:p text:style-name="P100">12 tablets</text:p>
        </text:list-item>
        <text:list-item>
          <text:p text:style-name="P100">30 bethanechol tablets; 30 mL Ora-Plus; 30 mL Ora-Sweet</text:p>
        </text:list-item>
        <text:list-item>
          <text:p text:style-name="P100"><text:s/></text:p>
          <text:list>
            <text:list-item>
              <text:p text:style-name="P100">15 mL</text:p>
            </text:list-item>
            <text:list-item>
              <text:p text:style-name="P100">240 mL</text:p>
            </text:list-item>
            <text:list-item>
              <text:p text:style-name="P100">240 tablets</text:p>
            </text:list-item>
          </text:list>
        </text:list-item>
        <text:list-item>
          <text:p text:style-name="P100">40 diltiazem tablets; 150 mL Ora-Plus; 150 mL Ora-Sweet</text:p>
        </text:list-item>
        <text:list-item>
          <text:p text:style-name="P100">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648311340" text:style-name="L60">
        <text:list-item>
          <text:p text:style-name="P101">5.7%</text:p>
        </text:list-item>
        <text:list-item>
          <text:p text:style-name="P101">crush and triturate 12 tablets then weigh out 3.71 grams</text:p>
        </text:list-item>
        <text:list-item>
          <text:p text:style-name="P101"><text:soft-page-break/>2.4 g procaine; 25.24 g cocoa butter</text:p>
        </text:list-item>
        <text:list-item>
          <text:p text:style-name="P101">size 3 capsule shell</text:p>
        </text:list-item>
        <text:list-item>
          <text:p text:style-name="P101"><text:s/></text:p>
          <text:list>
            <text:list-item>
              <text:p text:style-name="P101">58.5%</text:p>
            </text:list-item>
            <text:list-item>
              <text:p text:style-name="P101">5 mg morphine</text:p>
            </text:list-item>
            <text:list-item>
              <text:p text:style-name="P101">5 mg cocaine</text:p>
            </text:list-item>
          </text:list>
        </text:list-item>
        <text:list-item>
          <text:p text:style-name="P101">30 levothyroxine tablets; 48 mL glycerin; qs 120 mL distilled water</text:p>
        </text:list-item>
        <text:list-item>
          <text:p text:style-name="P101">25 g bentonite; 475 mL purified water</text:p>
        </text:list-item>
        <text:list-item>
          <text:p text:style-name="P101">crush and triturate 13 tablets then weigh out 7.94 grams</text:p>
        </text:list-item>
        <text:list-item>
          <text:p text:style-name="P101"><text:s/></text:p>
          <text:list>
            <text:list-item>
              <text:p text:style-name="P101">2.4 g procaine</text:p>
            </text:list-item>
            <text:list-item>
              <text:p text:style-name="P101">1.2 g hydrocortisone acetate</text:p>
            </text:list-item>
            <text:list-item>
              <text:p text:style-name="P101">0.72 g witch hazel; 0.73 mL witch hazel</text:p>
            </text:list-item>
            <text:list-item>
              <text:p text:style-name="P101">44.55 g cocoa butter</text:p>
            </text:list-item>
          </text:list>
        </text:list-item>
        <text:list-item>
          <text:p text:style-name="P101">size 1 capsule shell</text:p>
        </text:list-item>
      </text:list>
      <text:p text:style-name="P4"/>
      <text:p text:style-name="P4">Worksheet 12-5</text:p>
      <text:list xml:id="list2137080878" text:style-name="L61">
        <text:list-item>
          <text:p text:style-name="P102">Add 30.5 mL of water each time.</text:p>
        </text:list-item>
        <text:list-item>
          <text:p text:style-name="P102">Add 26 mL of water each time.</text:p>
        </text:list-item>
        <text:list-item>
          <text:p text:style-name="P102">30 mL lidocaine HCl; 90 mL Cetaphil Lotion</text:p>
        </text:list-item>
        <text:list-item>
          <text:p text:style-name="P102">6 g precipitated sulfur; 1.2 g salicylic acid; 52.8 g hydrophilic ointment</text:p>
        </text:list-item>
        <text:list-item>
          <text:p text:style-name="P102">45.4 g precipitated sulfur; 9.08 g salicylic acid; 399.52 g hydrophilic ointment</text:p>
        </text:list-item>
        <text:list-item>
          <text:p text:style-name="P102">160 mL of each ingredient</text:p>
        </text:list-item>
        <text:list-item>
          <text:p text:style-name="P102"><text:s/></text:p>
          <text:list>
            <text:list-item>
              <text:p text:style-name="P102">368 mL of Mudd Mixture</text:p>
            </text:list-item>
            <text:list-item>
              <text:p text:style-name="P102">320 mL nystatin; 32 mL gentamicin; 16 mL colistimethate</text:p>
            </text:list-item>
            <text:list-item>
              <text:p text:style-name="P102">1 bottle of nystatin; 2 vials of gentamicin; 3 vials of colistimethate</text:p>
            </text:list-item>
          </text:list>
        </text:list-item>
        <text:list-item>
          <text:p text:style-name="P102">12 capsules</text:p>
        </text:list-item>
        <text:list-item>
          <text:p text:style-name="P102"/>
          <text:list>
            <text:list-item>
              <text:p text:style-name="P102">0.568 g metronidazole; 0.568 g silver sulfadiazine; 2.84 g glycerin; qs 56.8 g hydrophylic ointment <text:span text:style-name="T16">or</text:span> 0.6 g metronidazole; 0.6 g silver sulfadiazine; 3 g glycerin; qs 60 g hydrophylic ointment</text:p>
            </text:list-item>
            <text:list-item>
              <text:p text:style-name="P102">2.27 mL <text:span text:style-name="T16">or</text:span> 2.4 mL glycerin</text:p>
            </text:list-item>
          </text:list>
        </text:list-item>
        <text:list-item>
          <text:p text:style-name="P102"><text:s/></text:p>
          <text:list>
            <text:list-item>
              <text:p text:style-name="P102">120 mg lidocaine HCl; 840 mg acacia; 6 drops food coloring; 6 drops flavoring</text:p>
            </text:list-item>
            <text:list-item>
              <text:p text:style-name="P102">3 mL lidocaine HCl</text:p>
            </text:list-item>
          </text:list>
        </text:list-item>
        <text:list-item>
          <text:p text:style-name="P102">5 tablets</text:p>
        </text:list-item>
        <text:list-item>
          <text:p text:style-name="P102">crush and triturate 4 tablets then weigh out 0.3 grams</text:p>
        </text:list-item>
        <text:list-item>
          <text:p text:style-name="P102">0.6 g aminophylline; 12.47 g cocoa butter</text:p>
        </text:list-item>
        <text:list-item>
          <text:p text:style-name="P102">size 0 capsule shell</text:p>
        </text:list-item>
        <text:list-item>
          <text:p text:style-name="P102"><text:s/></text:p>
          <text:list>
            <text:list-item>
              <text:p text:style-name="P102">24 mL prednisone elixir</text:p>
            </text:list-item>
            <text:list-item>
              <text:p text:style-name="P102">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858360281"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682228886"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1424971018"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159406384"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454032533"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3"><text:span text:style-name="T1">30.33 days' supply inventory; </text:span><text:span text:style-name="T1">$2,061.74 over budget</text:span></text:p>
          </text:list-item>
          <text:list-item>
            <text:p text:style-name="P103"><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1388835246" text:style-name="L67">
        <text:list-item>
          <text:p text:style-name="P53">Environmental considerations include proper temperature, ventilation, humidity, light and sanitation.</text:p>
        </text:list-item>
        <text:list-item>
          <text:p text:style-name="P53">Freezer: -25° to -10° C (-13° to 14° F); Refrigerator: 2° to 8° C (36° to 46° F); Controlled room temperature: 15° to 30° C (59° to 86° F)</text:p>
        </text:list-item>
        <text:list-item>
          <text:p text:style-name="P53">More than 200 medications are considered light sensitive.</text:p>
        </text:list-item>
        <text:list-item>
          <text:p text:style-name="P53">It breaks down into cyanide.</text:p>
        </text:list-item>
        <text:list-item>
          <text:p text:style-name="P53">The state board of pharmacy sets sanitation standards.</text:p>
        </text:list-item>
        <text:list-item>
          <text:p text:style-name="P53">A legend drug is a medication that requires a prescription and only “authorized personnel” should have access to it.</text:p>
        </text:list-item>
        <text:list-item>
          <text:p text:style-name="P53">Schedule III – V medications must either be stored in a secured vault or be distributed throughout the pharmacy stock.</text:p>
        </text:list-item>
        <text:list-item>
          <text:p text:style-name="P53">Schedule II medications must also <text:s/>either be stored in a secured vault or be distributed throughout the pharmacy stock; although, some states specifically require Schedule II medications to be stored in a secured vault.</text:p>
        </text:list-item>
        <text:list-item>
          <text:p text:style-name="P53">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3">10/31/2020</text:p>
        </text:list-item>
      </text:list>
      <text:p text:style-name="P5"/>
      <text:section text:style-name="Sect2" text:name="Section64">
        <text:p text:style-name="P5">Worksheet 14-4</text:p>
        <text:list xml:id="list168266476" text:style-name="L68">
          <text:list-item>
            <text:p text:style-name="P54">$14.97</text:p>
          </text:list-item>
          <text:list-item>
            <text:p text:style-name="P54">$37.41</text:p>
          </text:list-item>
          <text:list-item>
            <text:p text:style-name="P54">$105.60</text:p>
          </text:list-item>
          <text:list-item>
            <text:p text:style-name="P54">$269.70</text:p>
          </text:list-item>
          <text:list-item>
            <text:p text:style-name="P54">$361.41</text:p>
          </text:list-item>
          <text:list-item>
            <text:p text:style-name="P54">$82.50</text:p>
          </text:list-item>
          <text:list-item>
            <text:p text:style-name="P54">$205.50</text:p>
          </text:list-item>
          <text:list-item>
            <text:p text:style-name="P54">$460.50</text:p>
          </text:list-item>
          <text:list-item>
            <text:p text:style-name="P54">$201.36</text:p>
          </text:list-item>
          <text:list-item>
            <text:p text:style-name="P54">$381.90</text:p>
          </text:list-item>
          <text:list-item>
            <text:p text:style-name="P54">$44.63</text:p>
          </text:list-item>
          <text:list-item>
            <text:p text:style-name="P54">$207.73</text:p>
          </text:list-item>
          <text:list-item>
            <text:p text:style-name="P54">$341.60</text:p>
          </text:list-item>
          <text:list-item>
            <text:p text:style-name="P54">$284.38</text:p>
          </text:list-item>
          <text:list-item>
            <text:p text:style-name="P54">$330.66</text:p>
          </text:list-item>
          <text:list-item>
            <text:p text:style-name="P54">$236.60</text:p>
          </text:list-item>
          <text:list-item>
            <text:p text:style-name="P54">$348.97</text:p>
          </text:list-item>
          <text:list-item>
            <text:p text:style-name="P54">$362.83</text:p>
          </text:list-item>
          <text:list-item>
            <text:p text:style-name="P54">$370.39</text:p>
          </text:list-item>
          <text:list-item>
            <text:p text:style-name="P54">$826.88</text:p>
          </text:list-item>
          <text:list-item>
            <text:p text:style-name="P54">$18.50</text:p>
          </text:list-item>
          <text:list-item>
            <text:p text:style-name="P54">$25.25</text:p>
          </text:list-item>
          <text:list-item>
            <text:p text:style-name="P54">$18.50</text:p>
          </text:list-item>
          <text:list-item>
            <text:p text:style-name="P54">$153.50</text:p>
          </text:list-item>
          <text:list-item>
            <text:p text:style-name="P54">$9.50</text:p>
          </text:list-item>
          <text:list-item>
            <text:p text:style-name="P54">$14.22</text:p>
          </text:list-item>
          <text:list-item>
            <text:p text:style-name="P54">$35.54</text:p>
          </text:list-item>
          <text:list-item>
            <text:p text:style-name="P54">$100.32</text:p>
          </text:list-item>
          <text:list-item>
            <text:p text:style-name="P54">$256.22</text:p>
          </text:list-item>
          <text:list-item>
            <text:p text:style-name="P54">$343.34</text:p>
          </text:list-item>
          <text:list-item>
            <text:p text:style-name="P54">$78.38</text:p>
          </text:list-item>
          <text:list-item>
            <text:p text:style-name="P54">$195.23</text:p>
          </text:list-item>
          <text:list-item>
            <text:p text:style-name="P54">$437.48</text:p>
          </text:list-item>
          <text:list-item>
            <text:p text:style-name="P54">$191.29</text:p>
          </text:list-item>
          <text:list-item>
            <text:p text:style-name="P54">$362.81</text:p>
          </text:list-item>
          <text:list-item>
            <text:p text:style-name="P54">$40.17</text:p>
          </text:list-item>
          <text:list-item>
            <text:p text:style-name="P54">$186.96</text:p>
          </text:list-item>
          <text:list-item>
            <text:p text:style-name="P54">$307.44</text:p>
          </text:list-item>
          <text:list-item>
            <text:p text:style-name="P54">$255.94</text:p>
          </text:list-item>
          <text:list-item>
            <text:p text:style-name="P54">$297.59</text:p>
          </text:list-item>
          <text:list-item>
            <text:p text:style-name="P54">$212.94</text:p>
          </text:list-item>
          <text:list-item>
            <text:p text:style-name="P54">$314.07</text:p>
          </text:list-item>
          <text:list-item>
            <text:p text:style-name="P54">$326.55</text:p>
          </text:list-item>
          <text:list-item>
            <text:p text:style-name="P54">$333.35</text:p>
          </text:list-item>
          <text:list-item>
            <text:p text:style-name="P54">$744.19</text:p>
          </text:list-item>
          <text:list-item>
            <text:p text:style-name="P54">20%</text:p>
          </text:list-item>
          <text:list-item>
            <text:p text:style-name="P54">$16.99</text:p>
          </text:list-item>
          <text:list-item>
            <text:p text:style-name="P54">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4">$5,225</text:p>
          </text:list-item>
          <text:list-item>
            <text:p text:style-name="P54">$7.64</text:p>
          </text:list-item>
          <text:list-item>
            <text:p text:style-name="P54">$16,200</text:p>
          </text:list-item>
        </text:list>
      </text:section>
      <text:p text:style-name="P5"/>
      <text:section text:style-name="Sect3" text:name="Section65">
        <text:p text:style-name="P5">Worksheet 14-5</text:p>
        <text:list xml:id="list701769604" text:style-name="L69">
          <text:list-item>
            <text:p text:style-name="P55">$18.95 gross profit; $13.95net profit</text:p>
          </text:list-item>
          <text:list-item>
            <text:p text:style-name="P55">$23.63 gross profit; $18.63 net profit</text:p>
          </text:list-item>
          <text:list-item>
            <text:p text:style-name="P55">$6.45 gross profit; $1.45 net profit</text:p>
          </text:list-item>
          <text:list-item>
            <text:p text:style-name="P55">$41.03 gross profit; $36.03 net profit</text:p>
          </text:list-item>
          <text:list-item>
            <text:p text:style-name="P55">$8.83 gross profit; $3.83 net profit</text:p>
          </text:list-item>
          <text:list-item>
            <text:p text:style-name="P55">$7.53 gross profit; $2.53 net profit</text:p>
          </text:list-item>
          <text:list-item>
            <text:p text:style-name="P55">$24.01 gross profit; $19.01 net profit</text:p>
          </text:list-item>
          <text:list-item>
            <text:p text:style-name="P55"><text:soft-page-break/>$5.44 gross profit; $0.44 net profit</text:p>
          </text:list-item>
          <text:list-item>
            <text:p text:style-name="P55">$80.33 gross profit; $75.33 net profit</text:p>
          </text:list-item>
          <text:list-item>
            <text:p text:style-name="P55">$102.22 gross profit; $97.22 net profit</text:p>
          </text:list-item>
          <text:list-item>
            <text:p text:style-name="P55">$103.43 gross profit; $98.43 net profit</text:p>
          </text:list-item>
          <text:list-item>
            <text:p text:style-name="P55">$44.12 gross profit; $39.12 net profit</text:p>
          </text:list-item>
          <text:list-item>
            <text:p text:style-name="P55">$29.15 gross profit; $24.15 net profit</text:p>
          </text:list-item>
          <text:list-item>
            <text:p text:style-name="P55">$11.77 gross profit; $6.77 net profit</text:p>
          </text:list-item>
          <text:list-item>
            <text:p text:style-name="P55">$106.06 gross profit; $101.06 net profit</text:p>
          </text:list-item>
          <text:list-item>
            <text:p text:style-name="P55">$4.92 gross profit; $0.08 net loss</text:p>
          </text:list-item>
          <text:list-item>
            <text:p text:style-name="P55">$9.43 gross profit; $4.43 net profit</text:p>
          </text:list-item>
          <text:list-item>
            <text:p text:style-name="P55">$27.17 gross profit; $22.17 net profit</text:p>
          </text:list-item>
          <text:list-item>
            <text:p text:style-name="P55">$4.26 gross profit; $0.74 net loss</text:p>
          </text:list-item>
          <text:list-item>
            <text:p text:style-name="P55">$3.97 gross profit; $1.03 net loss</text:p>
          </text:list-item>
          <text:list-item>
            <text:p text:style-name="P55">$18.95 gross profit; $13.95 net profit</text:p>
          </text:list-item>
          <text:list-item>
            <text:p text:style-name="P55">$23.63 gross profit; $18.63 net profit</text:p>
          </text:list-item>
          <text:list-item>
            <text:p text:style-name="P55">$6.45 gross profit; $2.95 net profit</text:p>
          </text:list-item>
          <text:list-item>
            <text:p text:style-name="P55">$41.03 gross profit; $33.53 net profit</text:p>
          </text:list-item>
          <text:list-item>
            <text:p text:style-name="P55">$8.83 gross profit; $5.33 net profit</text:p>
          </text:list-item>
          <text:list-item>
            <text:p text:style-name="P55">$7.53 gross profit; $4.03 net profit</text:p>
          </text:list-item>
          <text:list-item>
            <text:p text:style-name="P55">$24.01 gross profit; $19.01 net profit</text:p>
          </text:list-item>
          <text:list-item>
            <text:p text:style-name="P55">$5.44 gross profit; $1.94 net profit</text:p>
          </text:list-item>
          <text:list-item>
            <text:p text:style-name="P55">$80.33 gross profit; $72.83 net profit</text:p>
          </text:list-item>
          <text:list-item>
            <text:p text:style-name="P55">$102.22 gross profit; $94.72 net profit</text:p>
          </text:list-item>
          <text:list-item>
            <text:p text:style-name="P55">$103.43 gross profit; $95.93 net profit</text:p>
          </text:list-item>
          <text:list-item>
            <text:p text:style-name="P55">$44.12 gross profit; $36.62 net profit</text:p>
          </text:list-item>
          <text:list-item>
            <text:p text:style-name="P55">$29.15 gross profit; $24.15 net profit</text:p>
          </text:list-item>
          <text:list-item>
            <text:p text:style-name="P55">$11.77 gross profit; $8.27 net profit</text:p>
          </text:list-item>
          <text:list-item>
            <text:p text:style-name="P55">$106.06 gross profit; $98.56 net profit</text:p>
          </text:list-item>
          <text:list-item>
            <text:p text:style-name="P55">$4.92 gross profit; $1.42 net profit</text:p>
          </text:list-item>
          <text:list-item>
            <text:p text:style-name="P55">$9.43 gross profit; $5.93 net profit</text:p>
          </text:list-item>
          <text:list-item>
            <text:p text:style-name="P55">$27.17 gross profit; $22.17 net profit</text:p>
          </text:list-item>
          <text:list-item>
            <text:p text:style-name="P55">$4.26 gross profit; $0.76 net profit</text:p>
          </text:list-item>
          <text:list-item>
            <text:p text:style-name="P55">$3.97 gross profit; $0.47 net profit</text:p>
          </text:list-item>
        </text:list>
      </text:section>
      <text:p text:style-name="P5"/>
      <text:section text:style-name="Sect2" text:name="Section66">
        <text:p text:style-name="P5">Worksheet 14-6</text:p>
        <text:list xml:id="list1572472997" text:style-name="L70">
          <text:list-item>
            <text:p text:style-name="P56">$30.47</text:p>
          </text:list-item>
          <text:list-item>
            <text:p text:style-name="P56">$39.52</text:p>
          </text:list-item>
          <text:list-item>
            <text:p text:style-name="P56">$7.50</text:p>
          </text:list-item>
          <text:list-item>
            <text:p text:style-name="P56">$68.33</text:p>
          </text:list-item>
          <text:list-item>
            <text:p text:style-name="P56">$7.50</text:p>
          </text:list-item>
          <text:list-item>
            <text:p text:style-name="P56">$11.29</text:p>
          </text:list-item>
          <text:list-item>
            <text:p text:style-name="P56">$26.24</text:p>
          </text:list-item>
          <text:list-item>
            <text:p text:style-name="P56">$7.26</text:p>
          </text:list-item>
          <text:list-item>
            <text:p text:style-name="P56">$144.30</text:p>
          </text:list-item>
          <text:list-item>
            <text:p text:style-name="P56">$186.63</text:p>
          </text:list-item>
          <text:list-item>
            <text:p text:style-name="P56">$188.80</text:p>
          </text:list-item>
          <text:list-item>
            <text:p text:style-name="P56">$74.29</text:p>
          </text:list-item>
          <text:list-item>
            <text:p text:style-name="P56">$11.91</text:p>
          </text:list-item>
          <text:list-item>
            <text:p text:style-name="P56">$19.51</text:p>
          </text:list-item>
          <text:list-item>
            <text:p text:style-name="P56">$194.05</text:p>
          </text:list-item>
          <text:list-item>
            <text:p text:style-name="P56">$6.26</text:p>
          </text:list-item>
          <text:list-item>
            <text:p text:style-name="P56">$14.95</text:p>
          </text:list-item>
          <text:list-item>
            <text:p text:style-name="P56">$46.36</text:p>
          </text:list-item>
          <text:list-item>
            <text:p text:style-name="P56">$5.06</text:p>
          </text:list-item>
          <text:list-item>
            <text:p text:style-name="P56">$4.41</text:p>
          </text:list-item>
          <text:list-item>
            <text:p text:style-name="P56">Fred's Pharmacy lost $121 last month on Senile Sally.</text:p>
          </text:list-item>
          <text:list-item>
            <text:p text:style-name="P56"><text:s/></text:p>
            <text:list>
              <text:list-item>
                <text:p text:style-name="P56">$2,750.00</text:p>
              </text:list-item>
              <text:list-item>
                <text:p text:style-name="P56">$847.37</text:p>
              </text:list-item>
              <text:list-item>
                <text:p text:style-name="P56">$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1388450470" text:style-name="L71">
          <text:list-item>
            <text:p text:style-name="P104">$4.13</text:p>
          </text:list-item>
          <text:list-item>
            <text:p text:style-name="P104">$3.53</text:p>
          </text:list-item>
          <text:list-item>
            <text:p text:style-name="P104">$1,026.00</text:p>
          </text:list-item>
          <text:list-item>
            <text:p text:style-name="P104">$634.00</text:p>
          </text:list-item>
        </text:list>
      </text:section>
      <text:p text:style-name="P2"/>
      <text:section text:style-name="Sect3" text:name="Section68">
        <text:p text:style-name="P2">Worksheet 14-9</text:p>
        <text:list xml:id="list1140155012" text:style-name="L72">
          <text:list-item>
            <text:p text:style-name="P105">g</text:p>
          </text:list-item>
          <text:list-item>
            <text:p text:style-name="P105">o</text:p>
          </text:list-item>
          <text:list-item>
            <text:p text:style-name="P105">u</text:p>
          </text:list-item>
          <text:list-item>
            <text:p text:style-name="P105">l</text:p>
          </text:list-item>
          <text:list-item>
            <text:p text:style-name="P105">i</text:p>
          </text:list-item>
          <text:list-item>
            <text:p text:style-name="P105">p</text:p>
          </text:list-item>
          <text:list-item>
            <text:p text:style-name="P105">q</text:p>
          </text:list-item>
          <text:list-item>
            <text:p text:style-name="P105">r</text:p>
          </text:list-item>
          <text:list-item>
            <text:p text:style-name="P105">w</text:p>
          </text:list-item>
          <text:list-item>
            <text:p text:style-name="P105">m</text:p>
          </text:list-item>
          <text:list-item>
            <text:p text:style-name="P105">n</text:p>
          </text:list-item>
          <text:list-item>
            <text:p text:style-name="P105">k</text:p>
          </text:list-item>
          <text:list-item>
            <text:p text:style-name="P105">v</text:p>
          </text:list-item>
          <text:list-item>
            <text:p text:style-name="P105">e</text:p>
          </text:list-item>
          <text:list-item>
            <text:p text:style-name="P105">t</text:p>
          </text:list-item>
          <text:list-item>
            <text:p text:style-name="P105">a</text:p>
          </text:list-item>
          <text:list-item>
            <text:p text:style-name="P105">b</text:p>
          </text:list-item>
          <text:list-item>
            <text:p text:style-name="P105">d</text:p>
          </text:list-item>
          <text:list-item>
            <text:p text:style-name="P105">h</text:p>
          </text:list-item>
          <text:list-item>
            <text:p text:style-name="P105">f</text:p>
          </text:list-item>
          <text:list-item>
            <text:p text:style-name="P105">j</text:p>
          </text:list-item>
          <text:list-item>
            <text:p text:style-name="P105">s</text:p>
          </text:list-item>
          <text:list-item>
            <text:p text:style-name="P105">c</text:p>
          </text:list-item>
          <text:list-item>
            <text:p text:style-name="P105">1</text:p>
          </text:list-item>
          <text:list-item>
            <text:p text:style-name="P105">2</text:p>
          </text:list-item>
          <text:list-item>
            <text:p text:style-name="P105">0</text:p>
          </text:list-item>
          <text:list-item>
            <text:p text:style-name="P105">3</text:p>
          </text:list-item>
          <text:list-item>
            <text:p text:style-name="P105">0</text:p>
          </text:list-item>
          <text:list-item>
            <text:p text:style-name="P105">11.5 annual turnover rate</text:p>
          </text:list-item>
          <text:list-item>
            <text:p text:style-name="P105">12 annual turnover rate</text:p>
          </text:list-item>
          <text:list-item>
            <text:p text:style-name="P105">31.65 days; $10,750.65 under budget</text:p>
          </text:list-item>
          <text:list-item>
            <text:p text:style-name="P105">30.33 days; $1,855.55 over budget</text:p>
          </text:list-item>
          <text:list-item>
            <text:p text:style-name="P105">DEA 222 form or CSOS</text:p>
          </text:list-item>
          <text:list-item>
            <text:p text:style-name="P105">On the regular warehouse order form</text:p>
          </text:list-item>
          <text:list-item>
            <text:p text:style-name="P105">Controlled substances are to be checked in by the pharmacist; a pharmacy technician may assist under the direct supervision of a pharmacist.</text:p>
          </text:list-item>
          <text:list-item>
            <text:p text:style-name="P105">Under federal guidelines CIIs may be either locked in a secure vault or distributed throughout the inventory. CIII-V medications may also either be locked in a secure vault or distributed throughout the inventory.</text:p>
          </text:list-item>
          <text:list-item>
            <text:p text:style-name="P105">Temperature, ventilation, humidity, light, safety, and sanitation.</text:p>
          </text:list-item>
          <text:list-item>
            <text:p text:style-name="P105">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5"><text:span text:style-name="T2">02/28/2020 will expire first because 2020 is a leap year and therefore 02/2020 would not expire till the 29</text:span><text:span text:style-name="T9">th</text:span><text:span text:style-name="T2"> of February that year.</text:span></text:p>
          </text:list-item>
          <text:list-item>
            <text:p text:style-name="P132">40% markup</text:p>
          </text:list-item>
          <text:list-item>
            <text:p text:style-name="P132">$18.48</text:p>
          </text:list-item>
          <text:list-item>
            <text:p text:style-name="P132">3%</text:p>
          </text:list-item>
          <text:list-item>
            <text:p text:style-name="P132">$6,175.00</text:p>
          </text:list-item>
          <text:list-item>
            <text:p text:style-name="P132">$4.50</text:p>
          </text:list-item>
          <text:list-item>
            <text:p text:style-name="P132">$17,820.00</text:p>
          </text:list-item>
          <text:list-item>
            <text:p text:style-name="P132">$20.95 gross profit; $15.95 net profit</text:p>
          </text:list-item>
          <text:list-item>
            <text:p text:style-name="P132">$25.63 gross profit; $20.63 net profit</text:p>
          </text:list-item>
          <text:list-item>
            <text:p text:style-name="P132">$7.01 gross profit; $2.01 net profit</text:p>
          </text:list-item>
          <text:list-item>
            <text:p text:style-name="P132">$44.03 gross profit; $39.03 net profit</text:p>
          </text:list-item>
          <text:list-item>
            <text:p text:style-name="P132">$9.73 gross profit; $4.73 net profit</text:p>
          </text:list-item>
          <text:list-item>
            <text:p text:style-name="P132">$8.13 gross profit; $3.13 net profit</text:p>
          </text:list-item>
          <text:list-item>
            <text:p text:style-name="P132">$132.50</text:p>
          </text:list-item>
          <text:list-item>
            <text:p text:style-name="P132">$39.52</text:p>
          </text:list-item>
          <text:list-item>
            <text:p text:style-name="P132">$11.66</text:p>
          </text:list-item>
          <text:list-item>
            <text:p text:style-name="P132">$68.12</text:p>
          </text:list-item>
          <text:list-item>
            <text:p text:style-name="P132">$10.89</text:p>
          </text:list-item>
          <text:list-item>
            <text:p text:style-name="P132">$21.25 profit</text:p>
          </text:list-item>
          <text:list-item>
            <text:p text:style-name="P132">$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1091648528" text:style-name="L73">
        <text:list-item>
          <text:p text:style-name="P106">$3.67</text:p>
        </text:list-item>
      </text:list>
      <text:p text:style-name="P2"/>
      <text:p text:style-name="P3">Chapter 15 - Parenteral Dosage Calculations</text:p>
      <text:p text:style-name="P5"/>
      <text:section text:style-name="Sect2" text:name="Section69">
        <text:p text:style-name="P5">Worksheet 15-1</text:p>
        <text:list xml:id="list847132712" text:style-name="L74">
          <text:list-item>
            <text:p text:style-name="P107">24.75 mL</text:p>
          </text:list-item>
          <text:list-item>
            <text:p text:style-name="P107">1 mL</text:p>
          </text:list-item>
          <text:list-item>
            <text:p text:style-name="P107">50 mg</text:p>
          </text:list-item>
          <text:list-item>
            <text:p text:style-name="P107">0.12 mL</text:p>
          </text:list-item>
          <text:list-item>
            <text:p text:style-name="P107">0.8 mL</text:p>
          </text:list-item>
          <text:list-item>
            <text:p text:style-name="P107">2.5 mL</text:p>
          </text:list-item>
          <text:list-item>
            <text:p text:style-name="P107">12.5 mL</text:p>
          </text:list-item>
          <text:list-item>
            <text:p text:style-name="P107">14 mL</text:p>
          </text:list-item>
          <text:list-item>
            <text:p text:style-name="P107">1.6 mL</text:p>
          </text:list-item>
          <text:list-item>
            <text:p text:style-name="P107">4.7 mL</text:p>
          </text:list-item>
          <text:list-item>
            <text:p text:style-name="P107">31 mL</text:p>
          </text:list-item>
          <text:list-item>
            <text:p text:style-name="P107">70 mg</text:p>
          </text:list-item>
          <text:list-item>
            <text:p text:style-name="P107">0.5 mL</text:p>
          </text:list-item>
          <text:list-item>
            <text:p text:style-name="P107">4 mL</text:p>
          </text:list-item>
          <text:list-item>
            <text:p text:style-name="P107">7.5 mL</text:p>
          </text:list-item>
          <text:list-item>
            <text:p text:style-name="P107">12 mL</text:p>
          </text:list-item>
          <text:list-item>
            <text:p text:style-name="P107">6 mL</text:p>
          </text:list-item>
        </text:list>
      </text:section>
      <text:p text:style-name="P5"/>
      <text:section text:style-name="Sect2" text:name="Section70">
        <text:p text:style-name="P5">Worksheet 15-2</text:p>
        <text:list xml:id="list2130633107" text:style-name="L75">
          <text:list-item>
            <text:p text:style-name="P133">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3">d c p e i l k b a o n j h g m f</text:p>
          </text:list-item>
          <text:list-item>
            <text:p text:style-name="P133">inhalation and ophthalmic</text:p>
          </text:list-item>
          <text:list-item>
            <text:p text:style-name="P133">sterile, free of visible particulate material, pyrogen-free, stable for intended use, a pH similar to that of human blood, isotonic</text:p>
          </text:list-item>
          <text:list-item>
            <text:p text:style-name="P133">2.5 mL</text:p>
          </text:list-item>
          <text:list-item>
            <text:p text:style-name="P133">0.15 mL</text:p>
          </text:list-item>
          <text:list-item>
            <text:p text:style-name="P133"/>
            <text:list>
              <text:list-item>
                <text:p text:style-name="P133">12.5 mL</text:p>
              </text:list-item>
              <text:list-item>
                <text:p text:style-name="P133">1.5 mL</text:p>
              </text:list-item>
              <text:list-item>
                <text:p text:style-name="P133">21 mL</text:p>
              </text:list-item>
              <text:list-item>
                <text:p text:style-name="P133">31.25 mL</text:p>
              </text:list-item>
              <text:list-item>
                <text:p text:style-name="P133">0.3 mL</text:p>
              </text:list-item>
              <text:list-item>
                <text:p text:style-name="P133">0.5 mL</text:p>
              </text:list-item>
              <text:list-item>
                <text:p text:style-name="P133">4 mL</text:p>
              </text:list-item>
            </text:list>
          </text:list-item>
          <text:list-item>
            <text:p text:style-name="P133">The syringe should be marked at 2 mL</text:p>
          </text:list-item>
          <text:list-item>
            <text:p text:style-name="P133">5 mL</text:p>
          </text:list-item>
          <text:list-item>
            <text:p text:style-name="P133">3 mL</text:p>
          </text:list-item>
          <text:list-item>
            <text:p text:style-name="P133">100 mg</text:p>
          </text:list-item>
          <text:list-item>
            <text:p text:style-name="P133"><text:soft-page-break/>250,000 u/mL = 26 mL; 500,000 u/mL = 13 mL; 1,000,000 u/m/L = 6.5 mL</text:p>
          </text:list-item>
          <text:list-item>
            <text:p text:style-name="P133">Both syringes should be marked at 16 mL.</text:p>
          </text:list-item>
        </text:list>
      </text:section>
      <text:p text:style-name="P5"/>
      <text:p text:style-name="P6">Chapter 16 - Insulin</text:p>
      <text:p text:style-name="P5"/>
      <text:section text:style-name="Sect3" text:name="Section71">
        <text:p text:style-name="P5">Worksheet 16-1</text:p>
        <text:list xml:id="list234799207" text:style-name="L76">
          <text:list-item>
            <text:p text:style-name="P108">A; Mark the syringe at 12 units.</text:p>
          </text:list-item>
          <text:list-item>
            <text:p text:style-name="P108">B; Mark the syringe at 15 units.</text:p>
          </text:list-item>
          <text:list-item>
            <text:p text:style-name="P108">D; Mark the syringe at 35 units.</text:p>
          </text:list-item>
          <text:list-item>
            <text:p text:style-name="P108">E; Mark the syringe at 72 units.</text:p>
          </text:list-item>
          <text:list-item>
            <text:p text:style-name="P108">I; Mark the syringe at 55 units.</text:p>
          </text:list-item>
          <text:list-item>
            <text:p text:style-name="P108">C; Mark the syringe at 22 units.</text:p>
          </text:list-item>
          <text:list-item>
            <text:p text:style-name="P108">F; Mark the syringe at 80 units.</text:p>
          </text:list-item>
          <text:list-item>
            <text:p text:style-name="P108">H; Mark the syringe at 45 units.</text:p>
          </text:list-item>
          <text:list-item>
            <text:p text:style-name="P108">B; Mark the syringe at 25 units.</text:p>
          </text:list-item>
          <text:list-item>
            <text:p text:style-name="P108">G; Mark the syringe at 0.34 cc.</text:p>
          </text:list-item>
          <text:list-item>
            <text:p text:style-name="P108">D; Mark the syringe at 40 units.</text:p>
          </text:list-item>
          <text:list-item>
            <text:p text:style-name="P108">F; Mark the syringe at 77 units.</text:p>
          </text:list-item>
          <text:list-item>
            <text:p text:style-name="P108">E; Mark the syringe at 21 units.</text:p>
          </text:list-item>
          <text:list-item>
            <text:p text:style-name="P108">A; Mark the syringe at 0.5 cc.</text:p>
          </text:list-item>
        </text:list>
      </text:section>
      <text:list xml:id="list69441936" text:continue-numbering="true" text:style-name="L76">
        <text:list-item>
          <text:p text:style-name="P136">The clear rapid or short-acting insulin is actually drawn into the syringe prior to adding the cloudy isophane (NPH) insulin.</text:p>
        </text:list-item>
        <text:list-item>
          <text:p text:style-name="P138"><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7">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2144089714" text:style-name="L77">
          <text:list-item>
            <text:p text:style-name="P109"><text:s/></text:p>
            <text:list>
              <text:list-item>
                <text:p text:style-name="P109">12 carbon, 22 hydrogen, 1 calcium, 14 oxygen</text:p>
              </text:list-item>
              <text:list-item>
                <text:p text:style-name="P109">1 sodium, 2 hydrogen, 1 phosphorous, 4 oxygen</text:p>
              </text:list-item>
              <text:list-item>
                <text:p text:style-name="P109">2 carbon, 3 hydrogen, 2 oxygen, 1 potassium</text:p>
              </text:list-item>
              <text:list-item>
                <text:p text:style-name="P109">2 carbon, 6 hydrogen, 1 oxygen</text:p>
              </text:list-item>
            </text:list>
          </text:list-item>
          <text:list-item>
            <text:p text:style-name="P109"><text:s/></text:p>
            <text:list>
              <text:list-item>
                <text:p text:style-name="P109">1020 <text:span text:style-name="T10">mg monobasic potassium phosphate (KH</text:span><text:span text:style-name="T12">2</text:span><text:span text:style-name="T10">PO</text:span><text:span text:style-name="T12">4</text:span><text:span text:style-name="T10">)</text:span></text:p>
              </text:list-item>
              <text:list-item>
                <text:p text:style-name="P109">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09"><text:s/></text:p>
            <text:list>
              <text:list-item>
                <text:p text:style-name="P109">2.326 mMol calcium gluconate</text:p>
              </text:list-item>
              <text:list-item>
                <text:p text:style-name="P109">4.65 mEq calcium</text:p>
              </text:list-item>
            </text:list>
          </text:list-item>
          <text:list-item>
            <text:p text:style-name="P109">1490 mg potassium chloride</text:p>
          </text:list-item>
          <text:list-item>
            <text:p text:style-name="P109"><text:s/></text:p>
            <text:list>
              <text:list-item>
                <text:p text:style-name="P109">32.99 mCi</text:p>
              </text:list-item>
              <text:list-item>
                <text:p text:style-name="P109">0.55 mL</text:p>
              </text:list-item>
            </text:list>
          </text:list-item>
          <text:list-item>
            <text:p text:style-name="P109">194.2 Gy</text:p>
          </text:list-item>
          <text:list-item>
            <text:p text:style-name="P109">10 mcg cholecalciferol</text:p>
          </text:list-item>
          <text:list-item>
            <text:p text:style-name="P109">10,000 IU ascorbic acid</text:p>
          </text:list-item>
        </text:list>
      </text:section>
      <text:p text:style-name="P5"/>
      <text:p text:style-name="P6">Chapter 18 - Powder Volume Calculations</text:p>
      <text:p text:style-name="P5"/>
      <text:section text:style-name="Sect2" text:name="Section73">
        <text:p text:style-name="P5">Worksheet 18-1</text:p>
        <text:list xml:id="list749607568" text:style-name="L78">
          <text:list-item>
            <text:p text:style-name="P110">8 mL</text:p>
          </text:list-item>
          <text:list-item>
            <text:p text:style-name="P110">92 mL</text:p>
          </text:list-item>
          <text:list-item>
            <text:p text:style-name="P110"><text:s/></text:p>
            <text:list>
              <text:list-item>
                <text:p text:style-name="P110">0.8 mL</text:p>
              </text:list-item>
              <text:list-item>
                <text:p text:style-name="P110">ampicillin 250 mg/mL; <text:soft-page-break/>sulbactam 125 mg/mL</text:p>
              </text:list-item>
            </text:list>
          </text:list-item>
          <text:list-item>
            <text:p text:style-name="P110">27.7 mL</text:p>
          </text:list-item>
          <text:list-item>
            <text:p text:style-name="P110">0.4 mL</text:p>
          </text:list-item>
          <text:list-item>
            <text:p text:style-name="P110">500,000 units/mL</text:p>
          </text:list-item>
          <text:list-item>
            <text:p text:style-name="P110"/>
            <text:list>
              <text:list-item>
                <text:p text:style-name="P110">0.1 mL</text:p>
              </text:list-item>
              <text:list-item>
                <text:p text:style-name="P110">2080 mg</text:p>
              </text:list-item>
            </text:list>
          </text:list-item>
          <text:list-item>
            <text:p text:style-name="P110"><text:s/></text:p>
            <text:list>
              <text:list-item>
                <text:p text:style-name="P110">500,000 units/mL</text:p>
              </text:list-item>
              <text:list-item>
                <text:p text:style-name="P110">400,000 units/mL</text:p>
              </text:list-item>
              <text:list-item>
                <text:p text:style-name="P110">250,000 units/mL</text:p>
              </text:list-item>
              <text:list-item>
                <text:p text:style-name="P110">200,000 units/mL</text:p>
              </text:list-item>
            </text:list>
          </text:list-item>
          <text:list-item>
            <text:p text:style-name="P110"><text:s/></text:p>
            <text:list>
              <text:list-item>
                <text:p text:style-name="P110">0.7 mL</text:p>
              </text:list-item>
              <text:list-item>
                <text:p text:style-name="P110">200 mg/mL</text:p>
              </text:list-item>
              <text:list-item>
                <text:p text:style-name="P110">1.25 mL</text:p>
              </text:list-item>
            </text:list>
          </text:list-item>
          <text:list-item>
            <text:p text:style-name="P110">5 mg/mL</text:p>
          </text:list-item>
        </text:list>
      </text:section>
      <text:p text:style-name="P5"/>
      <text:section text:style-name="Sect2" text:name="Section74">
        <text:p text:style-name="P5">Worksheet 18-2</text:p>
        <text:list xml:id="list205826168" text:style-name="L79">
          <text:list-item>
            <text:p text:style-name="P111">5 mL</text:p>
          </text:list-item>
          <text:list-item>
            <text:p text:style-name="P111">45 mL</text:p>
          </text:list-item>
          <text:list-item>
            <text:p text:style-name="P111"><text:s/></text:p>
            <text:list>
              <text:list-item>
                <text:p text:style-name="P111">28 mL</text:p>
              </text:list-item>
              <text:list-item>
                <text:p text:style-name="P111">piperacillin 200 mg/mL; tazobactam 25 mg/mL</text:p>
              </text:list-item>
              <text:list-item>
                <text:p text:style-name="P111">20 mL</text:p>
              </text:list-item>
            </text:list>
          </text:list-item>
          <text:list-item>
            <text:p text:style-name="P111">0.8 mL</text:p>
          </text:list-item>
          <text:list-item>
            <text:p text:style-name="P111">95.2 mg/mL</text:p>
          </text:list-item>
          <text:list-item>
            <text:p text:style-name="P111"><text:s/></text:p>
            <text:list>
              <text:list-item>
                <text:p text:style-name="P111">10 mL</text:p>
              </text:list-item>
              <text:list-item>
                <text:p text:style-name="P111">8 g</text:p>
              </text:list-item>
              <text:list-item>
                <text:p text:style-name="P111">1.14</text:p>
              </text:list-item>
            </text:list>
          </text:list-item>
          <text:list-item>
            <text:p text:style-name="P111"><text:s/></text:p>
            <text:list>
              <text:list-item>
                <text:p text:style-name="P111">1.17 mL</text:p>
              </text:list-item>
              <text:list-item>
                <text:p text:style-name="P111">1.79</text:p>
              </text:list-item>
            </text:list>
          </text:list-item>
          <text:list-item>
            <text:p text:style-name="P111"><text:s/></text:p>
            <text:list>
              <text:list-item>
                <text:p text:style-name="P111">0.4 mL</text:p>
              </text:list-item>
              <text:list-item>
                <text:p text:style-name="P111">30 mL</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4 mL</text:p>
              </text:list-item>
              <text:list-item>
                <text:p text:style-name="P111">200 mg/mL</text:p>
              </text:list-item>
              <text:list-item>
                <text:p text:style-name="P111">10 mL</text:p>
              </text:list-item>
            </text:list>
          </text:list-item>
          <text:list-item>
            <text:p text:style-name="P111"><text:s/></text:p>
            <text:list>
              <text:list-item>
                <text:p text:style-name="P111">160 mg/mL</text:p>
              </text:list-item>
              <text:list-item>
                <text:p text:style-name="P111">10 mL</text:p>
              </text:list-item>
            </text:list>
          </text:list-item>
          <text:list-item>
            <text:p text:style-name="P111"/>
            <text:list>
              <text:list-item>
                <text:p text:style-name="P111"><draw:frame draw:style-name="fr4" draw:name="Object246" text:anchor-type="as-char" svg:width="0.6256in" svg:height="0.3929in" draw:z-index="35"><draw:object xlink:href="./Object 246" xlink:type="simple" xlink:show="embed" xlink:actuate="onLoad"/><draw:image xlink:href="./ObjectReplacements/Object 246" xlink:type="simple" xlink:show="embed" xlink:actuate="onLoad"/></draw:frame></text:p>
              </text:list-item>
              <text:list-item>
                <text:p text:style-name="P111">3.5 mL of powder volume in the 2.5 g vial; 7 mL of powder volume in the 5 g vial; 14.5 mL of powder volume in the 10 g vial</text:p>
              </text:list-item>
              <text:list-item>
                <text:p text:style-name="P111">2 of the 10 g vials, 1 of the 5 g vials, and 1 of the 2.5 g vials</text:p>
              </text:list-item>
              <text:list-item>
                <text:p text:style-name="P111">reconstitute the 2.5 g vial with 21.5 mL of diluent; reconstitute the 5 g vial with 43 mL of diluent; reconstitute the 10 g vial with 86 mL of diluent</text:p>
              </text:list-item>
              <text:list-item>
                <text:p text:style-name="P111">275 mL</text:p>
              </text:list-item>
            </text:list>
          </text:list-item>
        </text:list>
      </text:section>
      <text:p text:style-name="P5"/>
      <text:section text:style-name="Sect2" text:name="Section75">
        <text:p text:style-name="P5">Worksheet 18-3</text:p>
        <text:list xml:id="list850371390" text:style-name="L80">
          <text:list-item>
            <text:p text:style-name="P112"/>
            <text:list>
              <text:list-item>
                <text:p text:style-name="P112">5 mL</text:p>
              </text:list-item>
              <text:list-item>
                <text:p text:style-name="P112">105 mL</text:p>
              </text:list-item>
              <text:list-item>
                <text:p text:style-name="P112">95.24 mg/mL</text:p>
              </text:list-item>
              <text:list-item>
                <text:p text:style-name="P112">15.75 mL</text:p>
              </text:list-item>
              <text:list-item>
                <text:p text:style-name="P112">This bag needs to be infused via a central line due to its 6 mg/mL concentration.</text:p>
              </text:list-item>
            </text:list>
          </text:list-item>
          <text:list-item>
            <text:p text:style-name="P112">0.26 mL</text:p>
          </text:list-item>
          <text:list-item>
            <text:p text:style-name="P112">1.3 mL</text:p>
          </text:list-item>
          <text:list-item>
            <text:p text:style-name="P112">91.4 mL</text:p>
          </text:list-item>
          <text:list-item>
            <text:p text:style-name="P112"><text:s/></text:p>
            <text:list>
              <text:list-item>
                <text:p text:style-name="P112">7 mL</text:p>
              </text:list-item>
              <text:list-item>
                <text:p text:style-name="P112">10 mL</text:p>
              </text:list-item>
            </text:list>
          </text:list-item>
          <text:list-item>
            <text:p text:style-name="P112"/>
            <text:list>
              <text:list-item>
                <text:p text:style-name="P112">43 mL</text:p>
              </text:list-item>
              <text:list-item>
                <text:p text:style-name="P112">5 mL</text:p>
              </text:list-item>
            </text:list>
          </text:list-item>
          <text:list-item>
            <text:p text:style-name="P112"/>
            <text:list>
              <text:list-item>
                <text:p text:style-name="P112">0.2 mL</text:p>
              </text:list-item>
              <text:list-item>
                <text:p text:style-name="P112">1800 mg</text:p>
              </text:list-item>
            </text:list>
          </text:list-item>
          <text:list-item>
            <text:p text:style-name="P112"/>
            <text:list>
              <text:list-item>
                <text:p text:style-name="P112">250,000 units/mL</text:p>
              </text:list-item>
              <text:list-item>
                <text:p text:style-name="P112">14 mL</text:p>
              </text:list-item>
            </text:list>
          </text:list-item>
          <text:list-item>
            <text:p text:style-name="P112"/>
            <text:list>
              <text:list-item>
                <text:p text:style-name="P112">1.4 mL</text:p>
              </text:list-item>
              <text:list-item>
                <text:p text:style-name="P112">200 mg/mL</text:p>
              </text:list-item>
              <text:list-item>
                <text:p text:style-name="P112">7.5 mL</text:p>
              </text:list-item>
            </text:list>
          </text:list-item>
          <text:list-item>
            <text:p text:style-name="P112"/>
            <text:list>
              <text:list-item>
                <text:p text:style-name="P112">28 mL</text:p>
              </text:list-item>
              <text:list-item>
                <text:p text:style-name="P112">piperacillin 400 mg/mL; tazobactam 50 mg/mL</text:p>
              </text:list-item>
              <text:list-item>
                <text:p text:style-name="P112">7.5 mL</text:p>
              </text:list-item>
            </text:list>
          </text:list-item>
        </text:list>
      </text:section>
      <text:p text:style-name="P5"/>
      <text:p text:style-name="P6">Chapter 19 - Percentage Strength</text:p>
      <text:p text:style-name="P5"/>
      <text:section text:style-name="Sect2" text:name="Section76">
        <text:p text:style-name="P5">Worksheet 19-1</text:p>
        <text:list xml:id="list1202890084" text:style-name="L81">
          <text:list-item>
            <text:p text:style-name="P113">2.4 g</text:p>
          </text:list-item>
          <text:list-item>
            <text:p text:style-name="P113">25 L</text:p>
          </text:list-item>
          <text:list-item>
            <text:p text:style-name="P113">2 mL</text:p>
          </text:list-item>
          <text:list-item>
            <text:p text:style-name="P113">5 mL</text:p>
          </text:list-item>
          <text:list-item>
            <text:p text:style-name="P113"><text:s/></text:p>
            <text:list>
              <text:list-item>
                <text:p text:style-name="P113">58.5 g</text:p>
              </text:list-item>
              <text:list-item>
                <text:p text:style-name="P113">234 mg/mL</text:p>
              </text:list-item>
            </text:list>
          </text:list-item>
          <text:list-item>
            <text:p text:style-name="P113">12.5 mL</text:p>
          </text:list-item>
          <text:list-item>
            <text:p text:style-name="P113">5 mL</text:p>
          </text:list-item>
          <text:list-item>
            <text:p text:style-name="P113">908 mg</text:p>
          </text:list-item>
          <text:list-item>
            <text:p text:style-name="P113">17.5 mL</text:p>
          </text:list-item>
          <text:list-item>
            <text:p text:style-name="P113">26 g</text:p>
          </text:list-item>
          <text:list-item>
            <text:p text:style-name="P113">3000 mg</text:p>
          </text:list-item>
          <text:list-item>
            <text:p text:style-name="P113">4 capsules</text:p>
          </text:list-item>
          <text:list-item>
            <text:p text:style-name="P113">2.25 mg</text:p>
          </text:list-item>
          <text:list-item>
            <text:p text:style-name="P113">No, there is not enough drug in stock to fill this <text:soft-page-break/>order.</text:p>
          </text:list-item>
          <text:list-item>
            <text:p text:style-name="P113">30%</text:p>
          </text:list-item>
          <text:list-item>
            <text:p text:style-name="P113"><text:s/></text:p>
            <text:list>
              <text:list-item>
                <text:p text:style-name="P113">2.5 mL</text:p>
              </text:list-item>
              <text:list-item>
                <text:p text:style-name="P113">0.075 mL</text:p>
              </text:list-item>
            </text:list>
          </text:list-item>
          <text:list-item>
            <text:p text:style-name="P113">2.5%</text:p>
          </text:list-item>
          <text:list-item>
            <text:p text:style-name="P113">4% sulfamethoxazole; 0.8% trimethoprim</text:p>
          </text:list-item>
          <text:list-item>
            <text:p text:style-name="P113">0.025 mL</text:p>
          </text:list-item>
          <text:list-item>
            <text:p text:style-name="P113">15 mg</text:p>
          </text:list-item>
        </text:list>
      </text:section>
      <text:p text:style-name="P5"/>
      <text:section text:style-name="Sect2" text:name="Section77">
        <text:p text:style-name="P5">Worksheet 19-2</text:p>
        <text:list xml:id="list1258397224" text:style-name="L82">
          <text:list-item>
            <text:p text:style-name="P114">130 mg%</text:p>
          </text:list-item>
          <text:list-item>
            <text:p text:style-name="P114">150 mg%</text:p>
          </text:list-item>
          <text:list-item>
            <text:p text:style-name="P114">60 tablets</text:p>
          </text:list-item>
          <text:list-item>
            <text:p text:style-name="P114">2 mL</text:p>
          </text:list-item>
          <text:list-item>
            <text:p text:style-name="P114">6 capsules</text:p>
          </text:list-item>
          <text:list-item>
            <text:p text:style-name="P114">336 mL</text:p>
          </text:list-item>
          <text:list-item>
            <text:p text:style-name="P114">950 mcg</text:p>
          </text:list-item>
          <text:list-item>
            <text:p text:style-name="P114">18%</text:p>
          </text:list-item>
          <text:list-item>
            <text:p text:style-name="P114">16 mL</text:p>
          </text:list-item>
          <text:list-item>
            <text:p text:style-name="P114">48 mg</text:p>
          </text:list-item>
          <text:list-item>
            <text:p text:style-name="P114">1.8 g testosterone; 3.9 g menthol; 84.3 g hydrophylic petrolatum</text:p>
          </text:list-item>
          <text:list-item>
            <text:p text:style-name="P114">21.24 mL</text:p>
          </text:list-item>
          <text:list-item>
            <text:p text:style-name="P114">Yes, there is enough drug in stock to fill this order.</text:p>
          </text:list-item>
          <text:list-item>
            <text:p text:style-name="P114">The child has not reached a toxic level.</text:p>
          </text:list-item>
          <text:list-item>
            <text:p text:style-name="P114">25 mL</text:p>
          </text:list-item>
          <text:list-item>
            <text:p text:style-name="P114">25 mL</text:p>
          </text:list-item>
          <text:list-item>
            <text:p text:style-name="P114">8% sulfamethoxazole; 1.6% trimethoprim</text:p>
          </text:list-item>
          <text:list-item>
            <text:p text:style-name="P114">25% ampicillin; 12.5% sulbactam</text:p>
          </text:list-item>
          <text:list-item>
            <text:p text:style-name="P114">7 units</text:p>
          </text:list-item>
          <text:list-item>
            <text:p text:style-name="P114">7.5%</text:p>
          </text:list-item>
        </text:list>
      </text:section>
      <text:p text:style-name="P5"/>
      <text:p text:style-name="P6">Chapter 20 - Ratio Strength</text:p>
      <text:p text:style-name="P5"/>
      <text:section text:style-name="Sect2" text:name="Section78">
        <text:p text:style-name="P5">Worksheet 20-1</text:p>
        <text:list xml:id="list722809455" text:style-name="L83">
          <text:list-item>
            <text:p text:style-name="P115">1 g</text:p>
          </text:list-item>
          <text:list-item>
            <text:p text:style-name="P115">20 mg</text:p>
          </text:list-item>
          <text:list-item>
            <text:p text:style-name="P115">2.5%</text:p>
          </text:list-item>
          <text:list-item>
            <text:p text:style-name="P115"><text:s/></text:p>
            <text:list>
              <text:list-item>
                <text:p text:style-name="P115">1:2000</text:p>
              </text:list-item>
              <text:list-item>
                <text:p text:style-name="P115">500 mcg/mL</text:p>
              </text:list-item>
            </text:list>
          </text:list-item>
          <text:list-item>
            <text:p text:style-name="P115">Yes, the pharmacy will be able to prepare this order.</text:p>
          </text:list-item>
          <text:list-item>
            <text:p text:style-name="P115">No, the technician will not be able to fill this order.</text:p>
          </text:list-item>
          <text:list-item>
            <text:p text:style-name="P115">50 mcg</text:p>
          </text:list-item>
          <text:list-item>
            <text:p text:style-name="P115">450 mcg</text:p>
          </text:list-item>
          <text:list-item>
            <text:p text:style-name="P115">0.5 mL</text:p>
          </text:list-item>
          <text:list-item>
            <text:p text:style-name="P115"><text:s/></text:p>
            <text:list>
              <text:list-item>
                <text:p text:style-name="P115">16 mL</text:p>
              </text:list-item>
              <text:list-item>
                <text:p text:style-name="P115">4 ampules</text:p>
              </text:list-item>
            </text:list>
          </text:list-item>
          <text:list-item>
            <text:p text:style-name="P115">1 mL</text:p>
          </text:list-item>
          <text:list-item>
            <text:p text:style-name="P115">0.975 mL</text:p>
          </text:list-item>
          <text:list-item>
            <text:p text:style-name="P115">2%</text:p>
          </text:list-item>
          <text:list-item>
            <text:p text:style-name="P115">1.<text:span text:style-name="T14">6</text:span>%</text:p>
          </text:list-item>
          <text:list-item>
            <text:p text:style-name="P115">0.1%</text:p>
          </text:list-item>
          <text:list-item>
            <text:p text:style-name="P115"/>
            <text:list>
              <text:list-item>
                <text:p text:style-name="P115">0.01%</text:p>
              </text:list-item>
              <text:list-item>
                <text:p text:style-name="P115">1:10,000</text:p>
              </text:list-item>
            </text:list>
          </text:list-item>
          <text:list-item>
            <text:p text:style-name="P115"><text:s/></text:p>
            <text:list>
              <text:list-item>
                <text:p text:style-name="P115">5 g</text:p>
              </text:list-item>
              <text:list-item>
                <text:p text:style-name="P115">1:12.5</text:p>
              </text:list-item>
            </text:list>
          </text:list-item>
          <text:list-item>
            <text:p text:style-name="P115">1:10</text:p>
          </text:list-item>
          <text:list-item>
            <text:p text:style-name="P115">25 L</text:p>
          </text:list-item>
          <text:list-item>
            <text:p text:style-name="P115">1:200,000</text:p>
          </text:list-item>
        </text:list>
      </text:section>
      <text:p text:style-name="P5"/>
      <text:section text:style-name="Sect2" text:name="Section79">
        <text:p text:style-name="P5">Worksheet 20-2</text:p>
        <text:list xml:id="list925882147" text:style-name="L84">
          <text:list-item>
            <text:p text:style-name="P116">1:20,000</text:p>
          </text:list-item>
          <text:list-item>
            <text:p text:style-name="P116">2.5 mg</text:p>
          </text:list-item>
          <text:list-item>
            <text:p text:style-name="P116">0.4%</text:p>
          </text:list-item>
          <text:list-item>
            <text:p text:style-name="P116"><text:s/></text:p>
            <text:list>
              <text:list-item>
                <text:p text:style-name="P116">1:4000</text:p>
              </text:list-item>
              <text:list-item>
                <text:p text:style-name="P116">250 mcg/mL</text:p>
              </text:list-item>
            </text:list>
          </text:list-item>
          <text:list-item>
            <text:p text:style-name="P116">Yes, the pharmacy will be able to prepare this order.</text:p>
          </text:list-item>
          <text:list-item>
            <text:p text:style-name="P116">No, the pharmacy does not have enough drug in stock to prepare both bags.</text:p>
          </text:list-item>
          <text:list-item>
            <text:p text:style-name="P116">75 mcg</text:p>
          </text:list-item>
          <text:list-item>
            <text:p text:style-name="P116">300 mcg</text:p>
          </text:list-item>
          <text:list-item>
            <text:p text:style-name="P116">1 mL</text:p>
          </text:list-item>
          <text:list-item>
            <text:p text:style-name="P116"><text:s/></text:p>
            <text:list>
              <text:list-item>
                <text:p text:style-name="P116">16 mL</text:p>
              </text:list-item>
              <text:list-item>
                <text:p text:style-name="P116">1 vial</text:p>
              </text:list-item>
              <text:list-item>
                <text:p text:style-name="P116">1:15,625</text:p>
              </text:list-item>
            </text:list>
          </text:list-item>
          <text:list-item>
            <text:p text:style-name="P116">0.75 mL</text:p>
          </text:list-item>
          <text:list-item>
            <text:p text:style-name="P116">1.875 mL</text:p>
          </text:list-item>
          <text:list-item>
            <text:p text:style-name="P116">2.5%</text:p>
          </text:list-item>
          <text:list-item>
            <text:p text:style-name="P116">1.25%</text:p>
          </text:list-item>
          <text:list-item>
            <text:p text:style-name="P116">1:500</text:p>
          </text:list-item>
          <text:list-item>
            <text:p text:style-name="P116"><text:s/></text:p>
            <text:list>
              <text:list-item>
                <text:p text:style-name="P116">0.001</text:p>
              </text:list-item>
              <text:list-item>
                <text:p text:style-name="P116">1:100,000</text:p>
              </text:list-item>
            </text:list>
          </text:list-item>
          <text:list-item>
            <text:p text:style-name="P116"><text:s/></text:p>
            <text:list>
              <text:list-item>
                <text:p text:style-name="P116">5 g</text:p>
              </text:list-item>
              <text:list-item>
                <text:p text:style-name="P116">1:20</text:p>
              </text:list-item>
            </text:list>
          </text:list-item>
          <text:list-item>
            <text:p text:style-name="P116">1:10</text:p>
          </text:list-item>
          <text:list-item>
            <text:p text:style-name="P116">12.5 L</text:p>
          </text:list-item>
          <text:list-item>
            <text:p text:style-name="P116">1:500,000</text:p>
          </text:list-item>
          <text:list-item>
            <text:p text:style-name="P116"><text:s/></text:p>
            <text:list>
              <text:list-item>
                <text:p text:style-name="P116">2 vials</text:p>
              </text:list-item>
              <text:list-item>
                <text:p text:style-name="P116">248 mL</text:p>
              </text:list-item>
              <text:list-item>
                <text:p text:style-name="P116">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118057765" text:style-name="L85">
          <text:list-item>
            <text:p text:style-name="P117">6 g precipitated sulfur; 1.2 g salicylic acid; 52.8 g hydrophilic ointment </text:p>
          </text:list-item>
          <text:list-item>
            <text:p text:style-name="P117">45.4 g precipitated sulfur; 9.08 g salicylic acid; <text:soft-page-break/>399.52 g hydrophilic ointment</text:p>
          </text:list-item>
          <text:list-item>
            <text:p text:style-name="P117">15 g zinc oxide; 15 g starch; 30 g white petrolatum</text:p>
          </text:list-item>
          <text:list-item>
            <text:p text:style-name="P117">47.37 g talc; 3.16 g benzoic acid; 9.47 g bentonite</text:p>
          </text:list-item>
          <text:list-item>
            <text:p text:style-name="P117">0.001%</text:p>
          </text:list-item>
          <text:list-item>
            <text:p text:style-name="P117">750 g aspirin; 375 g phenacetin; 125 g caffeine</text:p>
          </text:list-item>
          <text:list-item>
            <text:p text:style-name="P117">13.2 kg yellow ointment</text:p>
          </text:list-item>
          <text:list-item>
            <text:p text:style-name="P117">52.5 g parachlorophenol; 97.5 g camphor</text:p>
          </text:list-item>
          <text:list-item>
            <text:p text:style-name="P117">5000 g lactose; 7500 g sucrose; 12,500 g starch, direct compressing formula; 25 g magnesium sulfate; yield 50,000 tablets</text:p>
          </text:list-item>
          <text:list-item>
            <text:p text:style-name="P117"><text:s/>38.4 g calamine; 38.4 g zinc oxide; 9.6 g glycerin; 120 mL bentonite magma; qs 480 mL calcium hydroxide</text:p>
          </text:list-item>
          <text:list-item>
            <text:p text:style-name="P117">3.028 mL trihalomethanes</text:p>
          </text:list-item>
          <text:list-item>
            <text:p text:style-name="P117">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574108040" text:style-name="L86">
          <text:list-item>
            <text:p text:style-name="P118">750 mg</text:p>
          </text:list-item>
          <text:list-item>
            <text:p text:style-name="P118">12.5 mL</text:p>
          </text:list-item>
          <text:list-item>
            <text:p text:style-name="P118">18.75 mL</text:p>
          </text:list-item>
          <text:list-item>
            <text:p text:style-name="P118">9 tablets/day</text:p>
          </text:list-item>
          <text:list-item>
            <text:p text:style-name="P118">20 mg</text:p>
          </text:list-item>
          <text:list-item>
            <text:p text:style-name="P118">425 mg/day <text:span text:style-name="T16">or</text:span> 426 mg/day</text:p>
          </text:list-item>
          <text:list-item>
            <text:p text:style-name="P118">The syringe should be marked for 1.95 mL</text:p>
          </text:list-item>
          <text:list-item>
            <text:p text:style-name="P118"/>
            <text:list>
              <text:list-item>
                <text:p text:style-name="P118">250 mg/dose</text:p>
              </text:list-item>
              <text:list-item>
                <text:p text:style-name="P118">1000 mg/day</text:p>
              </text:list-item>
              <text:list-item>
                <text:p text:style-name="P118">1 mL/dose</text:p>
              </text:list-item>
            </text:list>
          </text:list-item>
          <text:list-item>
            <text:p text:style-name="P118"><text:s/></text:p>
            <text:list>
              <text:list-item>
                <text:p text:style-name="P118">209 mg</text:p>
              </text:list-item>
              <text:list-item>
                <text:p text:style-name="P118">157 mg</text:p>
              </text:list-item>
              <text:list-item>
                <text:p text:style-name="P118">5.2 mL for the loading dose; 3.9 mL for each maintenance dose</text:p>
              </text:list-item>
            </text:list>
          </text:list-item>
          <text:list-item>
            <text:p text:style-name="P118">125 mL</text:p>
          </text:list-item>
          <text:list-item>
            <text:p text:style-name="P118">4.3 mL</text:p>
          </text:list-item>
          <text:list-item>
            <text:p text:style-name="P118"><text:s/></text:p>
            <text:list>
              <text:list-item>
                <text:p text:style-name="P118">Yes</text:p>
              </text:list-item>
              <text:list-item>
                <text:p text:style-name="P118">1 mL</text:p>
              </text:list-item>
              <text:list-item>
                <text:p text:style-name="P118">The syringe should be marked for 1 mL.</text:p>
              </text:list-item>
            </text:list>
          </text:list-item>
          <text:list-item>
            <text:p text:style-name="P118"><text:s/></text:p>
            <text:list>
              <text:list-item>
                <text:p text:style-name="P118">Yes, this is within the dosage range for this patient.</text:p>
              </text:list-item>
              <text:list-item>
                <text:p text:style-name="P118">0.94 mL</text:p>
              </text:list-item>
            </text:list>
          </text:list-item>
          <text:list-item>
            <text:p text:style-name="P118">11 mL</text:p>
          </text:list-item>
          <text:list-item>
            <text:p text:style-name="P118"/>
            <text:list>
              <text:list-item>
                <text:p text:style-name="P118">7.5 mL/dose</text:p>
              </text:list-item>
              <text:list-item>
                <text:p text:style-name="P118">225 mL</text:p>
              </text:list-item>
            </text:list>
          </text:list-item>
          <text:list-item>
            <text:p text:style-name="P118"><text:s/></text:p>
            <text:list>
              <text:list-item>
                <text:p text:style-name="P118">2850 mg</text:p>
              </text:list-item>
              <text:list-item>
                <text:p text:style-name="P118">22.8 mL</text:p>
              </text:list-item>
              <text:list-item>
                <text:p text:style-name="P118">11,799 mg</text:p>
              </text:list-item>
              <text:list-item>
                <text:p text:style-name="P118">94.4 mL methylprednisolone; 905.6 mL NS</text:p>
              </text:list-item>
            </text:list>
          </text:list-item>
        </text:list>
      </text:section>
      <text:p text:style-name="P5"/>
      <text:section text:style-name="Sect2" text:name="Section82">
        <text:p text:style-name="P5">Worksheet 22-2</text:p>
        <text:list xml:id="list1936513903" text:style-name="L87">
          <text:list-item>
            <text:p text:style-name="P119">80 mg</text:p>
          </text:list-item>
          <text:list-item>
            <text:p text:style-name="P119"><text:s/></text:p>
            <text:list>
              <text:list-item>
                <text:p text:style-name="P119">10,000 units</text:p>
              </text:list-item>
              <text:list-item>
                <text:p text:style-name="P119">12,545 units</text:p>
              </text:list-item>
              <text:list-item>
                <text:p text:style-name="P119">15,000 units</text:p>
              </text:list-item>
              <text:list-item>
                <text:p text:style-name="P119">17,545 units</text:p>
              </text:list-item>
              <text:list-item>
                <text:p text:style-name="P119">18,000 units</text:p>
              </text:list-item>
            </text:list>
          </text:list-item>
          <text:list-item>
            <text:p text:style-name="P119">15 hours 26 minutes</text:p>
          </text:list-item>
          <text:list-item>
            <text:p text:style-name="P119">3 hours 58 minutes</text:p>
          </text:list-item>
          <text:list-item>
            <text:p text:style-name="P119"><text:s/></text:p>
            <text:list>
              <text:list-item>
                <text:p text:style-name="P119">1718 mg/day</text:p>
              </text:list-item>
              <text:list-item>
                <text:p text:style-name="P119">286 mg/dose</text:p>
              </text:list-item>
              <text:list-item>
                <text:p text:style-name="P119">2.86 mL</text:p>
              </text:list-item>
            </text:list>
          </text:list-item>
          <text:list-item>
            <text:p text:style-name="P119"><text:s/></text:p>
            <text:list>
              <text:list-item>
                <text:p text:style-name="P119">6000 mg/day</text:p>
              </text:list-item>
              <text:list-item>
                <text:p text:style-name="P119">1500 mg/dose</text:p>
              </text:list-item>
              <text:list-item>
                <text:p text:style-name="P119">4 mL</text:p>
              </text:list-item>
            </text:list>
          </text:list-item>
          <text:list-item>
            <text:p text:style-name="P119"><text:s/></text:p>
            <text:list>
              <text:list-item>
                <text:p text:style-name="P119">800 mg</text:p>
              </text:list-item>
              <text:list-item>
                <text:p text:style-name="P119">800 mg</text:p>
              </text:list-item>
              <text:list-item>
                <text:p text:style-name="P119">800 mg</text:p>
              </text:list-item>
              <text:list-item>
                <text:p text:style-name="P119">800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item>
                <text:p text:style-name="P119">0 mg</text:p>
              </text:list-item>
              <text:list-item>
                <text:p text:style-name="P119">409 mg</text:p>
              </text:list-item>
            </text:list>
          </text:list-item>
          <text:list-item>
            <text:p text:style-name="P119"><text:s/></text:p>
            <text:list>
              <text:list-item>
                <text:p text:style-name="P119">16 mL</text:p>
              </text:list-item>
              <text:list-item>
                <text:p text:style-name="P119">16 mL</text:p>
              </text:list-item>
              <text:list-item>
                <text:p text:style-name="P119">16 mL</text:p>
              </text:list-item>
              <text:list-item>
                <text:p text:style-name="P119">16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item>
                <text:p text:style-name="P119">0 mL</text:p>
              </text:list-item>
              <text:list-item>
                <text:p text:style-name="P119">8.2 mL</text:p>
              </text:list-item>
            </text:list>
          </text:list-item>
          <text:list-item>
            <text:p text:style-name="P119">568 mg</text:p>
          </text:list-item>
          <text:list-item>
            <text:p text:style-name="P119">150 mg</text:p>
          </text:list-item>
          <text:list-item>
            <text:p text:style-name="P119"><text:s/></text:p>
            <text:list>
              <text:list-item>
                <text:p text:style-name="P119">3 mg</text:p>
              </text:list-item>
              <text:list-item>
                <text:p text:style-name="P119">Dispense three of the 1 mg capsules every 12 hours.</text:p>
              </text:list-item>
            </text:list>
          </text:list-item>
          <text:list-item>
            <text:p text:style-name="P119"><text:s/></text:p>
            <text:list>
              <text:list-item>
                <text:p text:style-name="P119">350 mg</text:p>
              </text:list-item>
              <text:list-item>
                <text:p text:style-name="P119">70 mL</text:p>
              </text:list-item>
              <text:list-item>
                <text:p text:style-name="P119">280 mL</text:p>
              </text:list-item>
            </text:list>
          </text:list-item>
          <text:list-item>
            <text:p text:style-name="P119">98,182 units</text:p>
          </text:list-item>
          <text:list-item>
            <text:p text:style-name="P119">The bag needs 6.75 mL so <text:soft-page-break/>the syringe should be marked close to 6.8 mL</text:p>
          </text:list-item>
          <text:list-item>
            <text:p text:style-name="P119">The patient was underdosed</text:p>
          </text:list-item>
          <text:list-item>
            <text:p text:style-name="P119">28 tablets</text:p>
          </text:list-item>
          <text:list-item>
            <text:p text:style-name="P119"/>
            <text:list>
              <text:list-item>
                <text:p text:style-name="P119">This is within the suggested dosing guidelines.</text:p>
              </text:list-item>
              <text:list-item>
                <text:p text:style-name="P119">1 mL</text:p>
              </text:list-item>
            </text:list>
          </text:list-item>
          <text:list-item>
            <text:p text:style-name="P119"><text:s/></text:p>
            <text:list>
              <text:list-item>
                <text:p text:style-name="P119">0.5 mg</text:p>
              </text:list-item>
              <text:list-item>
                <text:p text:style-name="P119">1 mL</text:p>
              </text:list-item>
            </text:list>
          </text:list-item>
          <text:list-item>
            <text:p text:style-name="P119"><text:s/></text:p>
            <text:list>
              <text:list-item>
                <text:p text:style-name="P119">750 mg</text:p>
              </text:list-item>
              <text:list-item>
                <text:p text:style-name="P119">1125 mg</text:p>
              </text:list-item>
              <text:list-item>
                <text:p text:style-name="P119">1500 mg</text:p>
              </text:list-item>
            </text:list>
          </text:list-item>
          <text:list-item>
            <text:p text:style-name="P119"><text:s/></text:p>
            <text:list>
              <text:list-item>
                <text:p text:style-name="P119">2400 mg</text:p>
              </text:list-item>
              <text:list-item>
                <text:p text:style-name="P119">19.2 mL</text:p>
              </text:list-item>
              <text:list-item>
                <text:p text:style-name="P119">9936 mg</text:p>
              </text:list-item>
              <text:list-item>
                <text:p text:style-name="P119">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955127840" text:style-name="L88">
          <text:list-item>
            <text:p text:style-name="P120"><text:s/></text:p>
            <text:list>
              <text:list-item>
                <text:p text:style-name="P120">2 m<text:span text:style-name="T8">2</text:span></text:p>
              </text:list-item>
              <text:list-item>
                <text:p text:style-name="P120">2 m<text:span text:style-name="T8">2</text:span></text:p>
              </text:list-item>
              <text:list-item>
                <text:p text:style-name="P120">1.68 m<text:span text:style-name="T8">2</text:span></text:p>
              </text:list-item>
              <text:list-item>
                <text:p text:style-name="P120">1.6 m<text:span text:style-name="T8">2</text:span></text:p>
              </text:list-item>
            </text:list>
          </text:list-item>
          <text:list-item>
            <text:p text:style-name="P120"><text:s/></text:p>
            <text:list>
              <text:list-item>
                <text:p text:style-name="P120">0.61 m<text:span text:style-name="T8">2</text:span></text:p>
              </text:list-item>
              <text:list-item>
                <text:p text:style-name="P120">0.79 m<text:span text:style-name="T8">2</text:span></text:p>
              </text:list-item>
              <text:list-item>
                <text:p text:style-name="P120">0.86 m<text:span text:style-name="T8">2</text:span></text:p>
              </text:list-item>
              <text:list-item>
                <text:p text:style-name="P120">1.27 m<text:span text:style-name="T8">2</text:span></text:p>
              </text:list-item>
            </text:list>
          </text:list-item>
          <text:list-item>
            <text:p text:style-name="P120">38 mg</text:p>
          </text:list-item>
          <text:list-item>
            <text:p text:style-name="P120">18.4 units</text:p>
          </text:list-item>
          <text:list-item>
            <text:p text:style-name="P120"><text:s/></text:p>
            <text:list>
              <text:list-item>
                <text:p text:style-name="P120">2000 mg</text:p>
              </text:list-item>
              <text:list-item>
                <text:p text:style-name="P120">Two of the 1 g vials</text:p>
              </text:list-item>
              <text:list-item>
                <text:p text:style-name="P120">52.6 mL</text:p>
              </text:list-item>
            </text:list>
          </text:list-item>
          <text:list-item>
            <text:p text:style-name="P120"><text:s/></text:p>
            <text:list>
              <text:list-item>
                <text:p text:style-name="P120">54.6 mg</text:p>
              </text:list-item>
              <text:list-item>
                <text:p text:style-name="P120">27.3 mL</text:p>
              </text:list-item>
            </text:list>
          </text:list-item>
          <text:list-item>
            <text:p text:style-name="P120">20.64 mg</text:p>
          </text:list-item>
          <text:list-item>
            <text:p text:style-name="P120">660 mg</text:p>
          </text:list-item>
          <text:list-item>
            <text:p text:style-name="P120"><text:s/></text:p>
            <text:list>
              <text:list-item>
                <text:p text:style-name="P120">9 mL/dose</text:p>
              </text:list-item>
              <text:list-item>
                <text:p text:style-name="P120">91 mL NS</text:p>
              </text:list-item>
              <text:list-item>
                <text:p text:style-name="P120">2 mL (this is the maximum dose)</text:p>
              </text:list-item>
              <text:list-item>
                <text:p text:style-name="P120">42 tablets</text:p>
              </text:list-item>
              <text:list-item>
                <text:p text:style-name="P120">42 tablets</text:p>
              </text:list-item>
            </text:list>
          </text:list-item>
          <text:list-item>
            <text:p text:style-name="P120"><text:s/></text:p>
            <text:list>
              <text:list-item>
                <text:p text:style-name="P120">99.5 mg doxorubicin; 2650 mg cyclophosphamide</text:p>
              </text:list-item>
              <text:list-item>
                <text:p text:style-name="P120">424 mg Herceptin initially (loading dose); 212 mg Herceptin weekly (maintenance dose)</text:p>
              </text:list-item>
            </text:list>
          </text:list-item>
        </text:list>
      </text:section>
      <text:p text:style-name="P5"/>
      <text:section text:style-name="Sect2" text:name="Section83">
        <text:p text:style-name="P5">Worksheet 23-2</text:p>
        <text:list xml:id="list693451112" text:style-name="L89">
          <text:list-item>
            <text:p text:style-name="P121">2.11 m<text:span text:style-name="T8">2</text:span> </text:p>
          </text:list-item>
          <text:list-item>
            <text:p text:style-name="P121"><text:s/></text:p>
            <text:list>
              <text:list-item>
                <text:p text:style-name="P121">11 mg</text:p>
              </text:list-item>
              <text:list-item>
                <text:p text:style-name="P121">154 mg</text:p>
              </text:list-item>
            </text:list>
          </text:list-item>
          <text:list-item>
            <text:p text:style-name="P121"><text:s/></text:p>
            <text:list>
              <text:list-item>
                <text:p text:style-name="P121">75 kg</text:p>
              </text:list-item>
              <text:list-item>
                <text:p text:style-name="P121">79.9 kg</text:p>
              </text:list-item>
              <text:list-item>
                <text:p text:style-name="P121">109.375 mL/min</text:p>
              </text:list-item>
              <text:list-item>
                <text:p text:style-name="P121">673 mg</text:p>
              </text:list-item>
              <text:list-item>
                <text:p text:style-name="P121">1.98 m<text:span text:style-name="T8">2</text:span> </text:p>
              </text:list-item>
              <text:list-item>
                <text:p text:style-name="P121">198 mg</text:p>
              </text:list-item>
              <text:list-item>
                <text:p text:style-name="P121">990 mg</text:p>
              </text:list-item>
            </text:list>
          </text:list-item>
          <text:list-item>
            <text:p text:style-name="P121">495 mcg/day</text:p>
          </text:list-item>
          <text:list-item>
            <text:p text:style-name="P121">3.2 g</text:p>
          </text:list-item>
          <text:list-item>
            <text:p text:style-name="P121"><text:s/></text:p>
            <text:list>
              <text:list-item>
                <text:p text:style-name="P121">447.5 mcg/day</text:p>
              </text:list-item>
              <text:list-item>
                <text:p text:style-name="P121">8.95 mcg/mL</text:p>
              </text:list-item>
              <text:list-item>
                <text:p text:style-name="P121">50 mg</text:p>
              </text:list-item>
            </text:list>
          </text:list-item>
          <text:list-item>
            <text:p text:style-name="P121">216 mg</text:p>
          </text:list-item>
          <text:list-item>
            <text:p text:style-name="P121">58.4 mg</text:p>
          </text:list-item>
          <text:list-item>
            <text:p text:style-name="P121">2.8 mL</text:p>
          </text:list-item>
          <text:list-item>
            <text:p text:style-name="P121"><text:s/></text:p>
            <text:list>
              <text:list-item>
                <text:p text:style-name="P121">1.72 m<text:span text:style-name="T8">2</text:span> </text:p>
              </text:list-item>
              <text:list-item>
                <text:p text:style-name="P121">1032 mg</text:p>
              </text:list-item>
              <text:list-item>
                <text:p text:style-name="P121">50.1 kg</text:p>
              </text:list-item>
              <text:list-item>
                <text:p text:style-name="P121">80.27 mL/min</text:p>
              </text:list-item>
              <text:list-item>
                <text:p text:style-name="P121">421 mg</text:p>
              </text:list-item>
            </text:list>
          </text:list-item>
          <text:list-item>
            <text:p text:style-name="P121">18 mg/day</text:p>
          </text:list-item>
          <text:list-item>
            <text:p text:style-name="P121">1.6 mg vincristine; 64.44 mg doxorubicin; 480 mg dexamethasone</text:p>
          </text:list-item>
          <text:list-item>
            <text:p text:style-name="P121"><text:s/></text:p>
            <text:list>
              <text:list-item>
                <text:p text:style-name="P121">1515 mg</text:p>
              </text:list-item>
              <text:list-item>
                <text:p text:style-name="P121">101 mg</text:p>
              </text:list-item>
              <text:list-item>
                <text:p text:style-name="P121">2 mg</text:p>
              </text:list-item>
              <text:list-item>
                <text:p text:style-name="P121">2 tablets</text:p>
              </text:list-item>
              <text:list-item>
                <text:p text:style-name="P121">757.5 mg</text:p>
              </text:list-item>
            </text:list>
          </text:list-item>
          <text:list-item>
            <text:p text:style-name="P121"><text:s/></text:p>
            <text:list>
              <text:list-item>
                <text:p text:style-name="P121">250 mg</text:p>
              </text:list-item>
              <text:list-item>
                <text:p text:style-name="P121">12.5 mL</text:p>
              </text:list-item>
              <text:list-item>
                <text:p text:style-name="P121">1 g</text:p>
              </text:list-item>
              <text:list-item>
                <text:p text:style-name="P121">20 mL</text:p>
              </text:list-item>
              <text:list-item>
                <text:p text:style-name="P121">40 mg</text:p>
              </text:list-item>
              <text:list-item>
                <text:p text:style-name="P121">4 mL</text:p>
              </text:list-item>
            </text:list>
          </text:list-item>
          <text:list-item>
            <text:p text:style-name="P121"><text:s/></text:p>
            <text:list>
              <text:list-item>
                <text:p text:style-name="P121">989 mg</text:p>
              </text:list-item>
              <text:list-item>
                <text:p text:style-name="P121">346 mg</text:p>
              </text:list-item>
              <text:list-item>
                <text:p text:style-name="P121">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394788961" text:style-name="L90">
          <text:list-item>
            <text:p text:style-name="P122">100 mL/hr</text:p>
          </text:list-item>
          <text:list-item>
            <text:p text:style-name="P122">104 mL/hr</text:p>
          </text:list-item>
          <text:list-item>
            <text:p text:style-name="P122">120 mL/hr</text:p>
          </text:list-item>
          <text:list-item>
            <text:p text:style-name="P122">120 mL/hr</text:p>
          </text:list-item>
          <text:list-item>
            <text:p text:style-name="P122"><text:s/></text:p>
            <text:list>
              <text:list-item>
                <text:p text:style-name="P122"><text:soft-page-break/>750 mL/hr</text:p>
              </text:list-item>
              <text:list-item>
                <text:p text:style-name="P122">3 bags</text:p>
              </text:list-item>
            </text:list>
          </text:list-item>
          <text:list-item>
            <text:p text:style-name="P122"><text:s/></text:p>
            <text:list>
              <text:list-item>
                <text:p text:style-name="P122">23 hours 48 minutes</text:p>
              </text:list-item>
              <text:list-item>
                <text:p text:style-name="P122">42 gtt/min</text:p>
              </text:list-item>
            </text:list>
          </text:list-item>
          <text:list-item>
            <text:p text:style-name="P122">125 mL/hr</text:p>
          </text:list-item>
          <text:list-item>
            <text:p text:style-name="P122">175 mL</text:p>
          </text:list-item>
          <text:list-item>
            <text:p text:style-name="P122"><text:s/></text:p>
            <text:list>
              <text:list-item>
                <text:p text:style-name="P122">5 bags</text:p>
              </text:list-item>
              <text:list-item>
                <text:p text:style-name="P122">bag 1 – 0900 on Saturday; bag 2 – 1400 on Saturday; bag 3 – 1900 on Saturday; bag 4 – 0000 on Sunday; bag 5 – 0500 on Sunday</text:p>
              </text:list-item>
            </text:list>
          </text:list-item>
          <text:list-item>
            <text:p text:style-name="P122">42 gtt/min</text:p>
          </text:list-item>
          <text:list-item>
            <text:p text:style-name="P122">1800</text:p>
          </text:list-item>
          <text:list-item>
            <text:p text:style-name="P122"><text:s/></text:p>
            <text:list>
              <text:list-item>
                <text:p text:style-name="P122">96 mL</text:p>
              </text:list-item>
              <text:list-item>
                <text:p text:style-name="P122">19.2 mL/hr</text:p>
              </text:list-item>
              <text:list-item>
                <text:p text:style-name="P122">21 hours</text:p>
              </text:list-item>
            </text:list>
          </text:list-item>
          <text:list-item>
            <text:p text:style-name="P122"><text:s/></text:p>
            <text:list>
              <text:list-item>
                <text:p text:style-name="P122">375 mg</text:p>
              </text:list-item>
              <text:list-item>
                <text:p text:style-name="P122">8 vials</text:p>
              </text:list-item>
              <text:list-item>
                <text:p text:style-name="P122">75 mL of amphotericin B lipid complex; 300 mL of D5W</text:p>
              </text:list-item>
              <text:list-item>
                <text:p text:style-name="P122">187.5 mL/hr</text:p>
              </text:list-item>
              <text:list-item>
                <text:p text:style-name="P122">2 hours</text:p>
              </text:list-item>
              <text:list-item>
                <text:p text:style-name="P122">63 gtt/min</text:p>
              </text:list-item>
            </text:list>
          </text:list-item>
          <text:list-item>
            <text:p text:style-name="P122"><text:s/></text:p>
            <text:list>
              <text:list-item>
                <text:p text:style-name="P122">3.15 mL/hr</text:p>
              </text:list-item>
              <text:list-item>
                <text:p text:style-name="P122">75.6 mL/day</text:p>
              </text:list-item>
            </text:list>
          </text:list-item>
          <text:list-item>
            <text:p text:style-name="P122"><text:s/></text:p>
            <text:list>
              <text:list-item>
                <text:p text:style-name="P122">send 3 bags initially</text:p>
              </text:list-item>
              <text:list-item>
                <text:p text:style-name="P122">2 full bags and a partial bag with 2000 mL left</text:p>
              </text:list-item>
              <text:list-item>
                <text:p text:style-name="P122">no additional bags need to be sent</text:p>
              </text:list-item>
            </text:list>
          </text:list-item>
        </text:list>
      </text:section>
      <text:p text:style-name="P5"/>
      <text:section text:style-name="Sect2" text:name="Section86">
        <text:p text:style-name="P5">Worksheet 24-2</text:p>
        <text:list xml:id="list1571997875" text:style-name="L91">
          <text:list-item>
            <text:p text:style-name="P123">150 mL/hr</text:p>
          </text:list-item>
          <text:list-item>
            <text:p text:style-name="P123"><text:s/></text:p>
            <text:list>
              <text:list-item>
                <text:p text:style-name="P123">200 mL/hr</text:p>
              </text:list-item>
              <text:list-item>
                <text:p text:style-name="P123">33 gtt/min</text:p>
              </text:list-item>
            </text:list>
          </text:list-item>
          <text:list-item>
            <text:p text:style-name="P123"><text:s/></text:p>
            <text:list>
              <text:list-item>
                <text:p text:style-name="P123">156.25 mL/hr</text:p>
              </text:list-item>
              <text:list-item>
                <text:p text:style-name="P123">26 gtt/min</text:p>
              </text:list-item>
            </text:list>
          </text:list-item>
          <text:list-item>
            <text:p text:style-name="P123">90 mL/hr</text:p>
          </text:list-item>
          <text:list-item>
            <text:p text:style-name="P123">100 mL/hr</text:p>
          </text:list-item>
          <text:list-item>
            <text:p text:style-name="P123">20 gtt/min</text:p>
          </text:list-item>
          <text:list-item>
            <text:p text:style-name="P123"><text:s/></text:p>
            <text:list>
              <text:list-item>
                <text:p text:style-name="P123">8 hours 20 minutes</text:p>
              </text:list-item>
              <text:list-item>
                <text:p text:style-name="P123">30 gtt/min</text:p>
              </text:list-item>
            </text:list>
          </text:list-item>
          <text:list-item>
            <text:p text:style-name="P123">2.5 mEq KCl/hr</text:p>
          </text:list-item>
          <text:list-item>
            <text:p text:style-name="P123">280 mL</text:p>
          </text:list-item>
          <text:list-item>
            <text:p text:style-name="P123">972 mL/hr</text:p>
          </text:list-item>
          <text:list-item>
            <text:p text:style-name="P123">48 minutes</text:p>
          </text:list-item>
          <text:list-item>
            <text:p text:style-name="P123"><text:s/></text:p>
            <text:list>
              <text:list-item>
                <text:p text:style-name="P123">3 bags</text:p>
              </text:list-item>
              <text:list-item>
                <text:p text:style-name="P123">bag 1 – 1100 on day 1; bag 2 – 1900 on day 1; bag 3 – 0300 on day 2</text:p>
              </text:list-item>
              <text:list-item>
                <text:p text:style-name="P123">21 gtt/min</text:p>
              </text:list-item>
            </text:list>
          </text:list-item>
          <text:list-item>
            <text:p text:style-name="P123"><text:s/></text:p>
            <text:list>
              <text:list-item>
                <text:p text:style-name="P123">2 bags</text:p>
              </text:list-item>
              <text:list-item>
                <text:p text:style-name="P123">bag 1 – 0900 on day 1; bag 2 – 0140 on day 2</text:p>
              </text:list-item>
              <text:list-item>
                <text:p text:style-name="P123">20 gtt/min</text:p>
              </text:list-item>
            </text:list>
          </text:list-item>
          <text:list-item>
            <text:p text:style-name="P123"><text:s/></text:p>
            <text:list>
              <text:list-item>
                <text:p text:style-name="P123">130 mL/hr</text:p>
              </text:list-item>
              <text:list-item>
                <text:p text:style-name="P123">22 gtt/min</text:p>
              </text:list-item>
            </text:list>
          </text:list-item>
          <text:list-item>
            <text:p text:style-name="P123">approximately 0000 (midnight)</text:p>
          </text:list-item>
          <text:list-item>
            <text:p text:style-name="P123"><text:s/>43.4 mL/day</text:p>
          </text:list-item>
          <text:list-item>
            <text:p text:style-name="P123"/>
            <text:list>
              <text:list-item>
                <text:p text:style-name="P123">140 g</text:p>
              </text:list-item>
              <text:list-item>
                <text:p text:style-name="P123">2800 mL</text:p>
              </text:list-item>
              <text:list-item>
                <text:p text:style-name="P123">48 minutes</text:p>
              </text:list-item>
            </text:list>
          </text:list-item>
          <text:list-item>
            <text:p text:style-name="P123"><text:s/></text:p>
            <text:list>
              <text:list-item>
                <text:p text:style-name="P123">send 4 bags initially</text:p>
              </text:list-item>
              <text:list-item>
                <text:p text:style-name="P123">3 bags are left</text:p>
              </text:list-item>
              <text:list-item>
                <text:p text:style-name="P123">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651607036" text:style-name="L92">
          <text:list-item>
            <text:p text:style-name="P124">The problem can be solved using either the dilution formula or a series of ratio-proportions. 3%</text:p>
          </text:list-item>
          <text:list-item>
            <text:p text:style-name="P124">The problem can be solved using either the dilution formula or a series of ratio-proportions. 0.5%</text:p>
          </text:list-item>
          <text:list-item>
            <text:p text:style-name="P124">The problem can be solved using either the dilution formula or a series of ratio-proportions. 5%</text:p>
          </text:list-item>
          <text:list-item>
            <text:p text:style-name="P124">The problem can be solved using either the dilution formula or a series of ratio-proportions. 1:3000</text:p>
          </text:list-item>
          <text:list-item>
            <text:p text:style-name="P124">The problem can be solved using either the dilution formula, a series of ratio-proportions, or the alligation method. 5200 mL half-normal saline; 5100 mL diluent</text:p>
          </text:list-item>
          <text:list-item>
            <text:p text:style-name="P124">The problem can be solved using either the dilution formula, a series of ratio-proportions, or the alligation method. 205.7 mL 70% isopropyl alcohol; 274.3 mL water</text:p>
          </text:list-item>
          <text:list-item>
            <text:p text:style-name="P124">The problem can be solved using either the dilution formula, a ratio-proportion, or the alligation method. <text:s/>4 mL <text:span text:style-name="T11">2.5% cortisone acetate suspension; 4 mL NS</text:span></text:p>
          </text:list-item>
          <text:list-item>
            <text:p text:style-name="P124">The problem can be solved using <text:s/>a series of ratio-proportions. 31.9% alcohol</text:p>
          </text:list-item>
          <text:list-item>
            <text:p text:style-name="P124">The problem can be solved using either the <text:soft-page-break/>dilution formula or a series of ratio-proportions. 2.6% amino acid; 17.5% dextrose</text:p>
          </text:list-item>
          <text:list-item>
            <text:p text:style-name="P124">The problem can be solved using the alligation method. 192 mL of 1:10 solution; 808 mL of 1:1000 solution</text:p>
          </text:list-item>
          <text:list-item>
            <text:p text:style-name="P124">The problem can be solved using either the dilution formula, a series of ratio-proportions, or the alligation method. 48 mL of <text:span text:style-name="T11">10% povidone-iodine</text:span></text:p>
          </text:list-item>
          <text:list-item>
            <text:p text:style-name="P124">The problem can be solved using either the dilution formula, a series of ratio-proportions, or the alligation method. 1200 mL of <text:span text:style-name="T11">10% solution</text:span></text:p>
          </text:list-item>
          <text:list-item>
            <text:p text:style-name="P124">The problem can be solved using a series of ratio-proportions. 50.65%</text:p>
          </text:list-item>
          <text:list-item>
            <text:p text:style-name="P124">The problem can be solved using either the dilution formula, a series of ratio-proportions, or the alligation method. 60 mL micronutrients; 470.6 mL of 8.5% amino acids; 71.4 mL of 70% dextrose; 398 mL of sterile water.</text:p>
          </text:list-item>
          <text:list-item>
            <text:p text:style-name="P124">The problem can be solved using a series of ratio-proportions. 71.7% alcohol</text:p>
          </text:list-item>
        </text:list>
      </text:section>
      <text:p text:style-name="P5"/>
      <text:section text:style-name="Sect3" text:name="Section88">
        <text:p text:style-name="P5">Worksheet 25-2</text:p>
        <text:list xml:id="list74224288" text:style-name="L93">
          <text:list-item>
            <text:p text:style-name="P125">Mixing a substance (such as a medication) with a diluent/solvent to decrease its concentration is considered a dilution. </text:p>
          </text:list-item>
          <text:list-item>
            <text:p text:style-name="P125">An alligation is when two items with different concentrations of the same substance are being mixed together and the final (or desired) concentration (which must be in-between the other two concentrations) is known. </text:p>
          </text:list-item>
          <text:list-item>
            <text:p text:style-name="P125">A mixture involves mixing 2 or more ingredients of varying concentrations together.</text:p>
          </text:list-item>
          <text:list-item>
            <text:p text:style-name="P125"><text:s/></text:p>
            <text:list>
              <text:list-item>
                <text:p text:style-name="P125">64.1 mL of 23.4% sodium chloride</text:p>
              </text:list-item>
              <text:list-item>
                <text:p text:style-name="P125">435.9 mL of SWFI</text:p>
              </text:list-item>
            </text:list>
          </text:list-item>
          <text:list-item>
            <text:p text:style-name="P125">6.25 mL of 2% stock solution</text:p>
          </text:list-item>
          <text:list-item>
            <text:p text:style-name="P125">1425 mL of 95% ethyl alcohol</text:p>
          </text:list-item>
          <text:list-item>
            <text:p text:style-name="P125">60 mL of <text:span text:style-name="T11">6.5% concentrated quaternary ammonium compound; 3840 mL of SWFI</text:span></text:p>
          </text:list-item>
          <text:list-item>
            <text:p text:style-name="P134"><text:s/></text:p>
            <text:list>
              <text:list-item>
                <text:p text:style-name="P134">200 mL</text:p>
              </text:list-item>
              <text:list-item>
                <text:p text:style-name="P134">50%</text:p>
              </text:list-item>
            </text:list>
          </text:list-item>
          <text:list-item>
            <text:p text:style-name="P134">295.6 mL of alcohol</text:p>
          </text:list-item>
          <text:list-item>
            <text:p text:style-name="P134">3 g of 10% ointment; 57 g of petrolatum</text:p>
          </text:list-item>
          <text:list-item>
            <text:p text:style-name="P134"><text:s/></text:p>
            <text:list>
              <text:list-item>
                <text:p text:style-name="P134">0.002%</text:p>
              </text:list-item>
              <text:list-item>
                <text:p text:style-name="P134">1:50,000</text:p>
              </text:list-item>
              <text:list-item>
                <text:p text:style-name="P134">20 mcg/mL</text:p>
              </text:list-item>
            </text:list>
          </text:list-item>
          <text:list-item>
            <text:p text:style-name="P134"><text:s/></text:p>
            <text:list>
              <text:list-item>
                <text:p text:style-name="P134">72.5%</text:p>
              </text:list-item>
              <text:list-item>
                <text:p text:style-name="P134">10.875 g</text:p>
              </text:list-item>
            </text:list>
          </text:list-item>
          <text:list-item>
            <text:p text:style-name="P134">0.46 mL of 14.6% sodium chloride; 2.54 mL of NS (0.9% sodium chloride)</text:p>
          </text:list-item>
          <text:list-item>
            <text:p text:style-name="P134">25 mL of 5% KMnO4 solution; 225 mL of water</text:p>
          </text:list-item>
          <text:list-item>
            <text:p text:style-name="P134">85.7 mL of 70% IPA; 34.3 mL of water</text:p>
          </text:list-item>
          <text:list-item>
            <text:p text:style-name="P134">4 mL of 0.3% tobramycin; 2 mL of NS</text:p>
          </text:list-item>
          <text:list-item>
            <text:p text:style-name="P134">1.95 mL of 80 mg/2 mL of tobramycin; 4.05 mL of 0.3% tobramycin</text:p>
          </text:list-item>
          <text:list-item>
            <text:p text:style-name="P134">150 mg of edetate; 0.5% procaine</text:p>
          </text:list-item>
          <text:list-item>
            <text:p text:style-name="P134">83.3 mL of 3% sodium hypochlorite; 916.7 mL of sterile water for irrigation</text:p>
          </text:list-item>
          <text:list-item>
            <text:p text:style-name="P134">25 mL of 3% sodium hypochlorite; 225 mL of sterile water for irrigation</text:p>
          </text:list-item>
          <text:list-item>
            <text:p text:style-name="P134"><text:s/></text:p>
            <text:list>
              <text:list-item>
                <text:p text:style-name="P134">941.2 mL of 8.5% amino acid</text:p>
              </text:list-item>
              <text:list-item>
                <text:p text:style-name="P134">542.9 mL of 70% dextrose</text:p>
              </text:list-item>
              <text:list-item>
                <text:p text:style-name="P134">2.5% lipid emulsion</text:p>
              </text:list-item>
              <text:list-item>
                <text:p text:style-name="P134">138.9 mL of sterile water</text:p>
              </text:list-item>
              <text:list-item>
                <text:p text:style-name="P134">83 mL/hr</text:p>
              </text:list-item>
              <text:list-item>
                <text:p text:style-name="P134">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75301807" text:style-name="L94">
          <text:list-item>
            <text:p text:style-name="P126"><text:s/></text:p>
            <text:list>
              <text:list-item>
                <text:p text:style-name="P126">1000 mL of amino acid 10%; 1000 mL of dextrose 70%; 263.55 mL of SWFI; 20 mL sodium chloride; 30 mL potassium chloride; 5.9 mL magnesium sulfate; 10 mL potassium phosphate; 100 mL calcium gluconate; 10 mL MVI; 1 mL trace elements; 2 mL vitamin C; 0.55 mL regular insulin; 1 mL folic <text:soft-page-break/>acid; 40 mL sodium acetate; 14 mL potassium acetate;2 mL sodium phosphate </text:p>
              </text:list-item>
              <text:list-item>
                <text:p text:style-name="P126">104 mL/hr</text:p>
              </text:list-item>
              <text:list-item>
                <text:p text:style-name="P126">4% amino acid; 28% dextrose</text:p>
              </text:list-item>
              <text:list-item>
                <text:p text:style-name="P126">As it comes out to 47.2 mEq/L it is likely to precipitate.</text:p>
              </text:list-item>
            </text:list>
          </text:list-item>
          <text:list-item>
            <text:p text:style-name="P126"><text:s/></text:p>
            <text:list>
              <text:list-item>
                <text:p text:style-name="P126">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6">83 mL/hr</text:p>
              </text:list-item>
              <text:list-item>
                <text:p text:style-name="P126">2.08% amino acid; 24.5% dextrose</text:p>
              </text:list-item>
              <text:list-item>
                <text:p text:style-name="P126">As the number is 45.255 mEq/L this will probably not precipitate.</text:p>
              </text:list-item>
            </text:list>
          </text:list-item>
          <text:list-item>
            <text:p text:style-name="P126"><text:s/></text:p>
            <text:list>
              <text:list-item>
                <text:p text:style-name="P139">1000 mL of amino acid 8.5%; 1000 mL of dextrose 70%; 826.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6">125 mL/hr</text:p>
              </text:list-item>
              <text:list-item>
                <text:p text:style-name="P126">2.83% amino acid; 23.33% dextrose</text:p>
              </text:list-item>
              <text:list-item>
                <text:p text:style-name="P126">As the number is 37.75 mEq/L this will probably not precipitate.</text:p>
              </text:list-item>
            </text:list>
          </text:list-item>
        </text:list>
      </text:section>
      <text:p text:style-name="P5"/>
      <text:section text:style-name="Sect3" text:name="Section90">
        <text:p text:style-name="P5">Worksheet 26-2</text:p>
        <text:list xml:id="list2045136648" text:style-name="L95">
          <text:list-item>
            <text:p text:style-name="P127">59.3 kg</text:p>
          </text:list-item>
          <text:list-item>
            <text:p text:style-name="P127">1346.6 kcal</text:p>
          </text:list-item>
          <text:list-item>
            <text:p text:style-name="P127">2801 kcal</text:p>
          </text:list-item>
          <text:list-item>
            <text:p text:style-name="P127">77.1 g; 308.4 kcal</text:p>
          </text:list-item>
          <text:list-item>
            <text:p text:style-name="P127">840.3 kcal; 93.4 g</text:p>
          </text:list-item>
          <text:list-item>
            <text:p text:style-name="P127">1652.3 kcal 486 g</text:p>
          </text:list-item>
          <text:list-item>
            <text:p text:style-name="P127">2.34 m<text:span text:style-name="T8">2</text:span></text:p>
          </text:list-item>
          <text:list-item>
            <text:p text:style-name="P127">3510 mL</text:p>
          </text:list-item>
          <text:list-item>
            <text:p text:style-name="P127">sodium chloride 87.75 mEq; potassium chloride 35.1 mEq; potassium acetate 70.2 mEq; calcium gluconate 15.8 mEq; potassium phosphate 52.7 mMol; magnesium sulfate 17.55 mEq</text:p>
          </text:list-item>
          <text:list-item>
            <text:p text:style-name="P127">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7">140.4 mL/hr</text:p>
          </text:list-item>
          <text:list-item>
            <text:p text:style-name="P127">47 gtt/min</text:p>
          </text:list-item>
          <text:list-item>
            <text:p text:style-name="P127">Since it comes out to 34.5 mEq/L it should not precipitate.</text:p>
          </text:list-item>
          <text:list-item>
            <text:p text:style-name="P127">13.8% dextrose; 2.2% amino acids</text:p>
          </text:list-item>
          <text:list-item>
            <text:p text:style-name="P127">The estimated osmolarity is 910 mOsmol/L which should be able to be infused peripherally, but remember that this is only an estimated answer.</text:p>
          </text:list-item>
        </text:list>
      </text:section>
      <text:p text:style-name="P2"/>
      <text:p text:style-name="P2">Worksheet 26-3</text:p>
      <text:list xml:id="list202189266" text:style-name="L96">
        <text:list-item>
          <text:p text:style-name="P128">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8">Lipids are not always mixed directly with parenteral nutrition admixtures.</text:p>
        </text:list-item>
        <text:list-item>
          <text:p text:style-name="P135">Indications for parenteral nutrition may include diseases and conditions associated with a nonfunctional gastrointestinal tract (bowel obstruction, severe pancreatitis, severe <text:soft-page-break/>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5">The macronutrients in parenteral nutrition include water, amino acids, dextrose, and lipids. Their corresponding roles in enteral nutrition would be water, protein, carbohydrates, and fat.</text:p>
        </text:list-item>
        <text:list-item>
          <text:p text:style-name="P135">Calcium ions and phosphate ions have a strong affinity for each other and have the potential to precipitate out of solution.</text:p>
        </text:list-item>
        <text:list-item>
          <text:p text:style-name="P135">Parenteral nutrition is hypertonic.</text:p>
        </text:list-item>
        <text:list-item>
          <text:p text:style-name="P135">A common practice is if a PN has an osmolarity less than a 1000 mOsmol/L it can be infused peripherally versus an osmolarity of 1000 mOsmol/L or more is infused through a central line (an IV line that feeds into the superior vena cava).</text:p>
        </text:list-item>
      </text:list>
      <text:p text:style-name="P2"/>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9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3-06T11:51:57</dc:date>
    <dc:creator>Sean Parsons</dc:creator>
    <meta:editing-duration>P3DT6H36M3S</meta:editing-duration>
    <meta:editing-cycles>63</meta:editing-cycles>
    <meta:generator>LibreOffice/3.3$Linux LibreOffice_project/330m19$Build-301</meta:generator>
    <meta:printed-by>Sean Parsons</meta:printed-by>
    <meta:print-date>2011-08-26T14:01:47</meta:print-date>
    <meta:document-statistic meta:table-count="7" meta:image-count="33" meta:object-count="246" meta:page-count="39" meta:paragraph-count="3115" meta:word-count="11763" meta:character-count="53430"/>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